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Pictures/10000201000004F900000221AE25C999CF120FAF.png" manifest:media-type="image/png"/>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143cm"/>
    </style:style>
    <style:style style:name="co2" style:family="table-column">
      <style:table-column-properties fo:break-before="auto" style:column-width="2.722cm"/>
    </style:style>
    <style:style style:name="co3" style:family="table-column">
      <style:table-column-properties fo:break-before="auto" style:column-width="11.492cm"/>
    </style:style>
    <style:style style:name="co4" style:family="table-column">
      <style:table-column-properties fo:break-before="auto" style:column-width="2.258cm"/>
    </style:style>
    <style:style style:name="co5" style:family="table-column">
      <style:table-column-properties fo:break-before="auto" style:column-width="4.392cm"/>
    </style:style>
    <style:style style:name="co6" style:family="table-column">
      <style:table-column-properties fo:break-before="auto" style:column-width="6.454cm"/>
    </style:style>
    <style:style style:name="co7" style:family="table-column">
      <style:table-column-properties fo:break-before="auto" style:column-width="6.89cm"/>
    </style:style>
    <style:style style:name="co8" style:family="table-column">
      <style:table-column-properties fo:break-before="auto" style:column-width="5.935cm"/>
    </style:style>
    <style:style style:name="co9" style:family="table-column">
      <style:table-column-properties fo:break-before="auto" style:column-width="17.836cm"/>
    </style:style>
    <style:style style:name="ro1" style:family="table-row">
      <style:table-row-properties style:row-height="0.452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476cm" fo:break-before="auto" style:use-optimal-row-height="false"/>
    </style:style>
    <style:style style:name="ro4" style:family="table-row">
      <style:table-row-properties style:row-height="0.841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1.236cm" fo:break-before="auto" style:use-optimal-row-height="true"/>
    </style:style>
    <style:style style:name="ro9" style:family="table-row">
      <style:table-row-properties style:row-height="0.344cm" fo:break-before="auto" style:use-optimal-row-height="false"/>
    </style:style>
    <style:style style:name="ro10" style:family="table-row">
      <style:table-row-properties style:row-height="0.847cm" fo:break-before="auto" style:use-optimal-row-height="false"/>
    </style:style>
    <style:style style:name="ro11" style:family="table-row">
      <style:table-row-properties style:row-height="2.817cm" fo:break-before="auto" style:use-optimal-row-height="true"/>
    </style:style>
    <style:style style:name="ro12" style:family="table-row">
      <style:table-row-properties style:row-height="5.581cm" fo:break-before="auto" style:use-optimal-row-height="true"/>
    </style:style>
    <style:style style:name="ro13"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vertical-align="middle"/>
      <style:paragraph-properties fo:text-align="center" fo:margin-left="0cm"/>
    </style:style>
    <style:style style:name="ce5"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9" style:family="table-cell" style:parent-style-name="Default">
      <style:table-cell-properties style:text-align-source="fix" style:repeat-content="false" style:vertical-align="middle"/>
      <style:paragraph-properties fo:text-align="start" fo:margin-left="0cm"/>
      <style:text-properties fo:font-weight="bold" style:font-weight-asian="bold" style:font-weight-complex="bold"/>
    </style:style>
    <style:style style:name="ce7" style:family="table-cell" style:parent-style-name="Default">
      <style:table-cell-properties fo:wrap-option="wrap"/>
    </style:style>
    <style:style style:name="ce11" style:family="table-cell" style:parent-style-name="Default">
      <style:table-cell-properties style:text-align-source="fix" style:repeat-content="false" fo:wrap-option="wrap" style:vertical-align="middle"/>
      <style:paragraph-properties fo:text-align="start" fo:margin-left="0cm"/>
    </style:style>
    <style:style style:name="ce12" style:family="table-cell" style:parent-style-name="Default">
      <style:table-cell-properties style:text-align-source="fix" style:repeat-content="false" fo:wrap-option="wrap" fo:border="0.06pt solid #000000" style:vertical-align="middle"/>
      <style:paragraph-properties fo:text-align="start" fo:margin-left="0cm"/>
    </style:style>
    <style:style style:name="ce13" style:family="table-cell" style:parent-style-name="Default">
      <style:table-cell-properties fo:wrap-option="wrap" fo:border="0.06pt solid #000000"/>
    </style:style>
    <style:style style:name="ce14" style:family="table-cell" style:parent-style-name="Default">
      <style:table-cell-properties fo:wrap-option="wrap" fo:border="0.06pt solid #000000" style:vertical-align="middle"/>
    </style:style>
    <style:style style:name="ce15" style:family="table-cell" style:parent-style-name="Default">
      <style:table-cell-properties fo:border="none"/>
    </style:style>
    <style:style style:name="ce19" style:family="table-cell" style:parent-style-name="Default">
      <style:table-cell-properties style:text-align-source="fix" style:repeat-content="false" style:vertical-align="middle"/>
      <style:paragraph-properties fo:text-align="center"/>
    </style:style>
    <style:style style:name="ce20" style:family="table-cell" style:parent-style-name="Default">
      <style:table-cell-properties style:text-align-source="fix" style:repeat-content="false" fo:wrap-option="wrap" style:vertical-align="middle"/>
      <style:paragraph-properties fo:text-align="center"/>
    </style:style>
    <style:style style:name="ce22" style:family="table-cell" style:parent-style-name="Default">
      <style:table-cell-properties fo:wrap-option="wrap" fo:border="none"/>
    </style:style>
    <style:style style:name="ce23" style:family="table-cell" style:parent-style-name="Default">
      <style:table-cell-properties fo:wrap-option="wrap" fo:border="none" style:vertical-align="middle"/>
    </style:style>
    <style:style style:name="gr1" style:family="graphic">
      <style:graphic-properties draw:stroke="none" svg:stroke-width="0cm" svg:stroke-color="#3465a4" draw:marker-start="" draw:marker-start-width="0.2cm" draw:marker-start-center="false" draw:marker-end="" draw:marker-end-width="0.2cm" draw:marker-end-center="false" draw:fill="solid" draw:fill-color="#eeeeee" draw:textarea-horizontal-align="justify" draw:textarea-vertical-align="middle" draw:auto-grow-height="false" fo:min-height="5.25cm" fo:min-width="11.8cm" fo:padding-top="0.125cm" fo:padding-bottom="0.125cm" fo:padding-left="0.25cm" fo:padding-right="0.25cm" draw:shadow="hidden" draw:shadow-offset-x="0.2cm" draw:shadow-offset-y="0.2cm" draw:shadow-color="#808080"/>
    </style:style>
    <style:style style:name="gr2" style:family="graphic">
      <style:graphic-properties draw:stroke="none" svg:stroke-width="0cm" svg:stroke-color="#000000" draw:marker-start="" draw:marker-start-width="0.2cm" draw:marker-start-center="false" draw:marker-end="" draw:marker-end-width="0.2cm" draw:marker-end-center="false" draw:fill="solid" draw:fill-color="#000000" draw:textarea-horizontal-align="center" draw:textarea-vertical-align="middle" fo:min-height="5.19cm" fo:padding-top="0.125cm" fo:padding-bottom="0.125cm" fo:padding-left="0.25cm" fo:padding-right="0.25cm" draw:shadow="hidden" draw:shadow-offset-x="0.2cm" draw:shadow-offset-y="0.2cm" draw:shadow-color="#808080"/>
    </style:style>
    <style:style style:name="gr3" style:family="graphic">
      <style:graphic-properties draw:stroke="none" svg:stroke-width="0cm" svg:stroke-color="#000000" draw:marker-start="" draw:marker-start-width="0.2cm" draw:marker-start-center="false" draw:marker-end="" draw:marker-end-width="0.2cm" draw:marker-end-center="false" draw:fill="solid" draw:fill-color="#f07746" draw:textarea-horizontal-align="center" draw:textarea-vertical-align="middle" fo:min-height="5.19cm" fo:padding-top="0.125cm" fo:padding-bottom="0.125cm" fo:padding-left="0.25cm" fo:padding-right="0.25cm" draw:shadow="hidden" draw:shadow-offset-x="0.2cm" draw:shadow-offset-y="0.2cm" draw:shadow-color="#808080"/>
    </style:style>
    <style:style style:name="gr4" style:family="graphic">
      <style:graphic-properties draw:stroke="none" svg:stroke-width="0cm" svg:stroke-color="#3465a4" draw:marker-start="" draw:marker-start-width="0.2cm" draw:marker-start-center="false" draw:marker-end="" draw:marker-end-width="0.2cm" draw:marker-end-center="false" draw:fill="bitmap" draw:fill-color="#729fcf" draw:fill-image-name="Bitmap_20_1" style:repeat="stretch" draw:textarea-horizontal-align="justify" draw:textarea-vertical-align="middle" fo:padding-top="0.125cm" fo:padding-bottom="0.125cm" fo:padding-left="0.25cm" fo:padding-right="0.25cm" draw:shadow="hidden" draw:shadow-offset-x="0.2cm" draw:shadow-offset-y="0.2cm" draw:shadow-color="#808080"/>
    </style:style>
    <style:style style:name="P1"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5pt" fo:font-style="normal" fo:text-shadow="none" style:text-underline-style="none" fo:font-weight="normal" style:letter-kerning="true" style:font-name-asian="AR PL SungtiL GB" style:font-size-asian="15pt" style:font-style-asian="normal" style:font-weight-asian="normal" style:font-name-complex="Lohit Devanagari" style:font-size-complex="15pt" style:font-style-complex="normal" style:font-weight-complex="normal" style:text-emphasize="none" style:font-relief="none" style:text-overline-style="none" style:text-overline-color="font-color"/>
    </style:style>
    <style:style style:name="P3" style:family="paragraph">
      <loext:graphic-properties draw:fill="solid" draw:fill-color="#f0774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5pt" fo:font-style="normal" fo:text-shadow="none" style:text-underline-style="none" fo:font-weight="normal" style:letter-kerning="true" style:font-name-asian="AR PL SungtiL GB" style:font-size-asian="15pt" style:font-style-asian="normal" style:font-weight-asian="normal" style:font-name-complex="Lohit Devanagari" style:font-size-complex="15pt" style:font-style-complex="normal" style:font-weight-complex="normal" style:text-emphasize="none" style:font-relief="none" style:text-overline-style="none" style:text-overline-color="font-color"/>
    </style:style>
    <style:style style:name="P4" style:family="paragraph">
      <loext:graphic-properties draw:fill="bitmap" draw:fill-color="#729fcf" draw:fill-image-name="Bitmap_20_1" style:repeat="stretc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shapes>
          <draw:g draw:z-index="0">
            <draw:polygon draw:style-name="gr1" draw:text-style-name="P1" svg:width="12.299cm" svg:height="5.499cm" svg:x="0.284cm" svg:y="22.439cm" svg:viewBox="0 0 12300 5500" draw:points="0,5500 0,0 12300,0 12300,5500">
              <text:p/>
            </draw:polygon>
            <draw:g>
              <draw:path draw:style-name="gr2" draw:text-style-name="P2" svg:width="0.345cm" svg:height="0.374cm" svg:x="0.556cm" svg:y="22.672cm" svg:viewBox="0 0 346 375" svg:d="M184 315c14 0 26-2 37-6 10-4 19-9 27-16s14-14 19-22 9-17 12-25l67 25c-5 13-12 26-21 38-9 13-19 24-32 34-13 9-29 17-46 23-18 6-39 9-63 9-32 0-59-5-82-14s-42-23-57-39c-16-17-27-37-34-60s-11-49-11-76c0-28 4-54 11-77s18-43 33-59 34-28 56-37c23-9 50-13 80-13 24 0 45 3 63 8s33 12 46 21 24 19 32 32c9 12 15 26 20 40l-67 19c-2-8-6-15-11-23-5-7-11-13-19-19-8-5-17-10-27-13s-22-5-35-5c-19 0-34 3-48 9-13 6-24 14-32 25-9 11-15 25-19 40-4 16-6 33-6 52s2 36 6 52 10 29 19 41c8 11 19 20 33 26 13 7 30 10 49 10z">
                <text:p/>
              </draw:path>
              <draw:path draw:style-name="gr2" draw:text-style-name="P2" svg:width="0.281cm" svg:height="0.289cm" svg:x="0.936cm" svg:y="22.757cm" svg:viewBox="0 0 282 290" svg:d="M282 145c0 21-3 41-9 58-6 18-15 33-27 46s-27 23-44 30c-18 7-39 11-62 11s-43-4-60-11c-18-7-32-17-44-29-12-13-21-28-27-46s-9-38-9-59 3-40 9-58c5-18 14-33 26-46s26-23 44-30 39-11 62-11c25 0 47 4 65 11 17 7 32 17 43 30s20 28 25 46c5 17 8 37 8 58zM206 145c0-34-6-58-16-73-11-15-27-22-48-22s-37 7-49 23c-11 15-17 39-17 72 0 16 2 31 5 43s7 22 13 30c5 7 12 13 19 17 8 4 17 5 26 5 11 0 20-1 29-5 8-4 15-10 21-17 5-8 10-18 12-30 3-12 5-27 5-43z">
                <text:p/>
              </draw:path>
              <draw:path draw:style-name="gr2" draw:text-style-name="P2" svg:width="0.402cm" svg:height="0.284cm" svg:x="1.272cm" svg:y="22.757cm" svg:viewBox="0 0 403 285" svg:d="M167 285v-157c0-11-1-21-3-30-1-9-3-16-7-23-3-6-8-11-13-15s-12-5-20-5c-7 0-14 2-20 5-6 4-11 10-16 17-4 7-7 16-10 25-2 10-3 21-3 33v150h-73v-217c0-6 0-12 0-19 0-6 0-12-1-18 0-6 0-11 0-15 0-5-1-8-1-11h69c1 3 1 6 1 10 1 5 1 10 1 16 1 5 1 11 1 16 0 6 1 10 1 14h1c9-21 20-37 33-47 13-9 29-14 48-14 21 0 39 5 52 16 13 10 21 25 26 45h1c5-12 11-21 16-29 6-8 13-14 20-19 7-4 14-8 22-10s17-3 27-3c15 0 28 3 39 8 10 6 19 13 26 23 6 10 11 21 14 34s5 27 5 43v177h-72v-157c0-11-1-21-3-30-1-9-3-16-7-23-3-6-8-11-13-15s-12-5-20-5c-7 0-14 1-19 5-6 4-12 9-16 16s-8 15-10 24c-3 10-4 20-4 32v153z">
                <text:p/>
              </draw:path>
              <draw:path draw:style-name="gr2" draw:text-style-name="P2" svg:width="0.266cm" svg:height="0.394cm" svg:x="1.742cm" svg:y="22.757cm" svg:viewBox="0 0 267 395" svg:d="M267 144c0 22-3 41-7 59s-10 33-19 46-20 23-34 31c-13 7-29 11-48 11-8 0-16-1-24-3s-16-4-24-8c-7-4-14-9-20-15-6-7-12-15-16-24h-2c0 1 0 3 1 7 0 3 0 7 0 12 0 4 0 9 1 14 0 5 0 10 0 14v107h-73v-325c0-14 0-27-1-38 0-11 0-20-1-26h71c0 1 0 3 1 7 0 3 0 7 1 12 0 4 0 9 0 14 1 5 1 9 1 12h1c8-18 20-31 36-39 15-8 33-12 53-12 18 0 33 4 46 11s24 17 32 30 14 28 18 45c5 18 7 37 7 58zM191 145c0-32-5-56-15-71-9-16-24-24-43-24-7 0-14 2-21 5s-14 8-19 15c-6 8-11 18-14 30-4 12-5 28-5 47 0 18 1 33 5 45 3 12 8 22 13 29 6 7 12 13 19 16s15 4 22 4c9 0 17-2 25-5 7-4 13-10 18-18s8-18 11-30 4-27 4-43z">
                <text:p/>
              </draw:path>
              <draw:path draw:style-name="gr2" draw:text-style-name="P2" svg:width="0.162cm" svg:height="0.35cm" svg:x="2.034cm" svg:y="22.696cm" svg:viewBox="0 0 163 351" svg:d="M102 351c-21-1-38-6-49-18-12-12-18-29-18-53v-165h-35v-49h39l23-66h45v66h53v49h-53v145c0 14 3 24 8 31 5 6 13 9 24 9 4 0 9 0 12-1 4 0 8-1 12-2v45c-9 3-18 5-28 6-10 2-21 2-33 3z">
                <text:p/>
              </draw:path>
              <draw:path draw:style-name="gr2" draw:text-style-name="P2" svg:width="0.254cm" svg:height="0.289cm" svg:x="2.227cm" svg:y="22.757cm" svg:viewBox="0 0 255 290" svg:d="M131 290c-20 0-39-3-55-9s-30-15-41-27-20-27-26-46c-6-18-9-40-9-64 0-27 4-49 11-68 7-18 17-33 29-44s26-20 42-24c15-5 32-8 50-8 22 0 41 4 56 12 16 7 29 18 39 32 10 13 17 30 21 49 5 19 7 41 7 64v2h-179c0 12 1 23 3 33s6 18 10 26c5 7 11 13 18 17 8 4 17 6 27 6 13 0 23-2 32-8 8-5 13-14 17-25l68 6c-3 8-7 16-13 25-5 9-13 18-22 25-9 8-21 14-35 19s-31 7-50 7zM131 46c-8 0-15 1-21 4-7 2-12 6-17 11-5 6-8 13-11 21-3 9-5 19-5 31h108c-1-22-7-39-16-50-10-12-22-17-38-17z">
                <text:p/>
              </draw:path>
              <draw:path draw:style-name="gr2" draw:text-style-name="P2" svg:width="0.162cm" svg:height="0.284cm" svg:x="2.538cm" svg:y="22.757cm" svg:viewBox="0 0 163 285" svg:d="M2 285v-214c0-6 0-12 0-19s0-13-1-19c0-6 0-12 0-17s-1-8-1-11h69c1 3 1 6 1 11 1 5 1 11 1 17 1 6 1 12 1 18s1 11 1 14h1c3-10 7-19 10-27 4-8 8-15 13-21 5-5 11-9 18-12s15-5 26-5c4 0 8 0 12 1 5 1 8 2 10 3v61c-5-1-9-2-14-3s-10-1-17-1c-18 0-32 7-42 22-10 14-15 36-15 65v137z">
                <text:p/>
              </draw:path>
              <draw:path draw:style-name="gr2" draw:text-style-name="P2" svg:width="0.254cm" svg:height="0.289cm" svg:x="2.879cm" svg:y="22.757cm" svg:viewBox="0 0 255 290" svg:d="M131 290c-20 0-39-3-55-9s-30-15-41-27-20-27-26-46c-6-18-9-40-9-64 0-27 4-49 11-68 7-18 17-33 29-44s26-20 42-24c15-5 32-8 50-8 22 0 41 4 56 12 16 7 29 18 39 32 10 13 17 30 21 49 5 19 7 41 7 64v2h-179c0 12 1 23 3 33s6 18 10 26c5 7 11 13 18 17 8 4 17 6 27 6 13 0 23-2 32-8 8-5 13-14 17-25l68 6c-3 8-7 16-13 25-5 9-13 18-22 25-9 8-21 14-35 19s-31 7-50 7zM131 46c-8 0-15 1-21 4-7 2-12 6-17 11-5 6-8 13-11 21-3 9-5 19-5 31h108c-1-22-7-39-16-50-10-12-22-17-38-17z">
                <text:p/>
              </draw:path>
              <draw:path draw:style-name="gr2" draw:text-style-name="P2" svg:width="0.254cm" svg:height="0.284cm" svg:x="3.189cm" svg:y="22.756cm" svg:viewBox="0 0 255 285" svg:d="M183 285v-157c0-11-1-21-2-30-2-9-5-16-9-23-4-6-9-11-15-15-7-4-15-5-24-5-8 0-16 2-24 5-7 4-13 10-18 17s-9 16-12 26c-3 9-4 20-4 32v150h-73v-217c0-6 0-12 0-19 0-6 0-12-1-18 0-6 0-11 0-15 0-5-1-8-1-11h69c1 3 1 6 1 10 1 5 1 10 1 16 1 5 1 11 1 16 0 6 1 10 1 14h1c9-21 22-37 37-47 14-9 32-14 53-14 16 0 31 3 42 8 12 6 21 13 29 23 7 10 12 21 16 34 3 13 4 27 4 43v177z">
                <text:p/>
              </draw:path>
              <draw:path draw:style-name="gr2" draw:text-style-name="P2" svg:width="0.322cm" svg:height="0.364cm" svg:x="3.659cm" svg:y="22.677cm" svg:viewBox="0 0 323 365" svg:d="M323 261c0 18-4 34-11 47-8 13-18 24-31 32-13 9-28 15-45 19s-35 6-54 6h-182v-365h167c21 0 40 2 57 6 17 3 31 9 43 17 11 7 20 17 26 28 6 12 9 25 9 41 0 20-6 38-17 52-12 14-29 24-53 29 30 4 52 13 67 28 16 15 24 35 24 60zM225 102c0-16-5-28-16-35-10-7-26-10-46-10h-87v90h88c21 0 37-3 46-11 10-8 15-19 15-34zM246 255c0-10-2-18-6-24-3-7-9-12-15-16-7-4-15-7-23-9-9-1-19-2-29-2h-97v104h100c10 0 19-1 28-2 8-2 16-5 22-9s11-9 15-16c3-7 5-16 5-26z">
                <text:p/>
              </draw:path>
              <draw:path draw:style-name="gr2" draw:text-style-name="P2" svg:width="0.072cm" svg:height="0.383cm" svg:x="4.042cm" svg:y="22.658cm" svg:viewBox="0 0 73 384" svg:d="M0 54v-54h73v54zM0 384v-280h73v280z">
                <text:p/>
              </draw:path>
              <draw:path draw:style-name="gr2" draw:text-style-name="P2" svg:width="0.254cm" svg:height="0.284cm" svg:x="4.189cm" svg:y="22.756cm" svg:viewBox="0 0 255 285" svg:d="M183 285v-157c0-11-1-21-2-30-2-9-5-16-9-23-4-6-9-11-15-15-7-4-15-5-24-5-8 0-16 2-24 5-7 4-13 10-18 17s-9 16-12 26c-3 9-4 20-4 32v150h-73v-217c0-6 0-12 0-19 0-6 0-12-1-18 0-6 0-11 0-15 0-5-1-8-1-11h69c1 3 1 6 1 10 1 5 1 10 1 16 1 5 1 11 1 16 0 6 1 10 1 14h1c9-21 22-37 37-47 14-9 32-14 53-14 16 0 31 3 42 8 12 6 21 13 29 23 7 10 12 21 16 34 3 13 4 27 4 43v177z">
                <text:p/>
              </draw:path>
              <draw:path draw:style-name="gr2" draw:text-style-name="P2" svg:width="0.281cm" svg:height="0.289cm" svg:x="4.491cm" svg:y="22.757cm" svg:viewBox="0 0 282 290" svg:d="M86 290c-13 0-25-2-36-6-11-3-20-9-27-16s-13-16-17-26c-4-11-6-23-6-36 0-17 3-31 9-42 5-12 13-21 23-28s22-12 35-15c14-3 28-5 43-5h60v-14c0-11 0-19-2-26s-5-13-8-17c-4-4-8-7-13-9s-11-3-17-3-12 1-16 2c-5 1-9 3-13 6-3 3-6 7-8 12s-4 12-5 20l-75-4c2-12 6-23 11-33 6-11 13-19 23-27 10-7 22-13 36-17s31-6 50-6c17 0 33 2 46 6 14 5 25 11 35 20 9 8 17 19 22 31 5 13 7 27 7 43v102c0 7 0 13 1 18s2 9 3 13c2 3 4 6 7 8s7 3 12 3c6 0 11-1 16-2v39c-4 1-8 2-12 3-3 1-6 2-10 2-3 1-7 1-11 1-4 1-8 1-13 1-19 0-32-4-41-13s-14-23-15-40h-2c-10 17-22 31-37 41-15 9-33 14-55 14zM170 156h-37c-7 0-15 0-22 1s-13 3-18 6-10 8-13 13c-3 6-4 14-4 24 0 13 3 23 9 30 6 6 14 9 24 9s18-2 26-6c7-3 14-9 19-15s9-14 12-22c3-9 4-17 4-26z">
                <text:p/>
              </draw:path>
              <draw:path draw:style-name="gr2" draw:text-style-name="P2" svg:width="0.072cm" svg:height="0.383cm" svg:x="4.809cm" svg:y="22.658cm" svg:viewBox="0 0 73 384" svg:d="M0 54v-54h73v54zM0 384v-280h73v280z">
                <text:p/>
              </draw:path>
              <draw:path draw:style-name="gr2" draw:text-style-name="P2" svg:width="0.162cm" svg:height="0.284cm" svg:x="4.955cm" svg:y="22.757cm" svg:viewBox="0 0 163 285" svg:d="M2 285v-214c0-6 0-12 0-19s0-13-1-19c0-6 0-12 0-17s-1-8-1-11h69c1 3 1 6 1 11 1 5 1 11 1 17 1 6 1 12 1 18s1 11 1 14h1c3-10 7-19 10-27 4-8 8-15 13-21 5-5 11-9 18-12s15-5 26-5c4 0 8 0 12 1 5 1 8 2 10 3v61c-5-1-9-2-14-3s-10-1-17-1c-18 0-32 7-42 22-10 14-15 36-15 65v137z">
                <text:p/>
              </draw:path>
              <draw:path draw:style-name="gr2" draw:text-style-name="P2" svg:width="0.254cm" svg:height="0.289cm" svg:x="5.148cm" svg:y="22.757cm" svg:viewBox="0 0 255 290" svg:d="M131 290c-20 0-39-3-55-9s-30-15-41-27-20-27-26-46c-6-18-9-40-9-64 0-27 4-49 11-68 7-18 17-33 29-44s26-20 42-24c15-5 32-8 50-8 22 0 41 4 56 12 16 7 29 18 39 32 10 13 17 30 21 49 5 19 7 41 7 64v2h-179c0 12 1 23 3 33s6 18 10 26c5 7 11 13 18 17 8 4 17 6 27 6 13 0 23-2 32-8 8-5 13-14 17-25l68 6c-3 8-7 16-13 25-5 9-13 18-22 25-9 8-21 14-35 19s-31 7-50 7zM131 46c-8 0-15 1-21 4-7 2-12 6-17 11-5 6-8 13-11 21-3 9-5 19-5 31h108c-1-22-7-39-16-50-10-12-22-17-38-17z">
                <text:p/>
              </draw:path>
              <draw:path draw:style-name="gr2" draw:text-style-name="P2" svg:width="0.25cm" svg:height="0.291cm" svg:x="0.569cm" svg:y="23.833cm" svg:viewBox="0 0 251 292" svg:d="M251 143c0 24-4 46-11 64-8 19-18 34-30 47-13 12-28 22-45 28-18 6-36 10-56 10h-109v-292h96c23 0 43 3 62 8 19 6 36 15 49 26 14 12 24 27 32 45s12 39 12 64zM211 143c0-20-3-37-9-51-5-14-13-25-23-34-11-9-23-16-37-20s-30-6-47-6h-56v228h65c16 0 30-2 43-7s24-13 34-23c9-9 16-22 22-36 5-15 8-32 8-51z">
                <text:p/>
              </draw:path>
              <draw:path draw:style-name="gr2" draw:text-style-name="P2" svg:width="0.041cm" svg:height="0.094cm" svg:x="0.865cm" svg:y="23.833cm" svg:viewBox="0 0 42 95" svg:d="M42 30c0 7-1 14-1 20-1 6-2 11-3 17-2 5-3 10-5 14-2 5-5 9-8 14h-25c6-9 11-18 14-27 4-10 5-19 5-27h-18v-41h41z">
                <text:p/>
              </draw:path>
              <draw:path draw:style-name="gr2" draw:text-style-name="P2" svg:width="0.216cm" svg:height="0.231cm" svg:x="0.95cm" svg:y="23.897cm" svg:viewBox="0 0 217 232" svg:d="M68 232c-23 0-40-6-51-18s-17-28-17-49c0-14 3-26 8-36 6-9 13-17 22-22s20-9 31-11c12-2 23-4 35-4l51-1v-12c0-9-1-17-3-23-2-7-5-12-9-16s-9-7-15-9-13-3-21-3c-7 0-14 1-20 2-5 1-10 3-15 5-4 3-7 7-10 11-3 5-4 11-5 18l-39-4c1-8 4-17 8-24s9-14 16-19 16-10 27-13 23-4 39-4c28 0 49 6 63 19s21 32 21 56v97c0 11 2 19 5 25 2 5 8 8 16 8 2 0 4 0 6 0 2-1 4-1 6-1v23c-4 1-9 2-14 2-4 1-9 1-14 1-7 0-13-1-18-3-6-2-10-4-13-8s-5-9-7-14c-2-6-3-12-3-20h-1c-4 7-9 14-13 20-5 5-11 10-17 14s-14 7-22 10c-8 2-17 3-27 3zM76 204c12 0 22-2 31-6 9-5 16-10 22-17s10-14 13-22 5-15 5-23v-18h-41c-9 0-18 1-26 2s-15 3-22 7c-6 3-11 8-14 14-4 7-6 15-6 25 0 12 3 21 10 28s16 10 28 10z">
                <text:p/>
              </draw:path>
              <draw:path draw:style-name="gr2" draw:text-style-name="P2" svg:width="0.189cm" svg:height="0.315cm" svg:x="1.196cm" svg:y="23.897cm" svg:viewBox="0 0 190 316" svg:d="M190 115c0 17-1 32-4 47-3 14-7 26-14 37-6 10-15 18-25 24-11 6-24 9-39 9-16 0-30-3-42-9s-21-16-27-30h-1c0 0 0 1 0 4 0 2 0 5 0 8s0 7 0 11 0 8 0 12v88h-37v-266c0-6 0-11 0-16s0-9 0-13 0-8-1-11c0-3 0-5 0-6h36c0 0 0 2 0 4 1 3 1 6 1 9 0 4 0 8 1 12 0 4 0 7 0 11h1c3-7 7-13 12-18 4-5 9-10 15-13 5-3 12-5 19-7 7-1 14-2 23-2 15 0 28 3 39 8 10 6 19 14 25 24 7 10 11 22 14 36s4 30 4 47zM151 116c0-14-1-26-2-37-2-11-5-20-9-27-4-8-9-14-16-17-7-4-15-6-25-6-9 0-17 1-24 3-7 3-13 7-19 14-5 6-10 15-13 27s-5 27-5 45c0 16 2 30 4 41 3 11 7 19 12 26s11 12 18 15c8 3 16 4 26 4s19-2 26-6 12-10 16-17c4-8 7-17 9-28 1-11 2-23 2-37z">
                <text:p/>
              </draw:path>
              <draw:path draw:style-name="gr2" draw:text-style-name="P2" svg:width="0.105cm" svg:height="0.227cm" svg:x="1.434cm" svg:y="23.897cm" svg:viewBox="0 0 106 228" svg:d="M1 228v-172c0-4 0-9 0-14s0-10 0-14c0-5 0-9-1-13 0-4 0-8 0-11h35c0 3 0 7 1 11 0 4 0 8 0 13 0 4 1 8 1 12s0 7 0 10h1c2-9 5-16 8-22 3-7 6-12 10-16s9-7 15-9c5-2 12-3 20-3 3 0 6 0 8 1 3 0 5 1 7 1v34c-3 0-6-1-9-1-3-1-7-1-11-1-9 0-16 2-22 6s-11 9-15 16c-3 7-6 15-8 24-2 10-3 20-3 31v117z">
                <text:p/>
              </draw:path>
              <draw:path draw:style-name="gr2" draw:text-style-name="P2" svg:width="0.197cm" svg:height="0.315cm" svg:x="1.564cm" svg:y="23.813cm" svg:viewBox="0 0 198 316" svg:d="M39 208c0 12 1 22 4 32 2 10 6 19 11 26s11 12 19 16 17 6 28 6c17 0 29-3 39-10 10-6 16-14 20-24l33 9c-3 6-6 13-10 19-5 6-10 12-17 17s-16 9-26 12c-11 3-24 5-39 5-33 0-58-10-75-30-17-19-26-49-26-87 0-21 3-39 8-54 5-14 12-26 21-35s20-16 32-20 25-6 39-6c19 0 34 3 47 9s23 15 30 25c8 11 13 24 17 38 3 15 4 30 4 47v5zM160 179c-2-23-8-40-18-51s-24-16-43-16c-6 0-12 1-19 3s-13 5-19 10-11 12-15 21-6 20-7 33zM118 64l-68-58v-6h42l45 59v5z">
                <text:p/>
              </draw:path>
              <draw:path draw:style-name="gr2" draw:text-style-name="P2" svg:width="0.183cm" svg:height="0.23cm" svg:x="1.795cm" svg:y="23.898cm" svg:viewBox="0 0 184 231" svg:d="M184 165c0 11-2 20-6 28s-10 15-17 21c-8 5-17 10-29 13-11 3-24 4-38 4-13 0-25-1-35-3-11-2-20-5-28-9-7-5-14-11-19-18-6-7-10-16-12-26l33-7c3 12 10 21 19 26 10 6 24 9 42 9 8 0 15-1 22-2 6-1 12-3 17-6 5-2 9-6 11-10 3-5 4-10 4-17s-1-12-4-17c-4-4-8-7-14-10-5-3-12-6-20-8s-17-4-27-7c-9-2-18-5-26-8-9-3-17-7-24-11-7-5-13-11-17-18-5-7-7-16-7-26 0-21 7-36 22-47 14-11 35-16 63-16 25 0 44 4 59 13 14 9 24 23 28 42l-34 4c-1-6-3-11-7-15-3-4-7-7-12-9-4-3-10-4-16-5-5-1-11-2-18-2-17 0-29 3-37 8s-12 13-12 23c0 6 2 11 4 15 3 4 8 7 13 10 5 2 12 5 19 7s16 4 25 6c5 2 12 3 18 5s12 4 18 6c6 3 11 5 16 9 5 3 10 7 14 11 4 5 7 10 9 16s3 13 3 21z">
                <text:p/>
              </draw:path>
              <draw:path draw:style-name="gr2" draw:text-style-name="P2" svg:width="0.179cm" svg:height="0.227cm" svg:x="2.14cm" svg:y="23.901cm" svg:viewBox="0 0 180 228" svg:d="M37 0v142c0 11 1 20 3 27 1 8 4 13 8 18 3 4 8 8 14 9 6 2 13 3 21 3 9 0 17-1 24-4 7-4 13-8 18-14 6-6 9-13 12-22 3-8 4-18 4-29v-130h37v176c0 5 0 10 1 15 0 5 0 10 0 15 0 4 0 8 0 11 0 4 1 6 1 7h-35c-1-1-1-3-1-6s0-6 0-10c-1-4-1-8-1-12s0-8 0-10h-1c-3 6-7 12-11 17-5 5-10 10-15 14-6 3-12 6-20 8-7 2-16 3-25 3-13 0-23-2-32-5s-16-7-22-14c-6-6-10-14-13-24s-4-22-4-36v-149z">
                <text:p/>
              </draw:path>
              <draw:path draw:style-name="gr2" draw:text-style-name="P2" svg:width="0.179cm" svg:height="0.227cm" svg:x="2.378cm" svg:y="23.897cm" svg:viewBox="0 0 180 228" svg:d="M142 228v-142c0-11 0-20-2-27-2-8-4-13-8-18-3-4-8-8-14-9-6-2-13-3-22-3s-17 1-24 4c-7 4-13 8-18 14s-9 13-11 22c-3 8-5 18-5 29v130h-37v-176c0-5 0-10 0-15s0-10 0-15c0-4 0-8-1-11 0-4 0-6 0-7h35c0 1 0 3 1 6 0 3 0 6 0 10s0 8 1 12c0 4 0 8 0 10 4-6 8-12 12-17s9-10 15-14c6-3 12-6 19-8 8-2 16-3 26-3 12 0 23 2 32 5s16 7 22 14c6 6 10 14 13 24 2 10 4 22 4 36v149z">
                <text:p/>
              </draw:path>
              <draw:path draw:style-name="gr2" draw:text-style-name="P2" svg:width="0.197cm" svg:height="0.231cm" svg:x="2.605cm" svg:y="23.897cm" svg:viewBox="0 0 198 232" svg:d="M39 124c0 12 1 22 4 32 2 10 6 19 11 26s11 12 19 16 17 6 28 6c17 0 29-3 39-10 10-6 16-14 20-24l33 9c-3 6-6 13-10 19-5 6-10 12-17 17s-16 9-26 12c-11 3-24 5-39 5-33 0-58-10-75-30-17-19-26-49-26-87 0-21 3-39 8-54 5-14 12-26 21-35s20-16 32-20 25-6 39-6c19 0 34 3 47 9s23 15 30 25c8 11 13 24 17 38 3 15 4 30 4 47v5zM160 95c-2-23-8-40-18-51s-24-16-43-16c-6 0-12 1-19 3s-13 5-19 10-11 12-15 21-6 20-7 33z">
                <text:p/>
              </draw:path>
              <draw:path draw:style-name="gr2" draw:text-style-name="P2" svg:width="0.036cm" svg:height="0.306cm" svg:x="2.971cm" svg:y="23.818cm" svg:viewBox="0 0 37 307" svg:d="M0 36v-36h37v36zM0 307v-224h37v224z">
                <text:p/>
              </draw:path>
              <draw:path draw:style-name="gr2" draw:text-style-name="P2" svg:width="0.189cm" svg:height="0.31cm" svg:x="3.054cm" svg:y="23.818cm" svg:viewBox="0 0 190 311" svg:d="M152 271c-7 14-16 24-28 31-11 6-25 9-42 9-28 0-49-10-62-29s-20-47-20-86c0-78 27-117 82-117 17 0 31 3 43 9 11 7 20 16 27 30 0-1 0-4 0-7s0-6 0-9 0-6 0-9v-6-87h37v261c0 5 0 10 0 15s0 10 0 14c1 4 1 8 1 11s0 5 0 6h-35c-1-2-1-3-1-6s0-6-1-9c0-3 0-7 0-10 0-4 0-8 0-11zM39 195c0 15 1 28 3 39 2 12 5 21 9 28s10 12 17 15c6 4 14 5 24 5 9 0 18-1 26-5 7-3 13-8 18-15s9-16 12-28c3-11 4-25 4-42 0-16-1-29-4-40s-7-20-12-26c-5-7-11-12-18-15-8-3-16-4-26-4-9 0-17 1-23 4-7 3-13 9-17 16s-8 16-10 27-3 25-3 41z">
                <text:p/>
              </draw:path>
              <draw:path draw:style-name="gr2" draw:text-style-name="P2" svg:width="0.197cm" svg:height="0.315cm" svg:x="3.291cm" svg:y="23.813cm" svg:viewBox="0 0 198 316" svg:d="M39 208c0 12 1 22 4 32 2 10 6 19 11 26s11 12 19 16 17 6 28 6c17 0 29-3 39-10 10-6 16-14 20-24l33 9c-3 6-6 13-10 19-5 6-10 12-17 17s-16 9-26 12c-11 3-24 5-39 5-33 0-58-10-75-30-17-19-26-49-26-87 0-21 3-39 8-54 5-14 12-26 21-35s20-16 32-20 25-6 39-6c19 0 34 3 47 9s23 15 30 25c8 11 13 24 17 38 3 15 4 30 4 47v5zM160 179c-2-23-8-40-18-51s-24-16-43-16c-6 0-12 1-19 3s-13 5-19 10-11 12-15 21-6 20-7 33zM73 64v-5l45-59h42v6l-68 58z">
                <text:p/>
              </draw:path>
              <draw:path draw:style-name="gr2" draw:text-style-name="P2" svg:width="0.197cm" svg:height="0.231cm" svg:x="3.528cm" svg:y="23.897cm" svg:viewBox="0 0 198 232" svg:d="M39 124c0 12 1 22 4 32 2 10 6 19 11 26s11 12 19 16 17 6 28 6c17 0 29-3 39-10 10-6 16-14 20-24l33 9c-3 6-6 13-10 19-5 6-10 12-17 17s-16 9-26 12c-11 3-24 5-39 5-33 0-58-10-75-30-17-19-26-49-26-87 0-21 3-39 8-54 5-14 12-26 21-35s20-16 32-20 25-6 39-6c19 0 34 3 47 9s23 15 30 25c8 11 13 24 17 38 3 15 4 30 4 47v5zM160 95c-2-23-8-40-18-51s-24-16-43-16c-6 0-12 1-19 3s-13 5-19 10-11 12-15 21-6 20-7 33z">
                <text:p/>
              </draw:path>
              <draw:path draw:style-name="gr2" draw:text-style-name="P2" svg:width="0.189cm" svg:height="0.31cm" svg:x="3.884cm" svg:y="23.818cm" svg:viewBox="0 0 190 311" svg:d="M152 271c-7 14-16 24-28 31-11 6-25 9-42 9-28 0-49-10-62-29s-20-47-20-86c0-78 27-117 82-117 17 0 31 3 43 9 11 7 20 16 27 30 0-1 0-4 0-7s0-6 0-9 0-6 0-9v-6-87h37v261c0 5 0 10 0 15s0 10 0 14c1 4 1 8 1 11s0 5 0 6h-35c-1-2-1-3-1-6s0-6-1-9c0-3 0-7 0-10 0-4 0-8 0-11zM39 195c0 15 1 28 3 39 2 12 5 21 9 28s10 12 17 15c6 4 14 5 24 5 9 0 18-1 26-5 7-3 13-8 18-15s9-16 12-28c3-11 4-25 4-42 0-16-1-29-4-40s-7-20-12-26c-5-7-11-12-18-15-8-3-16-4-26-4-9 0-17 1-23 4-7 3-13 9-17 16s-8 16-10 27-3 25-3 41z">
                <text:p/>
              </draw:path>
              <draw:path draw:style-name="gr2" draw:text-style-name="P2" svg:width="0.197cm" svg:height="0.231cm" svg:x="4.121cm" svg:y="23.897cm" svg:viewBox="0 0 198 232" svg:d="M39 124c0 12 1 22 4 32 2 10 6 19 11 26s11 12 19 16 17 6 28 6c17 0 29-3 39-10 10-6 16-14 20-24l33 9c-3 6-6 13-10 19-5 6-10 12-17 17s-16 9-26 12c-11 3-24 5-39 5-33 0-58-10-75-30-17-19-26-49-26-87 0-21 3-39 8-54 5-14 12-26 21-35s20-16 32-20 25-6 39-6c19 0 34 3 47 9s23 15 30 25c8 11 13 24 17 38 3 15 4 30 4 47v5zM160 95c-2-23-8-40-18-51s-24-16-43-16c-6 0-12 1-19 3s-13 5-19 10-11 12-15 21-6 20-7 33z">
                <text:p/>
              </draw:path>
              <draw:path draw:style-name="gr2" draw:text-style-name="P2" svg:width="0.267cm" svg:height="0.299cm" svg:x="4.479cm" svg:y="23.829cm" svg:viewBox="0 0 268 300" svg:d="M142 32c-16 0-31 3-44 9-13 5-23 13-32 23-8 10-15 23-19 37-5 14-7 30-7 48 0 17 2 33 7 48 5 14 12 27 21 37 9 11 19 19 32 25s28 9 44 9c11 0 21-2 31-5 9-3 17-7 25-12 7-6 14-12 20-20 6-7 11-15 16-24l32 16c-5 11-12 21-20 30-7 10-16 18-27 25-10 7-22 12-35 16s-28 6-44 6c-24 0-44-4-62-11-18-8-32-18-44-32-12-13-21-29-27-48-6-18-9-38-9-60 0-23 3-44 9-62 7-18 16-34 28-47s27-23 44-30c18-7 38-10 61-10 31 0 57 6 77 18 21 12 36 30 46 54l-37 13c-3-7-7-14-11-20-5-6-11-12-18-17s-15-8-25-11c-9-3-20-5-32-5z">
                <text:p/>
              </draw:path>
              <draw:path draw:style-name="gr2" draw:text-style-name="P2" svg:width="0.199cm" svg:height="0.231cm" svg:x="4.781cm" svg:y="23.897cm" svg:viewBox="0 0 200 232" svg:d="M200 116c0 39-9 68-26 87s-42 29-75 29c-16 0-30-2-42-7s-22-12-31-22c-8-9-15-21-19-36-5-14-7-31-7-51 0-77 33-116 100-116 18 0 32 2 45 7s23 12 31 22 14 22 18 36c4 15 6 32 6 51zM161 116c0-18-2-32-4-43-3-11-7-21-12-27-5-7-12-12-19-14-7-3-16-4-25-4-10 0-18 1-26 4s-14 7-19 14c-6 7-10 16-13 27-3 12-4 26-4 43s2 32 5 43 7 20 12 27 12 12 19 14c7 3 15 4 24 4s18-1 25-4c8-2 15-7 20-14 5-6 9-16 12-27s5-26 5-43z">
                <text:p/>
              </draw:path>
              <draw:path draw:style-name="gr2" draw:text-style-name="P2" svg:width="0.295cm" svg:height="0.227cm" svg:x="5.028cm" svg:y="23.897cm" svg:viewBox="0 0 296 228" svg:d="M131 228v-142c0-11-1-20-3-27-1-8-3-13-6-18-4-4-8-8-13-9-5-2-12-3-19-3-8 0-15 1-22 4-6 4-11 8-16 14-4 6-8 13-10 22-3 8-4 18-4 29v130h-37v-176c0-5 0-10 0-15s0-10 0-15c0-4 0-8-1-11 0-4 0-6 0-7h35c0 1 0 3 1 6 0 3 0 6 0 10s0 8 1 12c0 4 0 8 0 10 4-6 7-12 11-17s8-10 14-14c5-3 11-6 17-8 7-2 15-3 24-3 17 0 30 3 40 10s17 18 20 32h1c3-6 7-12 11-17s9-10 15-14c5-3 11-6 18-8s15-3 24-3c11 0 21 2 29 5s15 7 20 14c5 6 9 14 12 24 2 10 3 22 3 36v149h-36v-142c0-11-1-20-2-27-2-8-4-13-7-18-4-4-8-8-13-9-5-2-12-3-19-3-8 0-15 1-22 4-6 3-11 8-16 13-4 6-8 13-10 22s-4 19-4 30v130z">
                <text:p/>
              </draw:path>
              <draw:path draw:style-name="gr2" draw:text-style-name="P2" svg:width="0.189cm" svg:height="0.315cm" svg:x="5.379cm" svg:y="23.897cm" svg:viewBox="0 0 190 316" svg:d="M190 115c0 17-1 32-4 47-3 14-7 26-14 37-6 10-15 18-25 24-11 6-24 9-39 9-16 0-30-3-42-9s-21-16-27-30h-1c0 0 0 1 0 4 0 2 0 5 0 8s0 7 0 11 0 8 0 12v88h-37v-266c0-6 0-11 0-16s0-9 0-13 0-8-1-11c0-3 0-5 0-6h36c0 0 0 2 0 4 1 3 1 6 1 9 0 4 0 8 1 12 0 4 0 7 0 11h1c3-7 7-13 12-18 4-5 9-10 15-13 5-3 12-5 19-7 7-1 14-2 23-2 15 0 28 3 39 8 10 6 19 14 25 24 7 10 11 22 14 36s4 30 4 47zM151 116c0-14-1-26-2-37-2-11-5-20-9-27-4-8-9-14-16-17-7-4-15-6-25-6-9 0-17 1-24 3-7 3-13 7-19 14-5 6-10 15-13 27s-5 27-5 45c0 16 2 30 4 41 3 11 7 19 12 26s11 12 18 15c8 3 16 4 26 4s19-2 26-6 12-10 16-17c4-8 7-17 9-28 1-11 2-23 2-37z">
                <text:p/>
              </draw:path>
              <draw:path draw:style-name="gr2" draw:text-style-name="P2" svg:width="0.179cm" svg:height="0.227cm" svg:x="5.616cm" svg:y="23.901cm" svg:viewBox="0 0 180 228" svg:d="M37 0v142c0 11 1 20 3 27 1 8 4 13 8 18 3 4 8 8 14 9 6 2 13 3 21 3 9 0 17-1 24-4 7-4 13-8 18-14 6-6 9-13 12-22 3-8 4-18 4-29v-130h37v176c0 5 0 10 1 15 0 5 0 10 0 15 0 4 0 8 0 11 0 4 1 6 1 7h-35c-1-1-1-3-1-6s0-6 0-10c-1-4-1-8-1-12s0-8 0-10h-1c-3 6-7 12-11 17-5 5-10 10-15 14-6 3-12 6-20 8-7 2-16 3-25 3-13 0-23-2-32-5s-16-7-22-14c-6-6-10-14-13-24s-4-22-4-36v-149z">
                <text:p/>
              </draw:path>
              <draw:path draw:style-name="gr2" draw:text-style-name="P2" svg:width="0.107cm" svg:height="0.277cm" svg:x="5.832cm" svg:y="23.851cm" svg:viewBox="0 0 108 278" svg:d="M108 273c-6 1-11 2-17 3s-13 1-21 2c-29-1-44-17-44-51v-149h-26v-28h27l11-50h25v50h41v28h-41v141c0 11 2 18 5 22 4 5 10 7 19 7 3 0 7 0 10-1 3 0 7-1 11-2z">
                <text:p/>
              </draw:path>
              <draw:path draw:style-name="gr2" draw:text-style-name="P2" svg:width="0.197cm" svg:height="0.231cm" svg:x="5.962cm" svg:y="23.897cm" svg:viewBox="0 0 198 232" svg:d="M39 124c0 12 1 22 4 32 2 10 6 19 11 26s11 12 19 16 17 6 28 6c17 0 29-3 39-10 10-6 16-14 20-24l33 9c-3 6-6 13-10 19-5 6-10 12-17 17s-16 9-26 12c-11 3-24 5-39 5-33 0-58-10-75-30-17-19-26-49-26-87 0-21 3-39 8-54 5-14 12-26 21-35s20-16 32-20 25-6 39-6c19 0 34 3 47 9s23 15 30 25c8 11 13 24 17 38 3 15 4 30 4 47v5zM160 95c-2-23-8-40-18-51s-24-16-43-16c-6 0-12 1-19 3s-13 5-19 10-11 12-15 21-6 20-7 33z">
                <text:p/>
              </draw:path>
              <draw:path draw:style-name="gr2" draw:text-style-name="P2" svg:width="0.105cm" svg:height="0.227cm" svg:x="6.209cm" svg:y="23.897cm" svg:viewBox="0 0 106 228" svg:d="M1 228v-172c0-4 0-9 0-14s0-10 0-14c0-5 0-9-1-13 0-4 0-8 0-11h35c0 3 0 7 1 11 0 4 0 8 0 13 0 4 1 8 1 12s0 7 0 10h1c2-9 5-16 8-22 3-7 6-12 10-16s9-7 15-9c5-2 12-3 20-3 3 0 6 0 8 1 3 0 5 1 7 1v34c-3 0-6-1-9-1-3-1-7-1-11-1-9 0-16 2-22 6s-11 9-15 16c-3 7-6 15-8 24-2 10-3 20-3 31v117z">
                <text:p/>
              </draw:path>
              <draw:path draw:style-name="gr2" draw:text-style-name="P2" svg:width="0.243cm" svg:height="0.299cm" svg:x="6.459cm" svg:y="23.829cm" svg:viewBox="0 0 244 300" svg:d="M244 215c0 13-3 24-8 34-4 11-12 20-22 27-10 8-22 13-37 18-15 4-33 6-54 6-36 0-64-6-84-19-21-13-33-31-39-55l38-8c2 8 5 15 9 21s10 12 16 16c7 4 16 8 26 10 10 3 22 4 36 4 11 0 22-1 32-3s18-5 25-9 13-10 17-16c4-7 5-14 5-24 0-9-2-17-6-23s-10-11-18-14c-8-4-18-8-28-10-11-3-23-6-37-9-8-1-16-3-24-6-8-2-16-4-24-7-7-3-14-7-21-11-6-4-12-8-17-14s-8-12-11-19c-3-8-4-16-4-26 0-14 2-26 8-35 6-10 13-18 23-25 10-6 22-11 35-14 14-3 28-4 44-4 18 0 34 1 46 4 13 3 24 7 33 13s16 13 21 21 10 18 13 29l-39 7c-2-7-5-13-8-19-4-5-9-10-15-14s-13-6-21-8c-9-2-19-3-30-3-14 0-25 1-34 3-9 3-17 6-22 10-6 4-10 9-12 15-3 5-4 11-4 18 0 9 2 16 7 21 4 6 10 11 17 14 8 4 16 7 26 10 10 2 20 5 31 7 9 2 18 4 27 6 9 3 17 5 25 8 9 3 16 6 23 10s14 9 19 15 9 13 12 21 5 17 5 27z">
                <text:p/>
              </draw:path>
              <draw:path draw:style-name="gr2" draw:text-style-name="P2" svg:width="0.181cm" svg:height="0.231cm" svg:x="6.741cm" svg:y="23.897cm" svg:viewBox="0 0 182 232" svg:d="M39 115c0 13 1 25 3 35 1 11 5 20 9 28s10 14 17 18c8 5 17 7 27 7 13 0 24-4 33-11s15-18 17-33l37 2c-1 10-4 19-8 27-4 9-9 16-17 23-7 6-15 11-25 15-11 4-22 6-36 6-17 0-32-3-44-9-13-6-23-14-30-24-8-11-13-23-17-37-3-14-5-30-5-46 0-15 1-28 4-40 2-11 6-22 10-30 5-9 10-16 16-22s13-10 20-14c7-3 14-6 22-8 8-1 16-2 24-2 12 0 24 2 33 5 10 4 19 8 26 14s12 13 17 22c4 8 7 16 9 26l-38 3c-2-13-7-23-15-30s-19-11-33-11c-11 0-20 2-27 5-7 4-13 9-17 16s-8 16-9 27c-2 11-3 24-3 38z">
                <text:p/>
              </draw:path>
              <draw:path draw:style-name="gr2" draw:text-style-name="P2" svg:width="0.036cm" svg:height="0.306cm" svg:x="6.963cm" svg:y="23.818cm" svg:viewBox="0 0 37 307" svg:d="M0 36v-36h37v36zM0 307v-224h37v224z">
                <text:p/>
              </draw:path>
              <draw:path draw:style-name="gr2" draw:text-style-name="P2" svg:width="0.197cm" svg:height="0.231cm" svg:x="7.046cm" svg:y="23.897cm" svg:viewBox="0 0 198 232" svg:d="M39 124c0 12 1 22 4 32 2 10 6 19 11 26s11 12 19 16 17 6 28 6c17 0 29-3 39-10 10-6 16-14 20-24l33 9c-3 6-6 13-10 19-5 6-10 12-17 17s-16 9-26 12c-11 3-24 5-39 5-33 0-58-10-75-30-17-19-26-49-26-87 0-21 3-39 8-54 5-14 12-26 21-35s20-16 32-20 25-6 39-6c19 0 34 3 47 9s23 15 30 25c8 11 13 24 17 38 3 15 4 30 4 47v5zM160 95c-2-23-8-40-18-51s-24-16-43-16c-6 0-12 1-19 3s-13 5-19 10-11 12-15 21-6 20-7 33z">
                <text:p/>
              </draw:path>
              <draw:path draw:style-name="gr2" draw:text-style-name="P2" svg:width="0.179cm" svg:height="0.227cm" svg:x="7.293cm" svg:y="23.897cm" svg:viewBox="0 0 180 228" svg:d="M142 228v-142c0-11 0-20-2-27-2-8-4-13-8-18-3-4-8-8-14-9-6-2-13-3-22-3s-17 1-24 4c-7 4-13 8-18 14s-9 13-11 22c-3 8-5 18-5 29v130h-37v-176c0-5 0-10 0-15s0-10 0-15c0-4 0-8-1-11 0-4 0-6 0-7h35c0 1 0 3 1 6 0 3 0 6 0 10s0 8 1 12c0 4 0 8 0 10 4-6 8-12 12-17s9-10 15-14c6-3 12-6 19-8 8-2 16-3 26-3 12 0 23 2 32 5s16 7 22 14c6 6 10 14 13 24 2 10 4 22 4 36v149z">
                <text:p/>
              </draw:path>
              <draw:path draw:style-name="gr2" draw:text-style-name="P2" svg:width="0.181cm" svg:height="0.231cm" svg:x="7.52cm" svg:y="23.897cm" svg:viewBox="0 0 182 232" svg:d="M39 115c0 13 1 25 3 35 1 11 5 20 9 28s10 14 17 18c8 5 17 7 27 7 13 0 24-4 33-11s15-18 17-33l37 2c-1 10-4 19-8 27-4 9-9 16-17 23-7 6-15 11-25 15-11 4-22 6-36 6-17 0-32-3-44-9-13-6-23-14-30-24-8-11-13-23-17-37-3-14-5-30-5-46 0-15 1-28 4-40 2-11 6-22 10-30 5-9 10-16 16-22s13-10 20-14c7-3 14-6 22-8 8-1 16-2 24-2 12 0 24 2 33 5 10 4 19 8 26 14s12 13 17 22c4 8 7 16 9 26l-38 3c-2-13-7-23-15-30s-19-11-33-11c-11 0-20 2-27 5-7 4-13 9-17 16s-8 16-9 27c-2 11-3 24-3 38z">
                <text:p/>
              </draw:path>
              <draw:path draw:style-name="gr2" draw:text-style-name="P2" svg:width="0.197cm" svg:height="0.231cm" svg:x="7.732cm" svg:y="23.897cm" svg:viewBox="0 0 198 232" svg:d="M39 124c0 12 1 22 4 32 2 10 6 19 11 26s11 12 19 16 17 6 28 6c17 0 29-3 39-10 10-6 16-14 20-24l33 9c-3 6-6 13-10 19-5 6-10 12-17 17s-16 9-26 12c-11 3-24 5-39 5-33 0-58-10-75-30-17-19-26-49-26-87 0-21 3-39 8-54 5-14 12-26 21-35s20-16 32-20 25-6 39-6c19 0 34 3 47 9s23 15 30 25c8 11 13 24 17 38 3 15 4 30 4 47v5zM160 95c-2-23-8-40-18-51s-24-16-43-16c-6 0-12 1-19 3s-13 5-19 10-11 12-15 21-6 20-7 33z">
                <text:p/>
              </draw:path>
              <draw:path draw:style-name="gr2" draw:text-style-name="P2" svg:width="0.239cm" svg:height="0.295cm" svg:x="8.102cm" svg:y="23.834cm" svg:viewBox="0 0 240 296" svg:d="M118 296c-16-1-31-3-45-7s-27-11-38-20-19-20-25-34c-7-14-10-30-10-50v-185h39v182c0 15 2 27 6 38 4 10 10 18 17 25 7 6 15 11 25 14 9 3 20 4 31 4s22-1 32-4 19-8 27-15c7-6 13-15 17-26 5-10 7-23 7-39v-179h39v182c0 19-3 36-9 50-7 15-16 26-27 36-11 9-23 16-38 21-15 4-31 6-48 7z">
                <text:p/>
              </draw:path>
              <draw:path draw:style-name="gr2" draw:text-style-name="P2" svg:width="0.179cm" svg:height="0.227cm" svg:x="8.402cm" svg:y="23.897cm" svg:viewBox="0 0 180 228" svg:d="M142 228v-142c0-11 0-20-2-27-2-8-4-13-8-18-3-4-8-8-14-9-6-2-13-3-22-3s-17 1-24 4c-7 4-13 8-18 14s-9 13-11 22c-3 8-5 18-5 29v130h-37v-176c0-5 0-10 0-15s0-10 0-15c0-4 0-8-1-11 0-4 0-6 0-7h35c0 1 0 3 1 6 0 3 0 6 0 10s0 8 1 12c0 4 0 8 0 10 4-6 8-12 12-17s9-10 15-14c6-3 12-6 19-8 8-2 16-3 26-3 12 0 23 2 32 5s16 7 22 14c6 6 10 14 13 24 2 10 4 22 4 36v149z">
                <text:p/>
              </draw:path>
              <draw:path draw:style-name="gr2" draw:text-style-name="P2" svg:width="0.189cm" svg:height="0.315cm" svg:x="8.638cm" svg:y="23.897cm" svg:viewBox="0 0 190 316" svg:d="M190 115c0 17-1 32-4 47-3 14-7 26-14 37-6 10-15 18-25 24-11 6-24 9-39 9-16 0-30-3-42-9s-21-16-27-30h-1c0 0 0 1 0 4 0 2 0 5 0 8s0 7 0 11 0 8 0 12v88h-37v-266c0-6 0-11 0-16s0-9 0-13 0-8-1-11c0-3 0-5 0-6h36c0 0 0 2 0 4 1 3 1 6 1 9 0 4 0 8 1 12 0 4 0 7 0 11h1c3-7 7-13 12-18 4-5 9-10 15-13 5-3 12-5 19-7 7-1 14-2 23-2 15 0 28 3 39 8 10 6 19 14 25 24 7 10 11 22 14 36s4 30 4 47zM151 116c0-14-1-26-2-37-2-11-5-20-9-27-4-8-9-14-16-17-7-4-15-6-25-6-9 0-17 1-24 3-7 3-13 7-19 14-5 6-10 15-13 27s-5 27-5 45c0 16 2 30 4 41 3 11 7 19 12 26s11 12 18 15c8 3 16 4 26 4s19-2 26-6 12-10 16-17c4-8 7-17 9-28 1-11 2-23 2-37z">
                <text:p/>
              </draw:path>
              <draw:polygon draw:style-name="gr2" draw:text-style-name="P2" svg:width="0.036cm" svg:height="0.306cm" svg:x="8.877cm" svg:y="23.818cm" svg:viewBox="0 0 37 307" draw:points="0,307 0,0 37,0 37,307">
                <text:p/>
              </draw:polygon>
              <draw:path draw:style-name="gr2" draw:text-style-name="P2" svg:width="0.179cm" svg:height="0.227cm" svg:x="8.968cm" svg:y="23.901cm" svg:viewBox="0 0 180 228" svg:d="M37 0v142c0 11 1 20 3 27 1 8 4 13 8 18 3 4 8 8 14 9 6 2 13 3 21 3 9 0 17-1 24-4 7-4 13-8 18-14 6-6 9-13 12-22 3-8 4-18 4-29v-130h37v176c0 5 0 10 1 15 0 5 0 10 0 15 0 4 0 8 0 11 0 4 1 6 1 7h-35c-1-1-1-3-1-6s0-6 0-10c-1-4-1-8-1-12s0-8 0-10h-1c-3 6-7 12-11 17-5 5-10 10-15 14-6 3-12 6-20 8-7 2-16 3-25 3-13 0-23-2-32-5s-16-7-22-14c-6-6-10-14-13-24s-4-22-4-36v-149z">
                <text:p/>
              </draw:path>
              <draw:path draw:style-name="gr2" draw:text-style-name="P2" svg:width="0.189cm" svg:height="0.314cm" svg:x="9.196cm" svg:y="23.898cm" svg:viewBox="0 0 190 315" svg:d="M95 315c-12 0-24-1-34-4s-18-6-25-11-13-11-17-18c-5-7-8-14-10-22l38-6c2 11 8 19 16 24 9 6 20 9 33 9 9 0 16-2 23-4s13-6 18-11 8-12 11-20c3-9 4-19 4-31v-36c-3 6-7 11-11 17-4 5-9 9-14 13-6 4-13 7-21 10-8 2-16 4-26 4-14 0-27-3-37-8-10-4-18-11-25-21-6-9-11-21-14-35s-4-31-4-49 1-34 4-49c3-14 8-26 15-36s15-18 26-23 24-8 39-8c16 0 29 4 41 11s21 17 27 31c0-4 1-8 1-12s0-8 0-12c1-4 1-7 1-10s1-4 1-4h35c0 1 0 3 0 6s0 7-1 11c0 4 0 9 0 14s0 10 0 15v171c0 31-8 55-23 70-15 16-39 24-71 24zM152 115c0-15-2-29-5-40s-8-20-13-27c-6-7-12-12-19-15-7-4-15-5-22-5-10 0-18 1-25 5-6 3-12 8-16 15-5 7-8 16-10 27-3 12-4 25-4 40 0 16 1 30 4 41 2 11 5 19 9 26 5 7 10 12 17 15s15 4 24 4c8 0 15-2 22-5s14-8 19-15c6-7 10-16 14-26 3-11 5-24 5-40z">
                <text:p/>
              </draw:path>
              <draw:path draw:style-name="gr2" draw:text-style-name="P2" svg:width="0.189cm" svg:height="0.314cm" svg:x="9.434cm" svg:y="23.898cm" svg:viewBox="0 0 190 315" svg:d="M95 315c-12 0-24-1-34-4s-18-6-25-11-13-11-17-18c-5-7-8-14-10-22l38-6c2 11 8 19 16 24 9 6 20 9 33 9 9 0 16-2 23-4s13-6 18-11 8-12 11-20c3-9 4-19 4-31v-36c-3 6-7 11-11 17-4 5-9 9-14 13-6 4-13 7-21 10-8 2-16 4-26 4-14 0-27-3-37-8-10-4-18-11-25-21-6-9-11-21-14-35s-4-31-4-49 1-34 4-49c3-14 8-26 15-36s15-18 26-23 24-8 39-8c16 0 29 4 41 11s21 17 27 31c0-4 1-8 1-12s0-8 0-12c1-4 1-7 1-10s1-4 1-4h35c0 1 0 3 0 6s0 7-1 11c0 4 0 9 0 14s0 10 0 15v171c0 31-8 55-23 70-15 16-39 24-71 24zM152 115c0-15-2-29-5-40s-8-20-13-27c-6-7-12-12-19-15-7-4-15-5-22-5-10 0-18 1-25 5-6 3-12 8-16 15-5 7-8 16-10 27-3 12-4 25-4 40 0 16 1 30 4 41 2 11 5 19 9 26 5 7 10 12 17 15s15 4 24 4c8 0 15-2 22-5s14-8 19-15c6-7 10-16 14-26 3-11 5-24 5-40z">
                <text:p/>
              </draw:path>
              <draw:path draw:style-name="gr2" draw:text-style-name="P2" svg:width="0.197cm" svg:height="0.231cm" svg:x="9.671cm" svg:y="23.897cm" svg:viewBox="0 0 198 232" svg:d="M39 124c0 12 1 22 4 32 2 10 6 19 11 26s11 12 19 16 17 6 28 6c17 0 29-3 39-10 10-6 16-14 20-24l33 9c-3 6-6 13-10 19-5 6-10 12-17 17s-16 9-26 12c-11 3-24 5-39 5-33 0-58-10-75-30-17-19-26-49-26-87 0-21 3-39 8-54 5-14 12-26 21-35s20-16 32-20 25-6 39-6c19 0 34 3 47 9s23 15 30 25c8 11 13 24 17 38 3 15 4 30 4 47v5zM160 95c-2-23-8-40-18-51s-24-16-43-16c-6 0-12 1-19 3s-13 5-19 10-11 12-15 21-6 20-7 33z">
                <text:p/>
              </draw:path>
              <draw:path draw:style-name="gr2" draw:text-style-name="P2" svg:width="0.189cm" svg:height="0.31cm" svg:x="9.908cm" svg:y="23.818cm" svg:viewBox="0 0 190 311" svg:d="M152 271c-7 14-16 24-28 31-11 6-25 9-42 9-28 0-49-10-62-29s-20-47-20-86c0-78 27-117 82-117 17 0 31 3 43 9 11 7 20 16 27 30 0-1 0-4 0-7s0-6 0-9 0-6 0-9v-6-87h37v261c0 5 0 10 0 15s0 10 0 14c1 4 1 8 1 11s0 5 0 6h-35c-1-2-1-3-1-6s0-6-1-9c0-3 0-7 0-10 0-4 0-8 0-11zM39 195c0 15 1 28 3 39 2 12 5 21 9 28s10 12 17 15c6 4 14 5 24 5 9 0 18-1 26-5 7-3 13-8 18-15s9-16 12-28c3-11 4-25 4-42 0-16-1-29-4-40s-7-20-12-26c-5-7-11-12-18-15-8-3-16-4-26-4-9 0-17 1-23 4-7 3-13 9-17 16s-8 16-10 27-3 25-3 41z">
                <text:p/>
              </draw:path>
              <draw:path draw:style-name="gr3" draw:text-style-name="P3" svg:width="0.129cm" svg:height="0.221cm" svg:x="0.555cm" svg:y="24.271cm" svg:viewBox="0 0 130 222" svg:d="M26 88c3-6 6-10 10-14 3-4 7-7 12-10 4-2 8-4 13-5s11-2 17-2c11 0 19 2 26 4 6 3 12 7 15 12 4 5 7 11 8 18 2 7 3 15 3 23v108h-28v-103c0-6 0-12-1-18-1-5-2-9-5-13-2-3-6-6-10-7-4-2-10-3-17-3-6 0-12 1-17 3-5 3-10 6-14 10-3 4-6 9-8 15s-3 13-3 21v95h-27v-222h27v58c0 3 0 6 0 10 0 3 0 6-1 9 0 3 0 5 0 7s0 3 0 4z">
                <text:p/>
              </draw:path>
              <draw:path draw:style-name="gr3" draw:text-style-name="P3" svg:width="0.077cm" svg:height="0.2cm" svg:x="0.713cm" svg:y="24.295cm" svg:viewBox="0 0 78 201" svg:d="M78 197c-4 1-8 2-12 3-4 0-9 0-15 1-21-1-32-13-32-37v-108h-19v-20h20l8-36h18v36h30v20h-30v102c0 8 1 13 4 16 2 4 7 5 13 5 2 0 5 0 7 0 3-1 6-1 8-2z">
                <text:p/>
              </draw:path>
              <draw:path draw:style-name="gr3" draw:text-style-name="P3" svg:width="0.077cm" svg:height="0.2cm" svg:x="0.797cm" svg:y="24.295cm" svg:viewBox="0 0 78 201" svg:d="M78 197c-4 1-8 2-12 3-4 0-9 0-15 1-21-1-32-13-32-37v-108h-19v-20h20l8-36h18v36h30v20h-30v102c0 8 1 13 4 16 2 4 7 5 13 5 2 0 5 0 7 0 3-1 6-1 8-2z">
                <text:p/>
              </draw:path>
              <draw:path draw:style-name="gr3" draw:text-style-name="P3" svg:width="0.137cm" svg:height="0.228cm" svg:x="0.897cm" svg:y="24.328cm" svg:viewBox="0 0 138 229" svg:d="M138 83c0 12-1 24-3 34s-5 19-10 27c-5 7-11 13-18 17-8 5-17 7-29 7-11 0-21-2-30-7-9-4-15-11-20-21h-1c0 0 0 1 1 2 0 2 0 4 0 6 0 3 0 5 0 8s0 6 0 9v64h-27v-193c0-4 0-8 0-11 0-4 0-7 0-10s-1-6-1-8 0-3 0-4h26c0 0 0 1 0 3 1 2 1 4 1 7 0 2 0 5 0 8 1 3 1 5 1 8 3-5 6-10 9-13 3-4 7-7 11-9 4-3 8-4 13-5s11-2 17-2c12 0 21 2 29 6 7 4 13 10 18 17s8 16 10 26 3 22 3 34zM110 84c0-10-1-19-2-27s-3-14-6-20c-3-5-7-9-12-12s-11-4-18-4c-6 0-12 1-17 2-6 2-10 5-14 10s-7 12-10 20c-2 8-3 19-3 33 0 11 1 21 3 29s4 14 8 19 8 9 14 11c5 2 11 3 18 3 8 0 14-2 19-4 5-3 9-8 12-13s5-12 6-20 2-17 2-27z">
                <text:p/>
              </draw:path>
              <draw:path draw:style-name="gr3" draw:text-style-name="P3" svg:width="0.028cm" svg:height="0.161cm" svg:x="1.078cm" svg:y="24.331cm" svg:viewBox="0 0 29 162" svg:d="M0 31v-31h29v31zM0 162v-31h29v31z">
                <text:p/>
              </draw:path>
              <draw:polygon draw:style-name="gr3" draw:text-style-name="P3" svg:width="0.084cm" svg:height="0.224cm" svg:x="1.135cm" svg:y="24.271cm" svg:viewBox="0 0 85 225" draw:points="0,225 62,0 85,0 24,225">
                <text:p/>
              </draw:polygon>
              <draw:polygon draw:style-name="gr3" draw:text-style-name="P3" svg:width="0.084cm" svg:height="0.224cm" svg:x="1.22cm" svg:y="24.271cm" svg:viewBox="0 0 85 225" draw:points="0,225 62,0 85,0 24,225">
                <text:p/>
              </draw:polygon>
              <draw:path draw:style-name="gr3" draw:text-style-name="P3" svg:width="0.131cm" svg:height="0.167cm" svg:x="1.317cm" svg:y="24.328cm" svg:viewBox="0 0 132 168" svg:d="M28 83c0 10 1 18 2 26 2 8 4 14 7 20s7 10 13 13c5 3 11 5 19 5 10 0 18-3 24-8 7-5 11-13 12-24l27 2c-1 6-2 13-5 19s-8 12-13 16c-5 5-11 9-19 12-7 3-15 4-25 4-13 0-24-2-33-6-8-5-16-11-21-18-6-8-10-17-12-27-3-10-4-21-4-33 0-11 1-21 3-29 1-8 4-16 7-22 4-6 7-11 12-16 4-4 9-7 14-10 5-2 11-4 16-5 6-1 12-2 18-2 9 0 17 1 24 4 7 2 13 6 18 10s10 9 13 15 5 13 6 19l-27 2c-2-9-5-16-11-21s-14-8-24-8c-8 0-14 1-19 4-6 2-10 6-13 11-3 6-5 12-7 20-1 8-2 17-2 27z">
                <text:p/>
              </draw:path>
              <draw:path draw:style-name="gr3" draw:text-style-name="P3" svg:width="0.133cm" svg:height="0.166cm" svg:x="1.47cm" svg:y="24.329cm" svg:viewBox="0 0 134 167" svg:d="M134 120c0 7-2 14-5 20s-7 11-12 15c-6 4-13 7-21 9s-17 3-28 3c-9 0-18 0-25-2-8-1-15-4-20-7-6-3-11-7-15-12-3-6-6-12-8-20l24-4c2 8 7 15 14 19s17 6 30 6c6 0 11-1 16-1 5-1 9-3 13-4 3-2 6-5 8-8s3-7 3-12-2-9-4-12-5-6-9-8c-5-2-9-4-15-6-6-1-13-3-20-5-6-1-13-3-19-5-6-3-12-5-17-9-5-3-10-7-13-13-3-5-5-11-5-19 0-14 6-26 16-33 11-8 26-12 46-12 18 0 32 3 43 9 11 7 17 17 20 31l-24 3c-1-5-3-8-5-11-3-3-6-5-9-7s-7-3-11-3c-5-1-9-2-14-2-12 0-21 2-27 6-5 4-8 9-8 17 0 4 1 8 3 11 2 2 5 5 9 7s8 3 14 5c5 1 11 3 18 4 4 1 8 3 13 4 4 1 9 3 13 4 4 2 8 4 12 6 4 3 7 6 10 9s5 7 6 11c2 5 3 10 3 16z">
                <text:p/>
              </draw:path>
              <draw:path draw:style-name="gr3" draw:text-style-name="P3" svg:width="0.129cm" svg:height="0.164cm" svg:x="1.638cm" svg:y="24.331cm" svg:viewBox="0 0 130 165" svg:d="M27 0v103c0 8 1 14 2 19 1 6 3 10 5 13 3 4 7 6 11 7 4 2 9 2 16 2 6 0 12-1 17-3s9-6 13-10 7-9 9-16c2-6 3-13 3-21v-94h27v128c0 3 0 7 0 11 0 3 0 7 0 10 0 4 0 7 0 9s0 4 0 4h-25c0-1 0-2 0-4 0-3-1-5-1-8s0-5 0-8 0-6 0-8h-1c-2 5-5 9-8 13s-7 7-11 10c-4 2-9 4-14 6-5 1-12 2-19 2-9 0-16-1-23-3-6-2-12-6-16-10-4-5-7-11-9-18s-3-16-3-26v-108z">
                <text:p/>
              </draw:path>
              <draw:path draw:style-name="gr3" draw:text-style-name="P3" svg:width="0.129cm" svg:height="0.164cm" svg:x="1.811cm" svg:y="24.328cm" svg:viewBox="0 0 130 165" svg:d="M103 165v-103c0-8 0-14-1-19-2-6-3-10-6-13-3-4-6-6-10-7-5-2-10-2-16-2-7 0-12 1-17 3-6 2-10 6-14 10-3 4-6 9-8 16-2 6-3 13-3 21v94h-27v-128c0-3 0-7 0-10 0-4 0-8 0-11 0-4-1-6-1-9 0-2 0-3 0-3h25c1 0 1 1 1 4 0 2 0 4 0 7s0 6 1 8c0 3 0 6 0 8 3-5 6-9 9-13s6-7 10-10c5-2 9-4 15-6 5-1 11-2 18-2 9 0 17 1 23 3 7 2 12 6 16 10 4 5 8 11 9 18 2 7 3 16 3 26v108z">
                <text:p/>
              </draw:path>
              <draw:path draw:style-name="gr3" draw:text-style-name="P3" svg:width="0.137cm" svg:height="0.228cm" svg:x="1.985cm" svg:y="24.328cm" svg:viewBox="0 0 138 229" svg:d="M138 83c0 12-1 24-3 34s-5 19-10 27c-5 7-11 13-18 17-8 5-17 7-29 7-11 0-21-2-30-7-9-4-15-11-20-21h-1c0 0 0 1 1 2 0 2 0 4 0 6 0 3 0 5 0 8s0 6 0 9v64h-27v-193c0-4 0-8 0-11 0-4 0-7 0-10s-1-6-1-8 0-3 0-4h26c0 0 0 1 0 3 1 2 1 4 1 7 0 2 0 5 0 8 1 3 1 5 1 8 3-5 6-10 9-13 3-4 7-7 11-9 4-3 8-4 13-5s11-2 17-2c12 0 21 2 29 6 7 4 13 10 18 17s8 16 10 26 3 22 3 34zM110 84c0-10-1-19-2-27s-3-14-6-20c-3-5-7-9-12-12s-11-4-18-4c-6 0-12 1-17 2-6 2-10 5-14 10s-7 12-10 20c-2 8-3 19-3 33 0 11 1 21 3 29s4 14 8 19 8 9 14 11c5 2 11 3 18 3 8 0 14-2 19-4 5-3 9-8 12-13s5-12 6-20 2-17 2-27z">
                <text:p/>
              </draw:path>
              <draw:polygon draw:style-name="gr3" draw:text-style-name="P3" svg:width="0.026cm" svg:height="0.221cm" svg:x="2.159cm" svg:y="24.271cm" svg:viewBox="0 0 27 222" draw:points="0,222 0,0 27,0 27,222">
                <text:p/>
              </draw:polygon>
              <draw:path draw:style-name="gr3" draw:text-style-name="P3" svg:width="0.129cm" svg:height="0.164cm" svg:x="2.226cm" svg:y="24.331cm" svg:viewBox="0 0 130 165" svg:d="M27 0v103c0 8 1 14 2 19 1 6 3 10 5 13 3 4 7 6 11 7 4 2 9 2 16 2 6 0 12-1 17-3s9-6 13-10 7-9 9-16c2-6 3-13 3-21v-94h27v128c0 3 0 7 0 11 0 3 0 7 0 10 0 4 0 7 0 9s0 4 0 4h-25c0-1 0-2 0-4 0-3-1-5-1-8s0-5 0-8 0-6 0-8h-1c-2 5-5 9-8 13s-7 7-11 10c-4 2-9 4-14 6-5 1-12 2-19 2-9 0-16-1-23-3-6-2-12-6-16-10-4-5-7-11-9-18s-3-16-3-26v-108z">
                <text:p/>
              </draw:path>
              <draw:path draw:style-name="gr3" draw:text-style-name="P3" svg:width="0.137cm" svg:height="0.227cm" svg:x="2.393cm" svg:y="24.329cm" svg:viewBox="0 0 138 228" svg:d="M69 228c-9 0-17-1-24-3-8-2-14-4-19-8-5-3-9-8-12-12-4-5-6-11-7-17l27-4c2 8 6 14 12 18s14 6 24 6c6 0 12-1 17-3s9-4 12-8c4-4 7-9 8-15 2-6 3-13 3-21v-26c-2 4-4 8-7 11-3 4-7 8-11 10-4 3-9 6-15 7-6 2-12 3-19 3-10 0-19-2-27-5-7-4-13-9-18-16-4-7-8-15-10-25-2-11-3-23-3-36s1-25 3-35 6-19 11-27c5-7 11-12 19-16 7-4 17-6 28-6s21 3 30 8c8 5 15 13 19 22h1c0-2 0-5 0-8s0-6 0-9 1-5 1-7 0-3 0-3h26c0 1 0 2 0 4 0 3 0 5-1 8 0 3 0 6 0 10s0 7 0 11v124c0 23-5 40-17 51-11 11-28 17-51 17zM110 84c0-12-1-21-3-29-3-8-6-15-10-20s-9-9-14-11c-5-3-10-4-16-4s-12 1-17 4c-5 2-9 6-13 11-3 5-5 12-7 20-1 8-2 17-2 29 0 11 1 21 2 29 2 8 4 15 7 19 4 5 8 9 12 11 5 2 11 3 18 3 5 0 11-1 16-3 5-3 10-6 14-11s7-12 10-20c2-8 3-17 3-28z">
                <text:p/>
              </draw:path>
              <draw:path draw:style-name="gr3" draw:text-style-name="P3" svg:width="0.137cm" svg:height="0.227cm" svg:x="2.566cm" svg:y="24.329cm" svg:viewBox="0 0 138 228" svg:d="M69 228c-9 0-17-1-24-3-8-2-14-4-19-8-5-3-9-8-12-12-4-5-6-11-7-17l27-4c2 8 6 14 12 18s14 6 24 6c6 0 12-1 17-3s9-4 12-8c4-4 7-9 8-15 2-6 3-13 3-21v-26c-2 4-4 8-7 11-3 4-7 8-11 10-4 3-9 6-15 7-6 2-12 3-19 3-10 0-19-2-27-5-7-4-13-9-18-16-4-7-8-15-10-25-2-11-3-23-3-36s1-25 3-35 6-19 11-27c5-7 11-12 19-16 7-4 17-6 28-6s21 3 30 8c8 5 15 13 19 22h1c0-2 0-5 0-8s0-6 0-9 1-5 1-7 0-3 0-3h26c0 1 0 2 0 4 0 3 0 5-1 8 0 3 0 6 0 10s0 7 0 11v124c0 23-5 40-17 51-11 11-28 17-51 17zM110 84c0-12-1-21-3-29-3-8-6-15-10-20s-9-9-14-11c-5-3-10-4-16-4s-12 1-17 4c-5 2-9 6-13 11-3 5-5 12-7 20-1 8-2 17-2 29 0 11 1 21 2 29 2 8 4 15 7 19 4 5 8 9 12 11 5 2 11 3 18 3 5 0 11-1 16-3 5-3 10-6 14-11s7-12 10-20c2-8 3-17 3-28z">
                <text:p/>
              </draw:path>
              <draw:path draw:style-name="gr3" draw:text-style-name="P3" svg:width="0.143cm" svg:height="0.167cm" svg:x="2.74cm" svg:y="24.328cm" svg:viewBox="0 0 144 168" svg:d="M28 90c0 8 1 16 3 23s4 13 8 19c4 5 8 9 14 12 6 2 13 4 21 4 11 0 21-3 28-7 7-5 12-11 14-18l24 7c-2 4-4 9-7 13-3 5-8 9-13 13-5 3-11 6-19 8-7 3-17 4-27 4-24 0-43-7-55-21-13-15-19-36-19-64 0-15 2-28 6-39 3-10 9-19 15-25 7-7 15-12 23-15 9-3 19-4 29-4 13 0 25 2 34 7 9 4 16 10 22 18 5 8 9 17 12 27 2 11 3 22 3 34v4zM116 69c-1-17-6-29-13-37s-17-12-31-12c-4 0-9 1-14 2-5 2-10 4-14 8-4 3-8 9-10 15-3 6-5 14-5 24z">
                <text:p/>
              </draw:path>
              <draw:path draw:style-name="gr3" draw:text-style-name="P3" svg:width="0.137cm" svg:height="0.224cm" svg:x="2.913cm" svg:y="24.271cm" svg:viewBox="0 0 138 225" svg:d="M110 196c-5 10-11 18-20 22-8 5-18 7-30 7-21 0-36-7-46-21-9-13-14-34-14-62 0-57 20-85 60-85 12 0 22 2 30 7 9 4 15 11 20 21 0-1 0-2 0-4 0-3 0-5 0-7 0-3 0-5 0-7v-4-63h27v189c0 4 0 7 0 11 0 3 0 7 0 10 1 3 1 5 1 7 0 3 0 4 0 5h-26c0-1 0-2 0-4s-1-4-1-7c0-2 0-5 0-7 0-3 0-5 0-8zM28 141c0 11 1 21 2 29 2 8 4 14 7 19s7 9 12 12c5 2 11 3 18 3s13-1 18-3c6-3 10-6 14-11 4-6 6-12 8-21 2-8 3-18 3-30 0-11-1-21-3-29s-4-14-8-19-8-9-14-11c-5-2-11-3-18-3s-12 1-17 3c-5 3-9 6-12 12-3 5-6 11-7 19-2 8-3 18-3 30z">
                <text:p/>
              </draw:path>
              <draw:polygon draw:style-name="gr3" draw:text-style-name="P3" svg:width="0.028cm" svg:height="0.032cm" svg:x="3.102cm" svg:y="24.46cm" svg:viewBox="0 0 29 33" draw:points="0,33 0,0 29,0 29,33">
                <text:p/>
              </draw:polygon>
              <draw:path draw:style-name="gr3" draw:text-style-name="P3" svg:width="0.144cm" svg:height="0.167cm" svg:x="3.172cm" svg:y="24.328cm" svg:viewBox="0 0 145 168" svg:d="M145 84c0 28-6 49-19 63-12 14-30 21-54 21-11 0-22-2-30-5-9-3-17-9-23-16s-11-15-14-26c-3-10-5-23-5-37 0-56 24-84 73-84 12 0 23 2 32 5 9 4 17 9 23 16s10 16 13 26c3 11 4 23 4 37zM117 84c0-13-1-23-3-31s-5-15-9-20-8-8-14-10c-5-2-11-3-18-3s-13 1-19 3c-5 2-10 6-14 10-4 5-7 12-9 20s-3 19-3 31 1 23 4 31c2 8 5 15 9 20s8 8 13 10c6 2 11 3 18 3 6 0 13-1 18-3 6-2 11-5 14-10 4-5 7-12 9-20 3-8 4-19 4-31z">
                <text:p/>
              </draw:path>
              <draw:path draw:style-name="gr3" draw:text-style-name="P3" svg:width="0.076cm" svg:height="0.164cm" svg:x="3.352cm" svg:y="24.328cm" svg:viewBox="0 0 77 165" svg:d="M1 165v-124c0-4 0-7 0-11 0-3 0-7 0-10s-1-6-1-9 0-6 0-8h25c1 2 1 5 1 8s0 6 0 9 1 6 1 9 0 5 0 7c2-6 4-11 6-16 3-5 5-8 8-11s6-5 10-7c4-1 9-2 15-2 2 0 4 0 6 1 2 0 4 0 5 1v24c-2 0-4-1-7-1-2 0-5 0-8 0-6 0-11 1-15 4-5 3-8 7-11 12-3 4-5 10-6 17s-2 14-2 23v84z">
                <text:p/>
              </draw:path>
              <draw:path draw:style-name="gr3" draw:text-style-name="P3" svg:width="0.137cm" svg:height="0.227cm" svg:x="3.447cm" svg:y="24.329cm" svg:viewBox="0 0 138 228" svg:d="M69 228c-9 0-17-1-24-3-8-2-14-4-19-8-5-3-9-8-12-12-4-5-6-11-7-17l27-4c2 8 6 14 12 18s14 6 24 6c6 0 12-1 17-3s9-4 12-8c4-4 7-9 8-15 2-6 3-13 3-21v-26c-2 4-4 8-7 11-3 4-7 8-11 10-4 3-9 6-15 7-6 2-12 3-19 3-10 0-19-2-27-5-7-4-13-9-18-16-4-7-8-15-10-25-2-11-3-23-3-36s1-25 3-35 6-19 11-27c5-7 11-12 19-16 7-4 17-6 28-6s21 3 30 8c8 5 15 13 19 22h1c0-2 0-5 0-8s0-6 0-9 1-5 1-7 0-3 0-3h26c0 1 0 2 0 4 0 3 0 5-1 8 0 3 0 6 0 10s0 7 0 11v124c0 23-5 40-17 51-11 11-28 17-51 17zM110 84c0-12-1-21-3-29-3-8-6-15-10-20s-9-9-14-11c-5-3-10-4-16-4s-12 1-17 4c-5 2-9 6-13 11-3 5-5 12-7 20-1 8-2 17-2 29 0 11 1 21 2 29 2 8 4 15 7 19 4 5 8 9 12 11 5 2 11 3 18 3 5 0 11-1 16-3 5-3 10-6 14-11s7-12 10-20c2-8 3-17 3-28z">
                <text:p/>
              </draw:path>
              <draw:polygon draw:style-name="gr3" draw:text-style-name="P3" svg:width="0.084cm" svg:height="0.224cm" svg:x="3.607cm" svg:y="24.271cm" svg:viewBox="0 0 85 225" draw:points="0,225 62,0 85,0 24,225">
                <text:p/>
              </draw:polygon>
              <draw:path draw:style-name="gr3" draw:text-style-name="P3" svg:width="0.222cm" svg:height="0.161cm" svg:x="3.692cm" svg:y="24.331cm" svg:viewBox="0 0 223 162" svg:d="M176 162h-31l-26-105c-1-2-1-6-2-10s-2-7-3-11c-1-5-2-9-3-14-1 5-1 9-2 13s-2 8-3 12-2 8-3 11l-26 104h-32l-45-162h27l27 110c1 2 2 5 2 9 1 3 2 6 2 9 1 4 2 8 3 12 0-4 1-8 2-11s2-7 3-10c0-3 1-6 2-8l29-111h29l28 111c1 3 2 6 3 9 0 3 1 6 2 9 1 4 1 7 2 11 1-4 2-8 3-11 0-3 1-7 2-10 0-3 1-6 2-9l29-110h26z">
                <text:p/>
              </draw:path>
              <draw:path draw:style-name="gr3" draw:text-style-name="P3" svg:width="0.137cm" svg:height="0.228cm" svg:x="3.936cm" svg:y="24.328cm" svg:viewBox="0 0 138 229" svg:d="M138 83c0 12-1 24-3 34s-5 19-10 27c-5 7-11 13-18 17-8 5-17 7-29 7-11 0-21-2-30-7-9-4-15-11-20-21h-1c0 0 0 1 1 2 0 2 0 4 0 6 0 3 0 5 0 8s0 6 0 9v64h-27v-193c0-4 0-8 0-11 0-4 0-7 0-10s-1-6-1-8 0-3 0-4h26c0 0 0 1 0 3 1 2 1 4 1 7 0 2 0 5 0 8 1 3 1 5 1 8 3-5 6-10 9-13 3-4 7-7 11-9 4-3 8-4 13-5s11-2 17-2c12 0 21 2 29 6 7 4 13 10 18 17s8 16 10 26 3 22 3 34zM110 84c0-10-1-19-2-27s-3-14-6-20c-3-5-7-9-12-12s-11-4-18-4c-6 0-12 1-17 2-6 2-10 5-14 10s-7 12-10 20c-2 8-3 19-3 33 0 11 1 21 3 29s4 14 8 19 8 9 14 11c5 2 11 3 18 3 8 0 14-2 19-4 5-3 9-8 12-13s5-12 6-20 2-17 2-27z">
                <text:p/>
              </draw:path>
              <draw:polygon draw:style-name="gr3" draw:text-style-name="P3" svg:width="0.074cm" svg:height="0.023cm" svg:x="4.104cm" svg:y="24.4cm" svg:viewBox="0 0 75 24" draw:points="0,24 0,0 75,0 75,24">
                <text:p/>
              </draw:polygon>
              <draw:path draw:style-name="gr3" draw:text-style-name="P3" svg:width="0.131cm" svg:height="0.167cm" svg:x="4.205cm" svg:y="24.328cm" svg:viewBox="0 0 132 168" svg:d="M28 83c0 10 1 18 2 26 2 8 4 14 7 20s7 10 13 13c5 3 11 5 19 5 10 0 18-3 24-8 7-5 11-13 12-24l27 2c-1 6-2 13-5 19s-8 12-13 16c-5 5-11 9-19 12-7 3-15 4-25 4-13 0-24-2-33-6-8-5-16-11-21-18-6-8-10-17-12-27-3-10-4-21-4-33 0-11 1-21 3-29 1-8 4-16 7-22 4-6 7-11 12-16 4-4 9-7 14-10 5-2 11-4 16-5 6-1 12-2 18-2 9 0 17 1 24 4 7 2 13 6 18 10s10 9 13 15 5 13 6 19l-27 2c-2-9-5-16-11-21s-14-8-24-8c-8 0-14 1-19 4-6 2-10 6-13 11-3 6-5 12-7 20-1 8-2 17-2 27z">
                <text:p/>
              </draw:path>
              <draw:path draw:style-name="gr3" draw:text-style-name="P3" svg:width="0.144cm" svg:height="0.167cm" svg:x="4.361cm" svg:y="24.328cm" svg:viewBox="0 0 145 168" svg:d="M145 84c0 28-6 49-19 63-12 14-30 21-54 21-11 0-22-2-30-5-9-3-17-9-23-16s-11-15-14-26c-3-10-5-23-5-37 0-56 24-84 73-84 12 0 23 2 32 5 9 4 17 9 23 16s10 16 13 26c3 11 4 23 4 37zM117 84c0-13-1-23-3-31s-5-15-9-20-8-8-14-10c-5-2-11-3-18-3s-13 1-19 3c-5 2-10 6-14 10-4 5-7 12-9 20s-3 19-3 31 1 23 4 31c2 8 5 15 9 20s8 8 13 10c6 2 11 3 18 3 6 0 13-1 18-3 6-2 11-5 14-10 4-5 7-12 9-20 3-8 4-19 4-31z">
                <text:p/>
              </draw:path>
              <draw:path draw:style-name="gr3" draw:text-style-name="P3" svg:width="0.129cm" svg:height="0.164cm" svg:x="4.542cm" svg:y="24.328cm" svg:viewBox="0 0 130 165" svg:d="M103 165v-103c0-8 0-14-1-19-2-6-3-10-6-13-3-4-6-6-10-7-5-2-10-2-16-2-7 0-12 1-17 3-6 2-10 6-14 10-3 4-6 9-8 16-2 6-3 13-3 21v94h-27v-128c0-3 0-7 0-10 0-4 0-8 0-11 0-4-1-6-1-9 0-2 0-3 0-3h25c1 0 1 1 1 4 0 2 0 4 0 7s0 6 1 8c0 3 0 6 0 8 3-5 6-9 9-13s6-7 10-10c5-2 9-4 15-6 5-1 11-2 18-2 9 0 17 1 23 3 7 2 12 6 16 10 4 5 8 11 9 18 2 7 3 16 3 26v108z">
                <text:p/>
              </draw:path>
              <draw:path draw:style-name="gr3" draw:text-style-name="P3" svg:width="0.077cm" svg:height="0.2cm" svg:x="4.7cm" svg:y="24.295cm" svg:viewBox="0 0 78 201" svg:d="M78 197c-4 1-8 2-12 3-4 0-9 0-15 1-21-1-32-13-32-37v-108h-19v-20h20l8-36h18v36h30v20h-30v102c0 8 1 13 4 16 2 4 7 5 13 5 2 0 5 0 7 0 3-1 6-1 8-2z">
                <text:p/>
              </draw:path>
              <draw:path draw:style-name="gr3" draw:text-style-name="P3" svg:width="0.143cm" svg:height="0.167cm" svg:x="4.793cm" svg:y="24.328cm" svg:viewBox="0 0 144 168" svg:d="M28 90c0 8 1 16 3 23s4 13 8 19c4 5 8 9 14 12 6 2 13 4 21 4 11 0 21-3 28-7 7-5 12-11 14-18l24 7c-2 4-4 9-7 13-3 5-8 9-13 13-5 3-11 6-19 8-7 3-17 4-27 4-24 0-43-7-55-21-13-15-19-36-19-64 0-15 2-28 6-39 3-10 9-19 15-25 7-7 15-12 23-15 9-3 19-4 29-4 13 0 25 2 34 7 9 4 16 10 22 18 5 8 9 17 12 27 2 11 3 22 3 34v4zM116 69c-1-17-6-29-13-37s-17-12-31-12c-4 0-9 1-14 2-5 2-10 4-14 8-4 3-8 9-10 15-3 6-5 14-5 24z">
                <text:p/>
              </draw:path>
              <draw:path draw:style-name="gr3" draw:text-style-name="P3" svg:width="0.129cm" svg:height="0.164cm" svg:x="4.974cm" svg:y="24.328cm" svg:viewBox="0 0 130 165" svg:d="M103 165v-103c0-8 0-14-1-19-2-6-3-10-6-13-3-4-6-6-10-7-5-2-10-2-16-2-7 0-12 1-17 3-6 2-10 6-14 10-3 4-6 9-8 16-2 6-3 13-3 21v94h-27v-128c0-3 0-7 0-10 0-4 0-8 0-11 0-4-1-6-1-9 0-2 0-3 0-3h25c1 0 1 1 1 4 0 2 0 4 0 7s0 6 1 8c0 3 0 6 0 8 3-5 6-9 9-13s6-7 10-10c5-2 9-4 15-6 5-1 11-2 18-2 9 0 17 1 23 3 7 2 12 6 16 10 4 5 8 11 9 18 2 7 3 16 3 26v108z">
                <text:p/>
              </draw:path>
              <draw:path draw:style-name="gr3" draw:text-style-name="P3" svg:width="0.077cm" svg:height="0.2cm" svg:x="5.132cm" svg:y="24.295cm" svg:viewBox="0 0 78 201" svg:d="M78 197c-4 1-8 2-12 3-4 0-9 0-15 1-21-1-32-13-32-37v-108h-19v-20h20l8-36h18v36h30v20h-30v102c0 8 1 13 4 16 2 4 7 5 13 5 2 0 5 0 7 0 3-1 6-1 8-2z">
                <text:p/>
              </draw:path>
              <draw:polygon draw:style-name="gr3" draw:text-style-name="P3" svg:width="0.084cm" svg:height="0.224cm" svg:x="5.212cm" svg:y="24.271cm" svg:viewBox="0 0 85 225" draw:points="0,225 62,0 85,0 24,225">
                <text:p/>
              </draw:polygon>
              <draw:path draw:style-name="gr3" draw:text-style-name="P3" svg:width="0.129cm" svg:height="0.164cm" svg:x="5.317cm" svg:y="24.331cm" svg:viewBox="0 0 130 165" svg:d="M27 0v103c0 8 1 14 2 19 1 6 3 10 5 13 3 4 7 6 11 7 4 2 9 2 16 2 6 0 12-1 17-3s9-6 13-10 7-9 9-16c2-6 3-13 3-21v-94h27v128c0 3 0 7 0 11 0 3 0 7 0 10 0 4 0 7 0 9s0 4 0 4h-25c0-1 0-2 0-4 0-3-1-5-1-8s0-5 0-8 0-6 0-8h-1c-2 5-5 9-8 13s-7 7-11 10c-4 2-9 4-14 6-5 1-12 2-19 2-9 0-16-1-23-3-6-2-12-6-16-10-4-5-7-11-9-18s-3-16-3-26v-108z">
                <text:p/>
              </draw:path>
              <draw:path draw:style-name="gr3" draw:text-style-name="P3" svg:width="0.137cm" svg:height="0.228cm" svg:x="5.49cm" svg:y="24.328cm" svg:viewBox="0 0 138 229" svg:d="M138 83c0 12-1 24-3 34s-5 19-10 27c-5 7-11 13-18 17-8 5-17 7-29 7-11 0-21-2-30-7-9-4-15-11-20-21h-1c0 0 0 1 1 2 0 2 0 4 0 6 0 3 0 5 0 8s0 6 0 9v64h-27v-193c0-4 0-8 0-11 0-4 0-7 0-10s-1-6-1-8 0-3 0-4h26c0 0 0 1 0 3 1 2 1 4 1 7 0 2 0 5 0 8 1 3 1 5 1 8 3-5 6-10 9-13 3-4 7-7 11-9 4-3 8-4 13-5s11-2 17-2c12 0 21 2 29 6 7 4 13 10 18 17s8 16 10 26 3 22 3 34zM110 84c0-10-1-19-2-27s-3-14-6-20c-3-5-7-9-12-12s-11-4-18-4c-6 0-12 1-17 2-6 2-10 5-14 10s-7 12-10 20c-2 8-3 19-3 33 0 11 1 21 3 29s4 14 8 19 8 9 14 11c5 2 11 3 18 3 8 0 14-2 19-4 5-3 9-8 12-13s5-12 6-20 2-17 2-27z">
                <text:p/>
              </draw:path>
              <draw:polygon draw:style-name="gr3" draw:text-style-name="P3" svg:width="0.026cm" svg:height="0.221cm" svg:x="5.665cm" svg:y="24.271cm" svg:viewBox="0 0 27 222" draw:points="0,222 0,0 27,0 27,222">
                <text:p/>
              </draw:polygon>
              <draw:path draw:style-name="gr3" draw:text-style-name="P3" svg:width="0.144cm" svg:height="0.167cm" svg:x="5.724cm" svg:y="24.328cm" svg:viewBox="0 0 145 168" svg:d="M145 84c0 28-6 49-19 63-12 14-30 21-54 21-11 0-22-2-30-5-9-3-17-9-23-16s-11-15-14-26c-3-10-5-23-5-37 0-56 24-84 73-84 12 0 23 2 32 5 9 4 17 9 23 16s10 16 13 26c3 11 4 23 4 37zM117 84c0-13-1-23-3-31s-5-15-9-20-8-8-14-10c-5-2-11-3-18-3s-13 1-19 3c-5 2-10 6-14 10-4 5-7 12-9 20s-3 19-3 31 1 23 4 31c2 8 5 15 9 20s8 8 13 10c6 2 11 3 18 3 6 0 13-1 18-3 6-2 11-5 14-10 4-5 7-12 9-20 3-8 4-19 4-31z">
                <text:p/>
              </draw:path>
              <draw:path draw:style-name="gr3" draw:text-style-name="P3" svg:width="0.157cm" svg:height="0.167cm" svg:x="5.898cm" svg:y="24.328cm" svg:viewBox="0 0 158 168" svg:d="M49 168c-16 0-29-4-37-13-8-8-12-20-12-35 0-11 2-20 6-27 4-6 9-12 16-16s14-6 22-8c9-1 17-2 26-2h36v-9c0-7 0-13-2-17-1-5-3-9-6-12s-7-5-11-6c-4-2-9-2-15-2s-10 0-14 1c-5 0-8 2-11 4s-6 4-8 8c-2 3-3 7-4 12l-28-2c1-7 3-12 6-18 3-5 7-10 12-14s11-7 19-9 17-3 28-3c21 0 36 5 46 14 11 9 16 23 16 40v70c0 8 1 14 3 18s6 6 12 6c1 0 3 0 4 0 2 0 3-1 5-1v17c-4 1-7 1-10 2-4 0-7 0-11 0-5 0-10-1-13-2-4-1-7-3-9-6s-4-6-5-10c-2-4-2-9-3-14h-1c-2 5-6 10-9 14-4 4-8 8-12 11-5 3-10 5-16 7-6 1-12 2-20 2zM55 148c9 0 16-2 23-5 6-3 12-7 16-12s7-10 9-16c2-5 3-11 3-16v-13h-29c-7 0-13 0-19 1s-11 3-16 5c-4 3-8 6-10 11-3 4-4 10-4 17 0 9 2 16 7 21 5 4 11 7 20 7z">
                <text:p/>
              </draw:path>
              <draw:path draw:style-name="gr3" draw:text-style-name="P3" svg:width="0.137cm" svg:height="0.224cm" svg:x="6.072cm" svg:y="24.271cm" svg:viewBox="0 0 138 225" svg:d="M110 196c-5 10-11 18-20 22-8 5-18 7-30 7-21 0-36-7-46-21-9-13-14-34-14-62 0-57 20-85 60-85 12 0 22 2 30 7 9 4 15 11 20 21 0-1 0-2 0-4 0-3 0-5 0-7 0-3 0-5 0-7v-4-63h27v189c0 4 0 7 0 11 0 3 0 7 0 10 1 3 1 5 1 7 0 3 0 4 0 5h-26c0-1 0-2 0-4s-1-4-1-7c0-2 0-5 0-7 0-3 0-5 0-8zM28 141c0 11 1 21 2 29 2 8 4 14 7 19s7 9 12 12c5 2 11 3 18 3s13-1 18-3c6-3 10-6 14-11 4-6 6-12 8-21 2-8 3-18 3-30 0-11-1-21-3-29s-4-14-8-19-8-9-14-11c-5-2-11-3-18-3s-12 1-17 3c-5 3-9 6-12 12-3 5-6 11-7 19-2 8-3 18-3 30z">
                <text:p/>
              </draw:path>
              <draw:path draw:style-name="gr3" draw:text-style-name="P3" svg:width="0.133cm" svg:height="0.166cm" svg:x="6.241cm" svg:y="24.329cm" svg:viewBox="0 0 134 167" svg:d="M134 120c0 7-2 14-5 20s-7 11-12 15c-6 4-13 7-21 9s-17 3-28 3c-9 0-18 0-25-2-8-1-15-4-20-7-6-3-11-7-15-12-3-6-6-12-8-20l24-4c2 8 7 15 14 19s17 6 30 6c6 0 11-1 16-1 5-1 9-3 13-4 3-2 6-5 8-8s3-7 3-12-2-9-4-12-5-6-9-8c-5-2-9-4-15-6-6-1-13-3-20-5-6-1-13-3-19-5-6-3-12-5-17-9-5-3-10-7-13-13-3-5-5-11-5-19 0-14 6-26 16-33 11-8 26-12 46-12 18 0 32 3 43 9 11 7 17 17 20 31l-24 3c-1-5-3-8-5-11-3-3-6-5-9-7s-7-3-11-3c-5-1-9-2-14-2-12 0-21 2-27 6-5 4-8 9-8 17 0 4 1 8 3 11 2 2 5 5 9 7s8 3 14 5c5 1 11 3 18 4 4 1 8 3 13 4 4 1 9 3 13 4 4 2 8 4 12 6 4 3 7 6 10 9s5 7 6 11c2 5 3 10 3 16z">
                <text:p/>
              </draw:path>
              <draw:polygon draw:style-name="gr3" draw:text-style-name="P3" svg:width="0.084cm" svg:height="0.224cm" svg:x="6.389cm" svg:y="24.271cm" svg:viewBox="0 0 85 225" draw:points="0,225 62,0 85,0 24,225">
                <text:p/>
              </draw:polygon>
              <draw:path draw:style-name="gr3" draw:text-style-name="P3" svg:width="0.139cm" svg:height="0.213cm" svg:x="6.488cm" svg:y="24.279cm" svg:viewBox="0 0 140 214" svg:d="M0 214v-19c5-12 11-22 19-31 7-9 15-17 23-24s16-14 24-20 15-13 21-19c7-6 12-12 16-19s6-15 6-23c0-6-1-12-3-16-2-5-4-8-8-12-3-3-7-5-12-7-5-1-10-2-16-2-5 0-10 1-15 2-5 2-9 4-13 7-3 3-6 7-9 11-2 5-4 10-4 16l-28-3c1-7 3-14 6-21 4-7 8-13 14-18s13-9 21-12 18-4 28-4c11 0 20 1 28 4 9 2 15 6 21 11s10 11 13 18 5 15 5 25c0 7-2 14-4 20-3 6-6 13-10 18-5 6-10 12-15 17-6 5-12 11-18 16s-12 10-18 15-12 10-18 15c-5 5-10 11-14 16-5 5-8 11-10 16h110v23z">
                <text:p/>
              </draw:path>
              <draw:path draw:style-name="gr3" draw:text-style-name="P3" svg:width="0.146cm" svg:height="0.216cm" svg:x="6.659cm" svg:y="24.279cm" svg:viewBox="0 0 147 217" svg:d="M147 108c0 21-2 38-6 52-4 13-9 25-16 33-6 9-14 15-23 18-9 4-19 6-29 6s-20-2-29-6c-9-3-16-9-23-18-6-8-12-19-15-33-4-14-6-31-6-52s2-38 6-52c3-14 9-25 15-34 7-8 15-14 24-17s18-5 29-5c10 0 19 2 28 5s17 9 23 17c7 9 12 20 16 34s6 31 6 52zM119 108c0-16-1-30-3-41s-5-20-9-27c-3-7-8-11-14-14-5-3-12-4-19-4-8 0-14 1-20 4s-11 8-15 14c-4 7-7 16-9 27s-3 25-3 41c0 17 1 30 3 41s5 20 9 27 9 12 15 15 12 4 19 4 14-1 19-4c6-3 11-8 15-15s7-16 9-27 3-24 3-41z">
                <text:p/>
              </draw:path>
              <draw:polygon draw:style-name="gr3" draw:text-style-name="P3" svg:width="0.131cm" svg:height="0.21cm" svg:x="6.844cm" svg:y="24.282cm" svg:viewBox="0 0 132 211" draw:points="0,211 0,188 54,188 54,26 6,60 6,34 56,0 81,0 81,188 132,188 132,211">
                <text:p/>
              </draw:polygon>
              <draw:path draw:style-name="gr3" draw:text-style-name="P3" svg:width="0.145cm" svg:height="0.213cm" svg:x="7.006cm" svg:y="24.282cm" svg:viewBox="0 0 146 214" svg:d="M146 142c0 11-2 20-5 29s-8 17-14 23c-7 6-15 11-24 15-9 3-20 5-32 5-11 0-21-1-29-4-9-3-16-6-21-11-6-4-11-10-14-16s-6-12-7-19l27-3c1 4 3 7 5 11s5 7 8 10c4 3 8 6 13 7 5 2 11 3 18 3s14-1 19-3c6-2 11-6 15-10s7-9 9-15 4-13 4-21c0-7-2-13-4-18-2-6-5-10-9-14s-8-7-14-10c-6-2-12-3-19-3-5 0-9 0-13 1-3 1-7 2-10 4-3 1-6 3-9 4-3 2-5 4-7 6h-27l7-113h120v23h-95l-4 66c5-3 11-6 18-9s15-4 25-4c11 0 20 2 29 5 8 3 15 8 21 13 6 6 11 13 14 21s5 17 5 27z">
                <text:p/>
              </draw:path>
              <draw:polygon draw:style-name="gr3" draw:text-style-name="P3" svg:width="0.084cm" svg:height="0.224cm" svg:x="7.168cm" svg:y="24.271cm" svg:viewBox="0 0 85 225" draw:points="0,225 62,0 85,0 24,225">
                <text:p/>
              </draw:polygon>
              <draw:path draw:style-name="gr3" draw:text-style-name="P3" svg:width="0.146cm" svg:height="0.216cm" svg:x="7.264cm" svg:y="24.279cm" svg:viewBox="0 0 147 217" svg:d="M147 108c0 21-2 38-6 52-4 13-9 25-16 33-6 9-14 15-23 18-9 4-19 6-29 6s-20-2-29-6c-9-3-16-9-23-18-6-8-12-19-15-33-4-14-6-31-6-52s2-38 6-52c3-14 9-25 15-34 7-8 15-14 24-17s18-5 29-5c10 0 19 2 28 5s17 9 23 17c7 9 12 20 16 34s6 31 6 52zM119 108c0-16-1-30-3-41s-5-20-9-27c-3-7-8-11-14-14-5-3-12-4-19-4-8 0-14 1-20 4s-11 8-15 14c-4 7-7 16-9 27s-3 25-3 41c0 17 1 30 3 41s5 20 9 27 9 12 15 15 12 4 19 4 14-1 19-4c6-3 11-8 15-15s7-16 9-27 3-24 3-41z">
                <text:p/>
              </draw:path>
              <draw:path draw:style-name="gr3" draw:text-style-name="P3" svg:width="0.145cm" svg:height="0.216cm" svg:x="7.438cm" svg:y="24.279cm" svg:viewBox="0 0 146 217" svg:d="M146 156c0 10-2 18-5 26-3 7-8 14-14 19s-13 9-22 12-20 4-31 4c-13 0-24-1-33-5-9-3-16-7-22-13-6-5-10-11-13-18s-5-14-6-21l28-3c1 6 2 11 4 16 2 4 5 8 9 12 4 3 8 5 14 7 5 2 12 3 19 3 14 0 24-3 32-10s12-17 12-30c0-8-2-14-6-19-3-4-7-8-13-11-5-2-10-4-16-5s-12-1-17-1h-15v-24h14c5 0 11 0 16-1 6-1 11-3 15-6 5-3 9-7 12-11 3-5 4-11 4-18 0-12-3-20-10-27s-16-10-30-10c-11 0-21 3-28 9-8 6-12 15-13 26l-27-2c1-9 3-17 7-24s9-13 15-17c7-5 14-8 22-11 7-2 16-3 25-3 12 0 22 1 30 4 9 3 16 7 21 12s9 11 12 18c2 7 4 14 4 22 0 6-1 12-3 17-2 6-4 11-8 15-3 4-8 8-13 11-6 3-13 5-20 7v1c8 0 15 2 22 5 6 3 11 7 15 11 4 5 7 10 9 15 3 6 4 12 4 18z">
                <text:p/>
              </draw:path>
              <draw:polygon draw:style-name="gr3" draw:text-style-name="P3" svg:width="0.084cm" svg:height="0.224cm" svg:x="7.599cm" svg:y="24.271cm" svg:viewBox="0 0 85 225" draw:points="0,225 62,0 85,0 24,225">
                <text:p/>
              </draw:polygon>
              <draw:path draw:style-name="gr3" draw:text-style-name="P3" svg:width="0.193cm" svg:height="0.216cm" svg:x="7.7cm" svg:y="24.279cm" svg:viewBox="0 0 194 217" svg:d="M103 23c-12 0-22 2-32 6-9 4-17 10-23 17-6 8-11 17-14 27s-5 22-5 35c0 12 2 24 5 34 4 11 9 20 15 28 7 7 14 13 24 17 9 4 20 6 31 6 9 0 16-1 23-3 6-2 13-5 18-9s10-8 15-14c4-5 8-11 11-17l23 11c-3 8-8 16-14 22-5 7-12 13-19 18-8 5-16 9-26 12s-20 4-32 4c-17 0-32-3-45-8-13-6-23-13-32-23s-15-21-20-35c-4-13-6-28-6-43 0-17 2-32 7-45 4-13 11-25 20-34s19-16 32-21 27-8 44-8c22 0 41 4 56 13s26 22 33 39l-27 9c-2-5-4-10-8-14-3-5-7-9-12-12-6-4-12-6-18-8-7-3-15-4-24-4z">
                <text:p/>
              </draw:path>
              <draw:path draw:style-name="gr3" draw:text-style-name="P3" svg:width="0.176cm" svg:height="0.216cm" svg:x="7.922cm" svg:y="24.279cm" svg:viewBox="0 0 177 217" svg:d="M177 156c0 9-2 17-5 24-4 8-9 14-16 20-8 5-17 9-28 12s-24 5-38 5c-27 0-47-5-62-14s-24-22-28-40l28-5c1 5 3 10 6 15 3 4 7 8 12 11 5 4 11 6 18 8 8 2 16 3 27 3 8 0 16-1 23-2 7-2 13-4 18-7s9-7 12-12c3-4 4-10 4-17s-1-12-4-16c-3-5-8-8-14-11-5-3-12-5-20-7s-17-4-26-6c-6-2-12-3-18-5-6-1-12-3-17-5s-11-5-15-8c-5-3-9-6-13-10-3-4-6-9-8-14s-3-12-3-19c0-10 2-18 6-25s10-13 17-18c7-4 16-8 25-10 10-2 21-3 32-3 13 0 24 1 34 3 9 2 17 5 23 9 7 4 12 9 16 15 3 7 7 14 9 21l-28 5c-2-5-4-9-6-13-3-4-7-8-11-10-4-3-9-5-16-6-6-2-13-2-21-2-10 0-18 0-25 2-6 2-12 4-16 7s-7 7-9 11c-1 4-2 8-2 13 0 6 1 11 5 15 3 4 7 8 12 11 6 2 12 4 19 6s15 4 23 6c6 1 13 3 19 4 7 2 13 4 19 6s11 4 16 7 10 7 14 11c3 4 6 9 9 15 2 5 3 12 3 20z">
                <text:p/>
              </draw:path>
              <draw:path draw:style-name="gr3" draw:text-style-name="P3" svg:width="0.173cm" svg:height="0.213cm" svg:x="8.14cm" svg:y="24.282cm" svg:viewBox="0 0 174 214" svg:d="M86 214c-12 0-23-2-33-5s-20-8-27-14c-8-7-15-15-19-25-5-10-7-22-7-36v-134h29v132c0 11 1 20 4 27 3 8 7 14 12 18 5 5 11 8 18 11 7 2 14 3 23 3 8 0 16-1 23-3 7-3 14-6 19-11 6-5 10-11 13-19s5-17 5-28v-130h28v132c0 14-2 26-7 36-4 11-11 19-19 26s-17 12-28 15c-10 3-22 5-34 5z">
                <text:p/>
              </draw:path>
              <draw:path draw:style-name="gr3" draw:text-style-name="P3" svg:width="0.129cm" svg:height="0.164cm" svg:x="8.36cm" svg:y="24.328cm" svg:viewBox="0 0 130 165" svg:d="M103 165v-103c0-8 0-14-1-19-2-6-3-10-6-13-3-4-6-6-10-7-5-2-10-2-16-2-7 0-12 1-17 3-6 2-10 6-14 10-3 4-6 9-8 16-2 6-3 13-3 21v94h-27v-128c0-3 0-7 0-10 0-4 0-8 0-11 0-4-1-6-1-9 0-2 0-3 0-3h25c1 0 1 1 1 4 0 2 0 4 0 7s0 6 1 8c0 3 0 6 0 8 3-5 6-9 9-13s6-7 10-10c5-2 9-4 15-6 5-1 11-2 18-2 9 0 17 1 23 3 7 2 12 6 16 10 4 5 8 11 9 18 2 7 3 16 3 26v108z">
                <text:p/>
              </draw:path>
              <draw:path draw:style-name="gr3" draw:text-style-name="P3" svg:width="0.137cm" svg:height="0.228cm" svg:x="8.534cm" svg:y="24.328cm" svg:viewBox="0 0 138 229" svg:d="M138 83c0 12-1 24-3 34s-5 19-10 27c-5 7-11 13-18 17-8 5-17 7-29 7-11 0-21-2-30-7-9-4-15-11-20-21h-1c0 0 0 1 1 2 0 2 0 4 0 6 0 3 0 5 0 8s0 6 0 9v64h-27v-193c0-4 0-8 0-11 0-4 0-7 0-10s-1-6-1-8 0-3 0-4h26c0 0 0 1 0 3 1 2 1 4 1 7 0 2 0 5 0 8 1 3 1 5 1 8 3-5 6-10 9-13 3-4 7-7 11-9 4-3 8-4 13-5s11-2 17-2c12 0 21 2 29 6 7 4 13 10 18 17s8 16 10 26 3 22 3 34zM110 84c0-10-1-19-2-27s-3-14-6-20c-3-5-7-9-12-12s-11-4-18-4c-6 0-12 1-17 2-6 2-10 5-14 10s-7 12-10 20c-2 8-3 19-3 33 0 11 1 21 3 29s4 14 8 19 8 9 14 11c5 2 11 3 18 3 8 0 14-2 19-4 5-3 9-8 12-13s5-12 6-20 2-17 2-27z">
                <text:p/>
              </draw:path>
              <draw:polygon draw:style-name="gr3" draw:text-style-name="P3" svg:width="0.026cm" svg:height="0.221cm" svg:x="8.708cm" svg:y="24.271cm" svg:viewBox="0 0 27 222" draw:points="0,222 0,0 27,0 27,222">
                <text:p/>
              </draw:polygon>
              <draw:path draw:style-name="gr3" draw:text-style-name="P3" svg:width="0.129cm" svg:height="0.164cm" svg:x="8.775cm" svg:y="24.331cm" svg:viewBox="0 0 130 165" svg:d="M27 0v103c0 8 1 14 2 19 1 6 3 10 5 13 3 4 7 6 11 7 4 2 9 2 16 2 6 0 12-1 17-3s9-6 13-10 7-9 9-16c2-6 3-13 3-21v-94h27v128c0 3 0 7 0 11 0 3 0 7 0 10 0 4 0 7 0 9s0 4 0 4h-25c0-1 0-2 0-4 0-3-1-5-1-8s0-5 0-8 0-6 0-8h-1c-2 5-5 9-8 13s-7 7-11 10c-4 2-9 4-14 6-5 1-12 2-19 2-9 0-16-1-23-3-6-2-12-6-16-10-4-5-7-11-9-18s-3-16-3-26v-108z">
                <text:p/>
              </draw:path>
              <draw:path draw:style-name="gr3" draw:text-style-name="P3" svg:width="0.137cm" svg:height="0.227cm" svg:x="8.942cm" svg:y="24.329cm" svg:viewBox="0 0 138 228" svg:d="M69 228c-9 0-17-1-24-3-8-2-14-4-19-8-5-3-9-8-12-12-4-5-6-11-7-17l27-4c2 8 6 14 12 18s14 6 24 6c6 0 12-1 17-3s9-4 12-8c4-4 7-9 8-15 2-6 3-13 3-21v-26c-2 4-4 8-7 11-3 4-7 8-11 10-4 3-9 6-15 7-6 2-12 3-19 3-10 0-19-2-27-5-7-4-13-9-18-16-4-7-8-15-10-25-2-11-3-23-3-36s1-25 3-35 6-19 11-27c5-7 11-12 19-16 7-4 17-6 28-6s21 3 30 8c8 5 15 13 19 22h1c0-2 0-5 0-8s0-6 0-9 1-5 1-7 0-3 0-3h26c0 1 0 2 0 4 0 3 0 5-1 8 0 3 0 6 0 10s0 7 0 11v124c0 23-5 40-17 51-11 11-28 17-51 17zM110 84c0-12-1-21-3-29-3-8-6-15-10-20s-9-9-14-11c-5-3-10-4-16-4s-12 1-17 4c-5 2-9 6-13 11-3 5-5 12-7 20-1 8-2 17-2 29 0 11 1 21 2 29 2 8 4 15 7 19 4 5 8 9 12 11 5 2 11 3 18 3 5 0 11-1 16-3 5-3 10-6 14-11s7-12 10-20c2-8 3-17 3-28z">
                <text:p/>
              </draw:path>
              <draw:path draw:style-name="gr3" draw:text-style-name="P3" svg:width="0.137cm" svg:height="0.227cm" svg:x="9.115cm" svg:y="24.329cm" svg:viewBox="0 0 138 228" svg:d="M69 228c-9 0-17-1-24-3-8-2-14-4-19-8-5-3-9-8-12-12-4-5-6-11-7-17l27-4c2 8 6 14 12 18s14 6 24 6c6 0 12-1 17-3s9-4 12-8c4-4 7-9 8-15 2-6 3-13 3-21v-26c-2 4-4 8-7 11-3 4-7 8-11 10-4 3-9 6-15 7-6 2-12 3-19 3-10 0-19-2-27-5-7-4-13-9-18-16-4-7-8-15-10-25-2-11-3-23-3-36s1-25 3-35 6-19 11-27c5-7 11-12 19-16 7-4 17-6 28-6s21 3 30 8c8 5 15 13 19 22h1c0-2 0-5 0-8s0-6 0-9 1-5 1-7 0-3 0-3h26c0 1 0 2 0 4 0 3 0 5-1 8 0 3 0 6 0 10s0 7 0 11v124c0 23-5 40-17 51-11 11-28 17-51 17zM110 84c0-12-1-21-3-29-3-8-6-15-10-20s-9-9-14-11c-5-3-10-4-16-4s-12 1-17 4c-5 2-9 6-13 11-3 5-5 12-7 20-1 8-2 17-2 29 0 11 1 21 2 29 2 8 4 15 7 19 4 5 8 9 12 11 5 2 11 3 18 3 5 0 11-1 16-3 5-3 10-6 14-11s7-12 10-20c2-8 3-17 3-28z">
                <text:p/>
              </draw:path>
              <draw:path draw:style-name="gr3" draw:text-style-name="P3" svg:width="0.143cm" svg:height="0.167cm" svg:x="9.289cm" svg:y="24.328cm" svg:viewBox="0 0 144 168" svg:d="M28 90c0 8 1 16 3 23s4 13 8 19c4 5 8 9 14 12 6 2 13 4 21 4 11 0 21-3 28-7 7-5 12-11 14-18l24 7c-2 4-4 9-7 13-3 5-8 9-13 13-5 3-11 6-19 8-7 3-17 4-27 4-24 0-43-7-55-21-13-15-19-36-19-64 0-15 2-28 6-39 3-10 9-19 15-25 7-7 15-12 23-15 9-3 19-4 29-4 13 0 25 2 34 7 9 4 16 10 22 18 5 8 9 17 12 27 2 11 3 22 3 34v4zM116 69c-1-17-6-29-13-37s-17-12-31-12c-4 0-9 1-14 2-5 2-10 4-14 8-4 3-8 9-10 15-3 6-5 14-5 24z">
                <text:p/>
              </draw:path>
              <draw:path draw:style-name="gr3" draw:text-style-name="P3" svg:width="0.137cm" svg:height="0.224cm" svg:x="9.462cm" svg:y="24.271cm" svg:viewBox="0 0 138 225" svg:d="M110 196c-5 10-11 18-20 22-8 5-18 7-30 7-21 0-36-7-46-21-9-13-14-34-14-62 0-57 20-85 60-85 12 0 22 2 30 7 9 4 15 11 20 21 0-1 0-2 0-4 0-3 0-5 0-7 0-3 0-5 0-7v-4-63h27v189c0 4 0 7 0 11 0 3 0 7 0 10 1 3 1 5 1 7 0 3 0 4 0 5h-26c0-1 0-2 0-4s-1-4-1-7c0-2 0-5 0-7 0-3 0-5 0-8zM28 141c0 11 1 21 2 29 2 8 4 14 7 19s7 9 12 12c5 2 11 3 18 3s13-1 18-3c6-3 10-6 14-11 4-6 6-12 8-21 2-8 3-18 3-30 0-11-1-21-3-29s-4-14-8-19-8-9-14-11c-5-2-11-3-18-3s-12 1-17 3c-5 3-9 6-12 12-3 5-6 11-7 19-2 8-3 18-3 30z">
                <text:p/>
              </draw:path>
              <draw:polygon draw:style-name="gr3" draw:text-style-name="P3" svg:width="0.178cm" svg:height="0.018cm" svg:x="9.618cm" svg:y="24.535cm" svg:viewBox="0 0 179 19" draw:points="0,19 0,0 179,0 179,19">
                <text:p/>
              </draw:polygon>
              <draw:path draw:style-name="gr3" draw:text-style-name="P3" svg:width="0.209cm" svg:height="0.216cm" svg:x="9.812cm" svg:y="24.279cm" svg:viewBox="0 0 210 217" svg:d="M210 108c0 16-3 31-8 45-4 13-11 24-20 34s-20 17-33 22-28 8-44 8c-18 0-33-3-46-8-13-6-24-13-33-23-8-10-15-21-19-35-5-13-7-28-7-43 0-17 2-32 7-45 4-13 11-25 20-34s20-16 33-21 28-8 45-8 32 3 45 8 24 12 33 21c8 10 15 21 20 34 4 14 7 28 7 45zM180 108c0-13-1-25-5-35-3-10-8-19-14-27-6-7-14-13-24-17-9-4-20-6-32-6-13 0-24 2-33 6-10 4-18 10-24 17-6 8-11 17-14 27s-5 22-5 35c0 12 2 24 5 34 3 11 8 20 14 28 7 7 15 13 24 17 9 5 20 7 33 7s24-2 34-7c9-4 17-10 23-18 6-7 11-16 14-27 3-10 4-22 4-34z">
                <text:p/>
              </draw:path>
              <draw:path draw:style-name="gr3" draw:text-style-name="P3" svg:width="0.176cm" svg:height="0.216cm" svg:x="10.052cm" svg:y="24.279cm" svg:viewBox="0 0 177 217" svg:d="M177 156c0 9-2 17-5 24-4 8-9 14-16 20-8 5-17 9-28 12s-24 5-38 5c-27 0-47-5-62-14s-24-22-28-40l28-5c1 5 3 10 6 15 3 4 7 8 12 11 5 4 11 6 18 8 8 2 16 3 27 3 8 0 16-1 23-2 7-2 13-4 18-7s9-7 12-12c3-4 4-10 4-17s-1-12-4-16c-3-5-8-8-14-11-5-3-12-5-20-7s-17-4-26-6c-6-2-12-3-18-5-6-1-12-3-17-5s-11-5-15-8c-5-3-9-6-13-10-3-4-6-9-8-14s-3-12-3-19c0-10 2-18 6-25s10-13 17-18c7-4 16-8 25-10 10-2 21-3 32-3 13 0 24 1 34 3 9 2 17 5 23 9 7 4 12 9 16 15 3 7 7 14 9 21l-28 5c-2-5-4-9-6-13-3-4-7-8-11-10-4-3-9-5-16-6-6-2-13-2-21-2-10 0-18 0-25 2-6 2-12 4-16 7s-7 7-9 11c-1 4-2 8-2 13 0 6 1 11 5 15 3 4 7 8 12 11 6 2 12 4 19 6s15 4 23 6c6 1 13 3 19 4 7 2 13 4 19 6s11 4 16 7 10 7 14 11c3 4 6 9 9 15 2 5 3 12 3 20z">
                <text:p/>
              </draw:path>
              <draw:polygon draw:style-name="gr3" draw:text-style-name="P3" svg:width="0.178cm" svg:height="0.018cm" svg:x="10.24cm" svg:y="24.535cm" svg:viewBox="0 0 179 19" draw:points="0,19 0,0 179,0 179,19">
                <text:p/>
              </draw:polygon>
              <draw:path draw:style-name="gr3" draw:text-style-name="P3" svg:width="0.139cm" svg:height="0.213cm" svg:x="10.434cm" svg:y="24.279cm" svg:viewBox="0 0 140 214" svg:d="M0 214v-19c5-12 11-22 19-31 7-9 15-17 23-24s16-14 24-20 15-13 21-19c7-6 12-12 16-19s6-15 6-23c0-6-1-12-3-16-2-5-4-8-8-12-3-3-7-5-12-7-5-1-10-2-16-2-5 0-10 1-15 2-5 2-9 4-13 7-3 3-6 7-9 11-2 5-4 10-4 16l-28-3c1-7 3-14 6-21 4-7 8-13 14-18s13-9 21-12 18-4 28-4c11 0 20 1 28 4 9 2 15 6 21 11s10 11 13 18 5 15 5 25c0 7-2 14-4 20-3 6-6 13-10 18-5 6-10 12-15 17-6 5-12 11-18 16s-12 10-18 15-12 10-18 15c-5 5-10 11-14 16-5 5-8 11-10 16h110v23z">
                <text:p/>
              </draw:path>
              <draw:path draw:style-name="gr3" draw:text-style-name="P3" svg:width="0.146cm" svg:height="0.216cm" svg:x="10.604cm" svg:y="24.279cm" svg:viewBox="0 0 147 217" svg:d="M147 108c0 21-2 38-6 52-4 13-9 25-16 33-6 9-14 15-23 18-9 4-19 6-29 6s-20-2-29-6c-9-3-16-9-23-18-6-8-12-19-15-33-4-14-6-31-6-52s2-38 6-52c3-14 9-25 15-34 7-8 15-14 24-17s18-5 29-5c10 0 19 2 28 5s17 9 23 17c7 9 12 20 16 34s6 31 6 52zM119 108c0-16-1-30-3-41s-5-20-9-27c-3-7-8-11-14-14-5-3-12-4-19-4-8 0-14 1-20 4s-11 8-15 14c-4 7-7 16-9 27s-3 25-3 41c0 17 1 30 3 41s5 20 9 27 9 12 15 15 12 4 19 4 14-1 19-4c6-3 11-8 15-15s7-16 9-27 3-24 3-41z">
                <text:p/>
              </draw:path>
              <draw:polygon draw:style-name="gr3" draw:text-style-name="P3" svg:width="0.131cm" svg:height="0.21cm" svg:x="10.789cm" svg:y="24.282cm" svg:viewBox="0 0 132 211" draw:points="0,211 0,188 54,188 54,26 6,60 6,34 56,0 81,0 81,188 132,188 132,211">
                <text:p/>
              </draw:polygon>
              <draw:path draw:style-name="gr3" draw:text-style-name="P3" svg:width="0.145cm" svg:height="0.213cm" svg:x="10.952cm" svg:y="24.282cm" svg:viewBox="0 0 146 214" svg:d="M146 142c0 11-2 20-5 29s-8 17-14 23c-7 6-15 11-24 15-9 3-20 5-32 5-11 0-21-1-29-4-9-3-16-6-21-11-6-4-11-10-14-16s-6-12-7-19l27-3c1 4 3 7 5 11s5 7 8 10c4 3 8 6 13 7 5 2 11 3 18 3s14-1 19-3c6-2 11-6 15-10s7-9 9-15 4-13 4-21c0-7-2-13-4-18-2-6-5-10-9-14s-8-7-14-10c-6-2-12-3-19-3-5 0-9 0-13 1-3 1-7 2-10 4-3 1-6 3-9 4-3 2-5 4-7 6h-27l7-113h120v23h-95l-4 66c5-3 11-6 18-9s15-4 25-4c11 0 20 2 29 5 8 3 15 8 21 13 6 6 11 13 14 21s5 17 5 27z">
                <text:p/>
              </draw:path>
              <draw:polygon draw:style-name="gr3" draw:text-style-name="P3" svg:width="0.178cm" svg:height="0.018cm" svg:x="11.108cm" svg:y="24.535cm" svg:viewBox="0 0 179 19" draw:points="0,19 0,0 179,0 179,19">
                <text:p/>
              </draw:polygon>
              <draw:path draw:style-name="gr3" draw:text-style-name="P3" svg:width="0.15cm" svg:height="0.161cm" svg:x="11.288cm" svg:y="24.331cm" svg:viewBox="0 0 151 162" svg:d="M91 162h-32l-59-162h29l35 105c1 3 2 5 3 8 1 4 2 7 3 10 1 4 2 7 3 10 0 3 1 6 2 8 0-2 1-5 2-8s2-6 3-10c1-3 2-6 3-9s2-6 3-8l37-106h28z">
                <text:p/>
              </draw:path>
              <draw:path draw:style-name="gr3" draw:text-style-name="P3" svg:width="0.145cm" svg:height="0.216cm" svg:x="11.455cm" svg:y="24.279cm" svg:viewBox="0 0 146 217" svg:d="M146 156c0 10-2 18-5 26-3 7-8 14-14 19s-13 9-22 12-20 4-31 4c-13 0-24-1-33-5-9-3-16-7-22-13-6-5-10-11-13-18s-5-14-6-21l28-3c1 6 2 11 4 16 2 4 5 8 9 12 4 3 8 5 14 7 5 2 12 3 19 3 14 0 24-3 32-10s12-17 12-30c0-8-2-14-6-19-3-4-7-8-13-11-5-2-10-4-16-5s-12-1-17-1h-15v-24h14c5 0 11 0 16-1 6-1 11-3 15-6 5-3 9-7 12-11 3-5 4-11 4-18 0-12-3-20-10-27s-16-10-30-10c-11 0-21 3-28 9-8 6-12 15-13 26l-27-2c1-9 3-17 7-24s9-13 15-17c7-5 14-8 22-11 7-2 16-3 25-3 12 0 22 1 30 4 9 3 16 7 21 12s9 11 12 18c2 7 4 14 4 22 0 6-1 12-3 17-2 6-4 11-8 15-3 4-8 8-13 11-6 3-13 5-20 7v1c8 0 15 2 22 5 6 3 11 7 15 11 4 5 7 10 9 15 3 6 4 12 4 18z">
                <text:p/>
              </draw:path>
              <draw:polygon draw:style-name="gr3" draw:text-style-name="P3" svg:width="0.028cm" svg:height="0.032cm" svg:x="11.645cm" svg:y="24.46cm" svg:viewBox="0 0 29 33" draw:points="0,33 0,0 29,0 29,33">
                <text:p/>
              </draw:polygon>
              <draw:polygon draw:style-name="gr3" draw:text-style-name="P3" svg:width="0.131cm" svg:height="0.21cm" svg:x="11.725cm" svg:y="24.282cm" svg:viewBox="0 0 132 211" draw:points="0,211 0,188 54,188 54,26 6,60 6,34 56,0 81,0 81,188 132,188 132,211">
                <text:p/>
              </draw:polygon>
              <draw:polygon draw:style-name="gr3" draw:text-style-name="P3" svg:width="0.028cm" svg:height="0.032cm" svg:x="11.903cm" svg:y="24.46cm" svg:viewBox="0 0 29 33" draw:points="0,33 0,0 29,0 29,33">
                <text:p/>
              </draw:polygon>
              <draw:path draw:style-name="gr3" draw:text-style-name="P3" svg:width="0.137cm" svg:height="0.228cm" svg:x="11.98cm" svg:y="24.328cm" svg:viewBox="0 0 138 229" svg:d="M138 83c0 12-1 24-3 34s-5 19-10 27c-5 7-11 13-18 17-8 5-17 7-29 7-11 0-21-2-30-7-9-4-15-11-20-21h-1c0 0 0 1 1 2 0 2 0 4 0 6 0 3 0 5 0 8s0 6 0 9v64h-27v-193c0-4 0-8 0-11 0-4 0-7 0-10s-1-6-1-8 0-3 0-4h26c0 0 0 1 0 3 1 2 1 4 1 7 0 2 0 5 0 8 1 3 1 5 1 8 3-5 6-10 9-13 3-4 7-7 11-9 4-3 8-4 13-5s11-2 17-2c12 0 21 2 29 6 7 4 13 10 18 17s8 16 10 26 3 22 3 34zM110 84c0-10-1-19-2-27s-3-14-6-20c-3-5-7-9-12-12s-11-4-18-4c-6 0-12 1-17 2-6 2-10 5-14 10s-7 12-10 20c-2 8-3 19-3 33 0 11 1 21 3 29s4 14 8 19 8 9 14 11c5 2 11 3 18 3 8 0 14-2 19-4 5-3 9-8 12-13s5-12 6-20 2-17 2-27z">
                <text:p/>
              </draw:path>
              <draw:path draw:style-name="gr3" draw:text-style-name="P3" svg:width="0.137cm" svg:height="0.224cm" svg:x="12.146cm" svg:y="24.271cm" svg:viewBox="0 0 138 225" svg:d="M110 196c-5 10-11 18-20 22-8 5-18 7-30 7-21 0-36-7-46-21-9-13-14-34-14-62 0-57 20-85 60-85 12 0 22 2 30 7 9 4 15 11 20 21 0-1 0-2 0-4 0-3 0-5 0-7 0-3 0-5 0-7v-4-63h27v189c0 4 0 7 0 11 0 3 0 7 0 10 1 3 1 5 1 7 0 3 0 4 0 5h-26c0-1 0-2 0-4s-1-4-1-7c0-2 0-5 0-7 0-3 0-5 0-8zM28 141c0 11 1 21 2 29 2 8 4 14 7 19s7 9 12 12c5 2 11 3 18 3s13-1 18-3c6-3 10-6 14-11 4-6 6-12 8-21 2-8 3-18 3-30 0-11-1-21-3-29s-4-14-8-19-8-9-14-11c-5-2-11-3-18-3s-12 1-17 3c-5 3-9 6-12 12-3 5-6 11-7 19-2 8-3 18-3 30z">
                <text:p/>
              </draw:path>
              <draw:path draw:style-name="gr3" draw:text-style-name="P3" svg:width="0.08cm" svg:height="0.221cm" svg:x="12.311cm" svg:y="24.271cm" svg:viewBox="0 0 81 222" svg:d="M50 80v142h-27v-142h-23v-20h23v-18c0-6 0-12 1-17 2-5 4-9 7-13 2-4 6-7 12-9 5-2 11-3 19-3 4 0 7 0 10 0 4 1 7 1 9 2v20c-1 0-3 0-6-1-2 0-4 0-6 0-4 0-7 1-9 2-3 1-5 2-6 5-2 2-3 4-3 7-1 3-1 7-1 10v15h31v20z">
                <text:p/>
              </draw:path>
              <draw:path draw:style-name="gr2" draw:text-style-name="P2" svg:width="0.173cm" svg:height="0.295cm" svg:x="0.541cm" svg:y="25.238cm" svg:viewBox="0 0 174 296" svg:d="M88 296c-24 0-43-6-58-18-15-13-25-32-30-59l39-6c1 9 3 17 6 23 4 6 7 12 12 16 4 4 9 7 14 9 6 2 11 3 17 3 14 0 26-5 34-15s12-24 12-43v-174h-56v-32h96v205c0 14-2 26-6 38-4 11-10 20-17 28s-16 14-27 19c-11 4-23 6-36 6z">
                <text:p/>
              </draw:path>
              <draw:path draw:style-name="gr2" draw:text-style-name="P2" svg:width="0.199cm" svg:height="0.231cm" svg:x="0.764cm" svg:y="25.302cm" svg:viewBox="0 0 200 232" svg:d="M200 116c0 39-9 68-26 87s-42 29-75 29c-16 0-30-2-42-7s-22-12-31-22c-8-9-15-21-19-36-5-14-7-31-7-51 0-77 33-116 100-116 18 0 32 2 45 7s23 12 31 22 14 22 18 36c4 15 6 32 6 51zM161 116c0-18-2-32-4-43-3-11-7-21-12-27-5-7-12-12-19-14-7-3-16-4-25-4-10 0-18 1-26 4s-14 7-19 14c-6 7-10 16-13 27-3 12-4 26-4 43s2 32 5 43 7 20 12 27 12 12 19 14c7 3 15 4 24 4s18-1 25-4c8-2 15-7 20-14 5-6 9-16 12-27s5-26 5-43z">
                <text:p/>
              </draw:path>
              <draw:path draw:style-name="gr2" draw:text-style-name="P2" svg:width="0.183cm" svg:height="0.23cm" svg:x="0.995cm" svg:y="25.303cm" svg:viewBox="0 0 184 231" svg:d="M184 165c0 11-2 20-6 28s-10 15-17 21c-8 5-17 10-29 13-11 3-24 4-38 4-13 0-25-1-35-3-11-2-20-5-28-9-7-5-14-11-19-18-6-7-10-16-12-26l33-7c3 12 10 21 19 26 10 6 24 9 42 9 8 0 15-1 22-2 6-1 12-3 17-6 5-2 9-6 11-10 3-5 4-10 4-17s-1-12-4-17c-4-4-8-7-14-10-5-3-12-6-20-8s-17-4-27-7c-9-2-18-5-26-8-9-3-17-7-24-11-7-5-13-11-17-18-5-7-7-16-7-26 0-21 7-36 22-47 14-11 35-16 63-16 25 0 44 4 59 13 14 9 24 23 28 42l-34 4c-1-6-3-11-7-15-3-4-7-7-12-9-4-3-10-4-16-5-5-1-11-2-18-2-17 0-29 3-37 8s-12 13-12 23c0 6 2 11 4 15 3 4 8 7 13 10 5 2 12 5 19 7s16 4 25 6c5 2 12 3 18 5s12 4 18 6c6 3 11 5 16 9 5 3 10 7 14 11 4 5 7 10 9 16s3 13 3 21z">
                <text:p/>
              </draw:path>
              <draw:path draw:style-name="gr2" draw:text-style-name="P2" svg:width="0.197cm" svg:height="0.231cm" svg:x="1.212cm" svg:y="25.302cm" svg:viewBox="0 0 198 232" svg:d="M39 124c0 12 1 22 4 32 2 10 6 19 11 26s11 12 19 16 17 6 28 6c17 0 29-3 39-10 10-6 16-14 20-24l33 9c-3 6-6 13-10 19-5 6-10 12-17 17s-16 9-26 12c-11 3-24 5-39 5-33 0-58-10-75-30-17-19-26-49-26-87 0-21 3-39 8-54 5-14 12-26 21-35s20-16 32-20 25-6 39-6c19 0 34 3 47 9s23 15 30 25c8 11 13 24 17 38 3 15 4 30 4 47v5zM160 95c-2-23-8-40-18-51s-24-16-43-16c-6 0-12 1-19 3s-13 5-19 10-11 12-15 21-6 20-7 33z">
                <text:p/>
              </draw:path>
              <draw:path draw:style-name="gr2" draw:text-style-name="P2" svg:width="0.189cm" svg:height="0.315cm" svg:x="1.458cm" svg:y="25.302cm" svg:viewBox="0 0 190 316" svg:d="M190 115c0 17-1 32-4 47-3 14-7 26-14 37-6 10-15 18-25 24-11 6-24 9-39 9-16 0-30-3-42-9s-21-16-27-30h-1c0 0 0 1 0 4 0 2 0 5 0 8s0 7 0 11 0 8 0 12v88h-37v-266c0-6 0-11 0-16s0-9 0-13 0-8-1-11c0-3 0-5 0-6h36c0 0 0 2 0 4 1 3 1 6 1 9 0 4 0 8 1 12 0 4 0 7 0 11h1c3-7 7-13 12-18 4-5 9-10 15-13 5-3 12-5 19-7 7-1 14-2 23-2 15 0 28 3 39 8 10 6 19 14 25 24 7 10 11 22 14 36s4 30 4 47zM151 116c0-14-1-26-2-37-2-11-5-20-9-27-4-8-9-14-16-17-7-4-15-6-25-6-9 0-17 1-24 3-7 3-13 7-19 14-5 6-10 15-13 27s-5 27-5 45c0 16 2 30 4 41 3 11 7 19 12 26s11 12 18 15c8 3 16 4 26 4s19-2 26-6 12-10 16-17c4-8 7-17 9-28 1-11 2-23 2-37z">
                <text:p/>
              </draw:path>
              <draw:path draw:style-name="gr2" draw:text-style-name="P2" svg:width="0.177cm" svg:height="0.306cm" svg:x="1.698cm" svg:y="25.223cm" svg:viewBox="0 0 178 307" svg:d="M36 121c4-7 9-14 14-19 4-5 10-10 15-13 6-4 13-6 19-8 7-1 15-2 24-2 14 0 26 2 35 6s16 9 22 16c5 7 8 15 10 25s3 20 3 32v149h-37v-142c0-9-1-18-2-25s-3-13-6-18c-4-5-8-8-14-11-6-2-14-3-24-3-9 0-17 1-24 5-7 3-13 7-18 13s-9 13-12 21c-2 8-4 18-4 28v132h-37v-307h37v80c0 4 0 9 0 13 0 5 0 9-1 13 0 4 0 7 0 10s0 4 0 5z">
                <text:p/>
              </draw:path>
              <draw:path draw:style-name="gr2" draw:text-style-name="P2" svg:width="0.267cm" svg:height="0.299cm" svg:x="2.045cm" svg:y="25.234cm" svg:viewBox="0 0 268 300" svg:d="M142 32c-16 0-31 3-44 9-13 5-23 13-32 23-8 10-15 23-19 37-5 14-7 30-7 48 0 17 2 33 7 48 5 14 12 27 21 37 9 11 19 19 32 25s28 9 44 9c11 0 21-2 31-5 9-3 17-7 25-12 7-6 14-12 20-20 6-7 11-15 16-24l32 16c-5 11-12 21-20 30-7 10-16 18-27 25-10 7-22 12-35 16s-28 6-44 6c-24 0-44-4-62-11-18-8-32-18-44-32-12-13-21-29-27-48-6-18-9-38-9-60 0-23 3-44 9-62 7-18 16-34 28-47s27-23 44-30c18-7 38-10 61-10 31 0 57 6 77 18 21 12 36 30 46 54l-37 13c-3-7-7-14-11-20-5-6-11-12-18-17s-15-8-25-11c-9-3-20-5-32-5z">
                <text:p/>
              </draw:path>
              <draw:path draw:style-name="gr2" draw:text-style-name="P2" svg:width="0.279cm" svg:height="0.291cm" svg:x="2.33cm" svg:y="25.239cm" svg:viewBox="0 0 280 292" svg:d="M240 292l-33-85h-133l-33 85h-41l119-292h45l116 292zM158 79c-2-5-4-11-6-16-2-6-4-11-6-16-1-4-3-8-4-11s-1-5-1-6c-1 1-1 3-2 6s-2 7-4 12c-2 4-3 9-5 15s-4 11-6 17l-38 96h109z">
                <text:p/>
              </draw:path>
              <draw:path draw:style-name="gr2" draw:text-style-name="P2" svg:width="0.224cm" svg:height="0.291cm" svg:x="2.648cm" svg:y="25.238cm" svg:viewBox="0 0 225 292" svg:d="M225 209c0 15-3 28-9 38-5 11-13 19-23 26-10 6-21 11-34 14s-27 5-41 5h-118v-292h106c16 0 30 1 43 4s23 7 32 13 16 13 20 22c5 9 7 19 7 32 0 8-1 15-3 23-2 7-6 13-11 19-4 6-10 11-17 15s-15 8-24 10c12 1 22 4 31 8s16 9 23 15c6 6 10 14 13 22 4 8 5 17 5 26zM169 75c0-15-6-26-17-33-10-7-26-10-46-10h-67v92h67c11 0 21-1 29-4 8-2 15-5 19-9 5-4 9-10 11-15 2-6 4-13 4-21zM185 206c0-9-1-17-5-23-3-7-8-12-14-16-7-4-14-7-23-9s-19-3-30-3h-74v105h77c10 0 19-1 28-2 8-2 16-5 22-9s11-10 14-17c4-7 5-15 5-26z">
                <text:p/>
              </draw:path>
              <draw:path draw:style-name="gr2" draw:text-style-name="P2" svg:width="0.25cm" svg:height="0.291cm" svg:x="2.931cm" svg:y="25.238cm" svg:viewBox="0 0 251 292" svg:d="M206 292l-76-121h-91v121h-39v-292h137c16 0 31 2 44 6s23 9 32 16 15 16 20 26c4 11 7 22 7 35 0 10-2 19-4 28-3 9-7 17-13 24-6 8-13 14-22 20-9 5-20 9-32 11l82 126zM200 84c0-9-2-17-5-23-3-7-7-12-13-16-6-5-13-8-21-10s-18-3-28-3h-94v107h96c11 0 21-1 29-4s15-7 20-12c6-5 10-10 12-17 3-7 4-14 4-22z">
                <text:p/>
              </draw:path>
              <draw:polygon draw:style-name="gr2" draw:text-style-name="P2" svg:width="0.038cm" svg:height="0.291cm" svg:x="3.24cm" svg:y="25.239cm" svg:viewBox="0 0 39 292" draw:points="0,292 0,0 39,0 39,292">
                <text:p/>
              </draw:polygon>
              <draw:polygon draw:style-name="gr2" draw:text-style-name="P2" svg:width="0.238cm" svg:height="0.29cm" svg:x="3.33cm" svg:y="25.239cm" svg:viewBox="0 0 239 291" draw:points="139,32 139,291 100,291 100,32 0,32 0,0 239,0 239,32">
                <text:p/>
              </draw:polygon>
              <draw:path draw:style-name="gr2" draw:text-style-name="P2" svg:width="0.279cm" svg:height="0.291cm" svg:x="3.549cm" svg:y="25.239cm" svg:viewBox="0 0 280 292" svg:d="M240 292l-33-85h-133l-33 85h-41l119-292h45l116 292zM158 79c-2-5-4-11-6-16-2-6-4-11-6-16-1-4-3-8-4-11s-1-5-1-6c-1 1-1 3-2 6s-2 7-4 12c-2 4-3 9-5 15s-4 11-6 17l-38 96h109z">
                <text:p/>
              </draw:path>
              <draw:path draw:style-name="gr2" draw:text-style-name="P2" svg:width="0.275cm" svg:height="0.299cm" svg:x="0.555cm" svg:y="25.708cm" svg:viewBox="0 0 276 300" svg:d="M0 149c0-23 3-44 9-62s15-34 28-47c12-13 27-23 45-30s39-10 63-10c18 0 33 2 47 5 13 3 25 7 35 13s18 14 25 22c7 9 13 18 18 29l-38 11c-3-7-8-14-13-20s-11-11-18-15-15-7-25-9c-9-3-20-4-32-4-18 0-33 3-46 9-13 5-24 13-33 23-8 10-14 23-19 37-4 14-6 30-6 48 0 17 2 33 7 48 4 14 11 27 20 38 9 10 20 18 33 24 14 6 29 9 47 9 11 0 22-1 31-3 10-2 19-4 26-8 8-3 15-6 21-10s11-7 15-11v-53h-87v-33h123v101c-6 6-14 12-23 18-8 6-18 12-29 16-11 5-23 8-36 11s-27 4-41 4c-25 0-46-4-65-11-18-8-33-18-45-32-13-13-22-29-28-48-6-18-9-38-9-60z">
                <text:p/>
              </draw:path>
              <draw:path draw:style-name="gr2" draw:text-style-name="P2" svg:width="0.179cm" svg:height="0.227cm" svg:x="0.891cm" svg:y="25.78cm" svg:viewBox="0 0 180 228" svg:d="M37 0v142c0 11 1 20 3 27 1 8 4 13 8 18 3 4 8 8 14 9 6 2 13 3 21 3 9 0 17-1 24-4 7-4 13-8 18-14 6-6 9-13 12-22 3-8 4-18 4-29v-130h37v176c0 5 0 10 1 15 0 5 0 10 0 15 0 4 0 8 0 11 0 4 1 6 1 7h-35c-1-1-1-3-1-6s0-6 0-10c-1-4-1-8-1-12s0-8 0-10h-1c-3 6-7 12-11 17-5 5-10 10-15 14-6 3-12 6-20 8-7 2-16 3-25 3-13 0-23-2-32-5s-16-7-22-14c-6-6-10-14-13-24s-4-22-4-36v-149z">
                <text:p/>
              </draw:path>
              <draw:path draw:style-name="gr2" draw:text-style-name="P2" svg:width="0.036cm" svg:height="0.306cm" svg:x="1.129cm" svg:y="25.697cm" svg:viewBox="0 0 37 307" svg:d="M0 36v-36h37v36zM0 307v-224h37v224z">
                <text:p/>
              </draw:path>
              <draw:polygon draw:style-name="gr2" draw:text-style-name="P2" svg:width="0.036cm" svg:height="0.306cm" svg:x="1.223cm" svg:y="25.697cm" svg:viewBox="0 0 37 307" draw:points="0,307 0,0 37,0 37,307">
                <text:p/>
              </draw:polygon>
              <draw:polygon draw:style-name="gr2" draw:text-style-name="P2" svg:width="0.036cm" svg:height="0.306cm" svg:x="1.317cm" svg:y="25.697cm" svg:viewBox="0 0 37 307" draw:points="0,307 0,0 37,0 37,307">
                <text:p/>
              </draw:polygon>
              <draw:path draw:style-name="gr2" draw:text-style-name="P2" svg:width="0.216cm" svg:height="0.231cm" svg:x="1.399cm" svg:y="25.776cm" svg:viewBox="0 0 217 232" svg:d="M68 232c-23 0-40-6-51-18s-17-28-17-49c0-14 3-26 8-36 6-9 13-17 22-22s20-9 31-11c12-2 23-4 35-4l51-1v-12c0-9-1-17-3-23-2-7-5-12-9-16s-9-7-15-9-13-3-21-3c-7 0-14 1-20 2-5 1-10 3-15 5-4 3-7 7-10 11-3 5-4 11-5 18l-39-4c1-8 4-17 8-24s9-14 16-19 16-10 27-13 23-4 39-4c28 0 49 6 63 19s21 32 21 56v97c0 11 2 19 5 25 2 5 8 8 16 8 2 0 4 0 6 0 2-1 4-1 6-1v23c-4 1-9 2-14 2-4 1-9 1-14 1-7 0-13-1-18-3-6-2-10-4-13-8s-5-9-7-14c-2-6-3-12-3-20h-1c-4 7-9 14-13 20-5 5-11 10-17 14s-14 7-22 10c-8 2-17 3-27 3zM76 204c12 0 22-2 31-6 9-5 16-10 22-17s10-14 13-22 5-15 5-23v-18h-41c-9 0-18 1-26 2s-15 3-22 7c-6 3-11 8-14 14-4 7-6 15-6 25 0 12 3 21 10 28s16 10 28 10z">
                <text:p/>
              </draw:path>
              <draw:path draw:style-name="gr2" draw:text-style-name="P2" svg:width="0.179cm" svg:height="0.227cm" svg:x="1.645cm" svg:y="25.78cm" svg:viewBox="0 0 180 228" svg:d="M37 0v142c0 11 1 20 3 27 1 8 4 13 8 18 3 4 8 8 14 9 6 2 13 3 21 3 9 0 17-1 24-4 7-4 13-8 18-14 6-6 9-13 12-22 3-8 4-18 4-29v-130h37v176c0 5 0 10 1 15 0 5 0 10 0 15 0 4 0 8 0 11 0 4 1 6 1 7h-35c-1-1-1-3-1-6s0-6 0-10c-1-4-1-8-1-12s0-8 0-10h-1c-3 6-7 12-11 17-5 5-10 10-15 14-6 3-12 6-20 8-7 2-16 3-25 3-13 0-23-2-32-5s-16-7-22-14c-6-6-10-14-13-24s-4-22-4-36v-149z">
                <text:p/>
              </draw:path>
              <draw:path draw:style-name="gr2" draw:text-style-name="P2" svg:width="0.295cm" svg:height="0.227cm" svg:x="1.883cm" svg:y="25.776cm" svg:viewBox="0 0 296 228" svg:d="M131 228v-142c0-11-1-20-3-27-1-8-3-13-6-18-4-4-8-8-13-9-5-2-12-3-19-3-8 0-15 1-22 4-6 4-11 8-16 14-4 6-8 13-10 22-3 8-4 18-4 29v130h-37v-176c0-5 0-10 0-15s0-10 0-15c0-4 0-8-1-11 0-4 0-6 0-7h35c0 1 0 3 1 6 0 3 0 6 0 10s0 8 1 12c0 4 0 8 0 10 4-6 7-12 11-17s8-10 14-14c5-3 11-6 17-8 7-2 15-3 24-3 17 0 30 3 40 10s17 18 20 32h1c3-6 7-12 11-17s9-10 15-14c5-3 11-6 18-8s15-3 24-3c11 0 21 2 29 5s15 7 20 14c5 6 9 14 12 24 2 10 3 22 3 36v149h-36v-142c0-11-1-20-2-27-2-8-4-13-7-18-4-4-8-8-13-9-5-2-12-3-19-3-8 0-15 1-22 4-6 3-11 8-16 13-4 6-8 13-10 22s-4 19-4 30v130z">
                <text:p/>
              </draw:path>
              <draw:path draw:style-name="gr2" draw:text-style-name="P2" svg:width="0.197cm" svg:height="0.231cm" svg:x="2.224cm" svg:y="25.776cm" svg:viewBox="0 0 198 232" svg:d="M39 124c0 12 1 22 4 32 2 10 6 19 11 26s11 12 19 16 17 6 28 6c17 0 29-3 39-10 10-6 16-14 20-24l33 9c-3 6-6 13-10 19-5 6-10 12-17 17s-16 9-26 12c-11 3-24 5-39 5-33 0-58-10-75-30-17-19-26-49-26-87 0-21 3-39 8-54 5-14 12-26 21-35s20-16 32-20 25-6 39-6c19 0 34 3 47 9s23 15 30 25c8 11 13 24 17 38 3 15 4 30 4 47v5zM160 95c-2-23-8-40-18-51s-24-16-43-16c-6 0-12 1-19 3s-13 5-19 10-11 12-15 21-6 20-7 33z">
                <text:p/>
              </draw:path>
              <draw:path draw:style-name="gr2" draw:text-style-name="P2" svg:width="0.282cm" svg:height="0.291cm" svg:x="2.597cm" svg:y="25.713cm" svg:viewBox="0 0 283 292" svg:d="M247 292v-195c0-7 1-14 1-21 0-8 0-14 0-21 1-7 1-13 1-20-2 7-4 14-6 21-1 6-3 12-6 19-2 6-4 13-6 18l-75 199h-28l-76-199c-1-2-2-5-3-7 0-3-1-6-2-9s-2-6-4-10c-1-3-2-6-3-9-2-8-4-15-6-23 0 8 0 15 0 23 1 6 1 13 1 20s0 14 0 19v195h-35v-292h52l77 202c1 3 2 6 4 11 1 4 3 9 4 13 1 5 2 9 3 13s2 7 2 9c1-2 1-5 3-9 1-4 2-9 3-13 2-5 3-9 5-13 1-5 2-8 3-11l76-202h51v292z">
                <text:p/>
              </draw:path>
              <draw:polygon draw:style-name="gr2" draw:text-style-name="P2" svg:width="0.228cm" svg:height="0.29cm" svg:x="2.948cm" svg:y="25.713cm" svg:viewBox="0 0 229 291" draw:points="0,291 0,0 221,0 221,32 39,32 39,125 208,125 208,157 39,157 39,259 229,259 229,291">
                <text:p/>
              </draw:polygon>
              <draw:path draw:style-name="gr2" draw:text-style-name="P2" svg:width="0.243cm" svg:height="0.299cm" svg:x="3.216cm" svg:y="25.708cm" svg:viewBox="0 0 244 300" svg:d="M244 215c0 13-3 24-8 34-4 11-12 20-22 27-10 8-22 13-37 18-15 4-33 6-54 6-36 0-64-6-84-19-21-13-33-31-39-55l38-8c2 8 5 15 9 21s10 12 16 16c7 4 16 8 26 10 10 3 22 4 36 4 11 0 22-1 32-3s18-5 25-9 13-10 17-16c4-7 5-14 5-24 0-9-2-17-6-23s-10-11-18-14c-8-4-18-8-28-10-11-3-23-6-37-9-8-1-16-3-24-6-8-2-16-4-24-7-7-3-14-7-21-11-6-4-12-8-17-14s-8-12-11-19c-3-8-4-16-4-26 0-14 2-26 8-35 6-10 13-18 23-25 10-6 22-11 35-14 14-3 28-4 44-4 18 0 34 1 46 4 13 3 24 7 33 13s16 13 21 21 10 18 13 29l-39 7c-2-7-5-13-8-19-4-5-9-10-15-14s-13-6-21-8c-9-2-19-3-30-3-14 0-25 1-34 3-9 3-17 6-22 10-6 4-10 9-12 15-3 5-4 11-4 18 0 9 2 16 7 21 4 6 10 11 17 14 8 4 16 7 26 10 10 2 20 5 31 7 9 2 18 4 27 6 9 3 17 5 25 8 9 3 16 6 23 10s14 9 19 15 9 13 12 21 5 17 5 27z">
                <text:p/>
              </draw:path>
              <draw:path draw:style-name="gr2" draw:text-style-name="P2" svg:width="0.267cm" svg:height="0.299cm" svg:x="3.501cm" svg:y="25.708cm" svg:viewBox="0 0 268 300" svg:d="M142 32c-16 0-31 3-44 9-13 5-23 13-32 23-8 10-15 23-19 37-5 14-7 30-7 48 0 17 2 33 7 48 5 14 12 27 21 37 9 11 19 19 32 25s28 9 44 9c11 0 21-2 31-5 9-3 17-7 25-12 7-6 14-12 20-20 6-7 11-15 16-24l32 16c-5 11-12 21-20 30-7 10-16 18-27 25-10 7-22 12-35 16s-28 6-44 6c-24 0-44-4-62-11-18-8-32-18-44-32-12-13-21-29-27-48-6-18-9-38-9-60 0-23 3-44 9-62 7-18 16-34 28-47s27-23 44-30c18-7 38-10 61-10 31 0 57 6 77 18 21 12 36 30 46 54l-37 13c-3-7-7-14-11-20-5-6-11-12-18-17s-15-8-25-11c-9-3-20-5-32-5z">
                <text:p/>
              </draw:path>
              <draw:path draw:style-name="gr2" draw:text-style-name="P2" svg:width="0.288cm" svg:height="0.299cm" svg:x="3.805cm" svg:y="25.708cm" svg:viewBox="0 0 289 300" svg:d="M289 149c0 23-4 43-10 62-7 18-16 34-28 48-13 13-28 23-46 30s-38 11-61 11c-24 0-45-4-63-11-18-8-33-18-45-32-12-13-21-29-27-48-6-18-9-38-9-60 0-23 3-44 10-62 6-18 15-34 27-47 13-13 28-23 46-30s38-10 62-10c23 0 43 4 61 11s33 17 45 30c13 13 22 28 28 47 7 18 10 38 10 61zM248 149c0-18-2-34-6-48-5-14-11-27-20-37s-20-18-33-23c-13-6-27-9-44-9-18 0-33 3-46 9-13 5-24 13-33 23s-15 23-19 37c-5 14-7 30-7 48 0 17 2 33 7 48 4 14 11 27 20 38 8 10 19 18 32 24s28 9 45 9c18 0 34-3 47-9s24-14 33-25c8-10 14-23 18-37 4-15 6-31 6-48z">
                <text:p/>
              </draw:path>
              <draw:polygon draw:style-name="gr2" draw:text-style-name="P2" svg:width="0.206cm" svg:height="0.29cm" svg:x="4.15cm" svg:y="25.713cm" svg:viewBox="0 0 207 291" draw:points="39,32 39,141 202,141 202,173 39,173 39,291 0,291 0,0 207,0 207,32">
                <text:p/>
              </draw:polygon>
              <draw:polygon draw:style-name="gr2" draw:text-style-name="P2" svg:width="0.206cm" svg:height="0.29cm" svg:x="4.409cm" svg:y="25.713cm" svg:viewBox="0 0 207 291" draw:points="39,32 39,141 202,141 202,173 39,173 39,291 0,291 0,0 207,0 207,32">
                <text:p/>
              </draw:polygon>
              <draw:polygon draw:style-name="gr2" draw:text-style-name="P2" svg:width="0.228cm" svg:height="0.29cm" svg:x="0.569cm" svg:y="26.187cm" svg:viewBox="0 0 229 291" draw:points="0,291 0,0 221,0 221,32 39,32 39,125 208,125 208,157 39,157 39,259 229,259 229,291">
                <text:p/>
              </draw:polygon>
              <draw:path draw:style-name="gr2" draw:text-style-name="P2" svg:width="0.235cm" svg:height="0.291cm" svg:x="0.853cm" svg:y="26.187cm" svg:viewBox="0 0 236 292" svg:d="M189 292l-156-249c0 7 1 14 1 20s1 12 1 18 0 12 0 17v194h-35v-292h46l157 250c0-7-1-14-1-20s-1-12-1-19 0-14 0-20v-191h35v292z">
                <text:p/>
              </draw:path>
              <draw:path draw:style-name="gr2" draw:text-style-name="P2" svg:width="0.243cm" svg:height="0.299cm" svg:x="1.141cm" svg:y="26.182cm" svg:viewBox="0 0 244 300" svg:d="M244 215c0 13-3 24-8 34-4 11-12 20-22 27-10 8-22 13-37 18-15 4-33 6-54 6-36 0-64-6-84-19-21-13-33-31-39-55l38-8c2 8 5 15 9 21s10 12 16 16c7 4 16 8 26 10 10 3 22 4 36 4 11 0 22-1 32-3s18-5 25-9 13-10 17-16c4-7 5-14 5-24 0-9-2-17-6-23s-10-11-18-14c-8-4-18-8-28-10-11-3-23-6-37-9-8-1-16-3-24-6-8-2-16-4-24-7-7-3-14-7-21-11-6-4-12-8-17-14s-8-12-11-19c-3-8-4-16-4-26 0-14 2-26 8-35 6-10 13-18 23-25 10-6 22-11 35-14 14-3 28-4 44-4 18 0 34 1 46 4 13 3 24 7 33 13s16 13 21 21 10 18 13 29l-39 7c-2-7-5-13-8-19-4-5-9-10-15-14s-13-6-21-8c-9-2-19-3-30-3-14 0-25 1-34 3-9 3-17 6-22 10-6 4-10 9-12 15-3 5-4 11-4 18 0 9 2 16 7 21 4 6 10 11 17 14 8 4 16 7 26 10 10 2 20 5 31 7 9 2 18 4 27 6 9 3 17 5 25 8 9 3 16 6 23 10s14 9 19 15 9 13 12 21 5 17 5 27z">
                <text:p/>
              </draw:path>
              <draw:path draw:style-name="gr2" draw:text-style-name="P2" svg:width="0.25cm" svg:height="0.291cm" svg:x="1.56cm" svg:y="26.186cm" svg:viewBox="0 0 251 292" svg:d="M206 292l-76-121h-91v121h-39v-292h137c16 0 31 2 44 6s23 9 32 16 15 16 20 26c4 11 7 22 7 35 0 10-2 19-4 28-3 9-7 17-13 24-6 8-13 14-22 20-9 5-20 9-32 11l82 126zM200 84c0-9-2-17-5-23-3-7-7-12-13-16-6-5-13-8-21-10s-18-3-28-3h-94v107h96c11 0 21-1 29-4s15-7 20-12c6-5 10-10 12-17 3-7 4-14 4-22z">
                <text:p/>
              </draw:path>
              <draw:path draw:style-name="gr2" draw:text-style-name="P2" svg:width="0.197cm" svg:height="0.231cm" svg:x="1.847cm" svg:y="26.25cm" svg:viewBox="0 0 198 232" svg:d="M39 124c0 12 1 22 4 32 2 10 6 19 11 26s11 12 19 16 17 6 28 6c17 0 29-3 39-10 10-6 16-14 20-24l33 9c-3 6-6 13-10 19-5 6-10 12-17 17s-16 9-26 12c-11 3-24 5-39 5-33 0-58-10-75-30-17-19-26-49-26-87 0-21 3-39 8-54 5-14 12-26 21-35s20-16 32-20 25-6 39-6c19 0 34 3 47 9s23 15 30 25c8 11 13 24 17 38 3 15 4 30 4 47v5zM160 95c-2-23-8-40-18-51s-24-16-43-16c-6 0-12 1-19 3s-13 5-19 10-11 12-15 21-6 20-7 33z">
                <text:p/>
              </draw:path>
              <draw:path draw:style-name="gr2" draw:text-style-name="P2" svg:width="0.179cm" svg:height="0.227cm" svg:x="2.094cm" svg:y="26.25cm" svg:viewBox="0 0 180 228" svg:d="M142 228v-142c0-11 0-20-2-27-2-8-4-13-8-18-3-4-8-8-14-9-6-2-13-3-22-3s-17 1-24 4c-7 4-13 8-18 14s-9 13-11 22c-3 8-5 18-5 29v130h-37v-176c0-5 0-10 0-15s0-10 0-15c0-4 0-8-1-11 0-4 0-6 0-7h35c0 1 0 3 1 6 0 3 0 6 0 10s0 8 1 12c0 4 0 8 0 10 4-6 8-12 12-17s9-10 15-14c6-3 12-6 19-8 8-2 16-3 26-3 12 0 23 2 32 5s16 7 22 14c6 6 10 14 13 24 2 10 4 22 4 36v149z">
                <text:p/>
              </draw:path>
              <draw:path draw:style-name="gr2" draw:text-style-name="P2" svg:width="0.179cm" svg:height="0.227cm" svg:x="2.332cm" svg:y="26.25cm" svg:viewBox="0 0 180 228" svg:d="M142 228v-142c0-11 0-20-2-27-2-8-4-13-8-18-3-4-8-8-14-9-6-2-13-3-22-3s-17 1-24 4c-7 4-13 8-18 14s-9 13-11 22c-3 8-5 18-5 29v130h-37v-176c0-5 0-10 0-15s0-10 0-15c0-4 0-8-1-11 0-4 0-6 0-7h35c0 1 0 3 1 6 0 3 0 6 0 10s0 8 1 12c0 4 0 8 0 10 4-6 8-12 12-17s9-10 15-14c6-3 12-6 19-8 8-2 16-3 26-3 12 0 23 2 32 5s16 7 22 14c6 6 10 14 13 24 2 10 4 22 4 36v149z">
                <text:p/>
              </draw:path>
              <draw:path draw:style-name="gr2" draw:text-style-name="P2" svg:width="0.197cm" svg:height="0.231cm" svg:x="2.559cm" svg:y="26.25cm" svg:viewBox="0 0 198 232" svg:d="M39 124c0 12 1 22 4 32 2 10 6 19 11 26s11 12 19 16 17 6 28 6c17 0 29-3 39-10 10-6 16-14 20-24l33 9c-3 6-6 13-10 19-5 6-10 12-17 17s-16 9-26 12c-11 3-24 5-39 5-33 0-58-10-75-30-17-19-26-49-26-87 0-21 3-39 8-54 5-14 12-26 21-35s20-16 32-20 25-6 39-6c19 0 34 3 47 9s23 15 30 25c8 11 13 24 17 38 3 15 4 30 4 47v5zM160 95c-2-23-8-40-18-51s-24-16-43-16c-6 0-12 1-19 3s-13 5-19 10-11 12-15 21-6 20-7 33z">
                <text:p/>
              </draw:path>
              <draw:path draw:style-name="gr2" draw:text-style-name="P2" svg:width="0.183cm" svg:height="0.23cm" svg:x="2.79cm" svg:y="26.251cm" svg:viewBox="0 0 184 231" svg:d="M184 165c0 11-2 20-6 28s-10 15-17 21c-8 5-17 10-29 13-11 3-24 4-38 4-13 0-25-1-35-3-11-2-20-5-28-9-7-5-14-11-19-18-6-7-10-16-12-26l33-7c3 12 10 21 19 26 10 6 24 9 42 9 8 0 15-1 22-2 6-1 12-3 17-6 5-2 9-6 11-10 3-5 4-10 4-17s-1-12-4-17c-4-4-8-7-14-10-5-3-12-6-20-8s-17-4-27-7c-9-2-18-5-26-8-9-3-17-7-24-11-7-5-13-11-17-18-5-7-7-16-7-26 0-21 7-36 22-47 14-11 35-16 63-16 25 0 44 4 59 13 14 9 24 23 28 42l-34 4c-1-6-3-11-7-15-3-4-7-7-12-9-4-3-10-4-16-5-5-1-11-2-18-2-17 0-29 3-37 8s-12 13-12 23c0 6 2 11 4 15 3 4 8 7 13 10 5 2 12 5 19 7s16 4 25 6c5 2 12 3 18 5s12 4 18 6c6 3 11 5 16 9 5 3 10 7 14 11 4 5 7 10 9 16s3 13 3 21z">
                <text:p/>
              </draw:path>
              <draw:path draw:style-name="gr2" draw:text-style-name="P2" svg:width="0.2cm" svg:height="0.224cm" svg:x="0.55cm" svg:y="27.107cm" svg:viewBox="0 0 201 225" svg:d="M107 24c-13 0-24 2-33 6-10 5-18 10-24 18-7 8-12 17-15 28s-5 22-5 36c0 13 2 25 5 36 4 11 9 20 16 28s15 14 24 18c10 4 21 7 33 7 9 0 16-1 23-4 7-2 14-5 19-9 6-4 11-9 15-14 5-6 9-12 12-19l24 12c-4 8-8 16-14 23s-13 13-21 18c-7 6-16 10-26 13s-21 4-33 4c-18 0-34-3-47-8-13-6-24-14-33-24s-16-22-20-36c-5-14-7-29-7-45 0-17 2-33 7-47 5-13 12-25 21-35 9-9 20-17 33-22s29-8 46-8c23 0 42 5 58 14s27 22 34 40l-28 9c-2-5-5-10-8-14-4-5-8-9-13-13-6-3-12-6-19-9-7-2-15-3-24-3z">
                <text:p/>
              </draw:path>
              <draw:path draw:style-name="gr2" draw:text-style-name="P2" svg:width="0.148cm" svg:height="0.173cm" svg:x="0.777cm" svg:y="27.158cm" svg:viewBox="0 0 149 174" svg:d="M29 93c0 9 1 17 3 24 2 8 5 14 8 19 4 6 9 10 15 13s13 4 21 4c12 0 22-2 29-7 8-5 13-11 15-19l25 7c-2 5-5 10-8 14-3 5-7 9-12 13-6 4-12 7-20 9-8 3-18 4-29 4-25 0-44-7-57-22-12-15-19-37-19-66 0-16 2-29 6-40s9-20 16-27c7-6 15-11 24-14s19-5 29-5c14 0 26 2 35 7 10 4 18 11 23 19 6 8 10 17 13 28 2 11 3 23 3 35v4zM120 72c-1-18-6-31-13-39-8-8-18-12-32-12-5 0-10 0-15 2-5 1-10 4-14 8-5 4-8 9-11 16-3 6-5 14-5 25z">
                <text:p/>
              </draw:path>
              <draw:path draw:style-name="gr2" draw:text-style-name="P2" svg:width="0.142cm" svg:height="0.233cm" svg:x="1.042cm" svg:y="27.099cm" svg:viewBox="0 0 143 234" svg:d="M114 203c-5 11-12 19-20 24-9 4-20 7-32 7-21 0-37-8-47-22s-15-36-15-65c0-58 21-88 62-88 13 0 23 3 32 7 8 5 15 12 20 23 0-1 0-3 0-5 0-3 0-5 0-7 0-3 0-5 0-7v-5-65h28v196c0 4 0 8 0 12 0 3 0 7 0 10s1 6 1 8 0 4 0 4h-27c0-1 0-2 0-4s-1-4-1-7c0-2 0-5 0-7 0-3 0-6 0-9zM29 146c0 12 1 22 3 30 1 8 3 15 7 21 3 5 7 9 12 11 5 3 11 4 18 4s14-1 19-4c6-2 11-6 15-11 3-5 6-12 8-21s3-19 3-32c0-11-1-22-3-30s-5-15-9-20c-3-5-8-8-14-11-5-2-12-3-19-3s-12 1-17 4c-5 2-10 6-13 11s-6 12-7 21c-2 8-3 18-3 30z">
                <text:p/>
              </draw:path>
              <draw:path draw:style-name="gr2" draw:text-style-name="P2" svg:width="0.149cm" svg:height="0.173cm" svg:x="1.22cm" svg:y="27.158cm" svg:viewBox="0 0 150 174" svg:d="M150 87c0 29-6 51-19 65-13 15-32 22-57 22-11 0-22-2-31-5-9-4-17-9-23-16-7-8-12-17-15-28s-5-23-5-38c0-58 25-87 75-87 13 0 25 2 34 5 10 4 17 9 23 17 6 7 11 16 14 27s4 23 4 38zM121 87c0-13-1-24-3-32-2-9-5-16-9-21s-9-8-14-10c-6-2-12-3-19-3s-14 1-20 3c-5 2-10 6-14 11s-7 12-9 20c-3 9-4 19-4 32s1 24 4 32c2 9 5 15 9 21 4 5 9 8 14 10 6 2 12 3 18 3 7 0 14-1 19-3 6-2 11-5 15-10s7-12 10-21c2-8 3-19 3-32z">
                <text:p/>
              </draw:path>
              <draw:path draw:style-name="gr2" draw:text-style-name="P2" svg:width="0.136cm" svg:height="0.173cm" svg:x="1.399cm" svg:y="27.158cm" svg:viewBox="0 0 137 174" svg:d="M29 86c0 10 1 19 2 27 2 8 4 15 7 21 4 5 8 10 13 13 6 3 13 5 21 5 10 0 18-3 25-8 6-5 10-14 12-25l28 2c-1 7-3 14-6 20s-7 12-13 17c-5 5-11 9-19 12s-17 4-27 4c-13 0-24-2-33-7-9-4-17-10-23-18-5-8-10-17-12-28-3-10-4-22-4-34 0-11 1-21 3-30s4-16 8-23c3-6 7-12 12-16 4-4 9-8 14-10 6-3 11-5 17-6s12-2 18-2c9 0 18 1 25 4 8 2 14 6 19 11 6 4 10 9 13 15 4 6 6 13 7 20l-29 2c-1-9-5-16-11-22-5-5-14-8-25-8-8 0-14 1-20 4-5 2-9 6-13 12-3 5-5 12-7 20-1 8-2 17-2 28z">
                <text:p/>
              </draw:path>
              <draw:path draw:style-name="gr2" draw:text-style-name="P2" svg:width="0.134cm" svg:height="0.17cm" svg:x="1.567cm" svg:y="27.161cm" svg:viewBox="0 0 135 171" svg:d="M28 0v106c0 9 1 15 2 21 1 5 3 10 6 13 2 4 6 6 10 7 5 2 10 2 17 2 6 0 12-1 18-3 5-2 10-6 13-10 4-5 7-10 9-16 2-7 3-14 3-23v-97h28v133c0 3 0 7 0 11s0 7 0 11c1 3 1 6 1 9 0 2 0 3 0 3h-26c0 0-1-1-1-4 0-2 0-4 0-7s0-6 0-9c-1-3-1-6-1-8-3 5-6 9-9 13s-7 8-11 10c-4 3-9 5-15 7-5 1-11 2-19 2-9 0-17-1-24-3-7-3-12-6-16-11-5-5-8-11-10-18-2-8-3-17-3-27v-112z">
                <text:p/>
              </draw:path>
              <draw:path draw:style-name="gr2" draw:text-style-name="P2" svg:width="0.222cm" svg:height="0.17cm" svg:x="1.745cm" svg:y="27.158cm" svg:viewBox="0 0 223 171" svg:d="M98 171v-106c0-9 0-15-1-21-1-5-3-10-6-13-2-4-5-6-9-7-4-2-9-2-15-2s-11 1-16 3c-4 2-8 6-12 10-3 5-6 10-8 16-1 7-2 14-2 23v97h-28v-132c0-4 0-8 0-12 0-3 0-7 0-11 0-3-1-6-1-9 0-2 0-3 0-3h26c1 0 1 2 1 4s0 5 0 7c0 3 0 6 0 9 1 3 1 6 1 8 3-5 5-9 8-13s6-8 10-10c4-3 9-5 14-7 5-1 11-2 17-2 13 0 23 3 30 8 8 5 13 13 16 24 3-5 6-9 9-13s6-8 11-10c4-3 8-5 14-7 5-1 11-2 17-2 9 0 16 1 22 3 6 3 11 6 15 11s7 11 9 18c2 8 3 17 3 27v112h-28v-106c0-9 0-15-1-21-1-5-3-10-6-13-2-4-5-6-9-7-4-2-9-2-15-2-5 0-11 1-16 3-4 2-8 5-12 10-3 4-6 10-8 16-1 7-2 14-2 23v97z">
                <text:p/>
              </draw:path>
              <draw:path draw:style-name="gr2" draw:text-style-name="P2" svg:width="0.148cm" svg:height="0.173cm" svg:x="2cm" svg:y="27.158cm" svg:viewBox="0 0 149 174" svg:d="M29 93c0 9 1 17 3 24 2 8 5 14 8 19 4 6 9 10 15 13s13 4 21 4c12 0 22-2 29-7 8-5 13-11 15-19l25 7c-2 5-5 10-8 14-3 5-7 9-12 13-6 4-12 7-20 9-8 3-18 4-29 4-25 0-44-7-57-22-12-15-19-37-19-66 0-16 2-29 6-40s9-20 16-27c7-6 15-11 24-14s19-5 29-5c14 0 26 2 35 7 10 4 18 11 23 19 6 8 10 17 13 28 2 11 3 23 3 35v4zM120 72c-1-18-6-31-13-39-8-8-18-12-32-12-5 0-10 0-15 2-5 1-10 4-14 8-5 4-8 9-11 16-3 6-5 14-5 25z">
                <text:p/>
              </draw:path>
              <draw:path draw:style-name="gr2" draw:text-style-name="P2" svg:width="0.134cm" svg:height="0.17cm" svg:x="2.185cm" svg:y="27.158cm" svg:viewBox="0 0 135 171" svg:d="M107 171v-106c0-9-1-15-2-21-1-5-3-10-6-13-2-4-6-6-10-7-5-2-10-2-17-2-6 0-12 1-18 3-5 2-9 6-13 10-4 5-7 10-9 16-2 7-3 14-3 23v97h-28v-132c0-4 0-8 0-12 0-3 0-7 0-11 0-3-1-6-1-9 0-2 0-3 0-3h26c1 0 1 2 1 4s0 5 0 7c0 3 0 6 0 9 1 3 1 6 1 8 3-5 6-9 9-13s7-8 11-10c4-3 9-5 15-7 5-1 12-2 19-2 9 0 17 1 24 3 7 3 12 6 17 11 4 5 7 11 9 18 2 8 3 17 3 27v112z">
                <text:p/>
              </draw:path>
              <draw:path draw:style-name="gr2" draw:text-style-name="P2" svg:width="0.08cm" svg:height="0.207cm" svg:x="2.347cm" svg:y="27.123cm" svg:viewBox="0 0 81 208" svg:d="M81 204c-4 1-8 2-13 3-4 1-9 1-15 1-22 0-34-13-34-38v-112h-19v-20h21l8-38h18v38h31v20h-31v106c0 8 2 14 4 17 3 3 8 5 14 5 3 0 5 0 8-1 2 0 5-1 8-1z">
                <text:p/>
              </draw:path>
              <draw:path draw:style-name="gr2" draw:text-style-name="P2" svg:width="0.148cm" svg:height="0.173cm" svg:x="2.533cm" svg:y="27.158cm" svg:viewBox="0 0 149 174" svg:d="M29 93c0 9 1 17 3 24 2 8 5 14 8 19 4 6 9 10 15 13s13 4 21 4c12 0 22-2 29-7 8-5 13-11 15-19l25 7c-2 5-5 10-8 14-3 5-7 9-12 13-6 4-12 7-20 9-8 3-18 4-29 4-25 0-44-7-57-22-12-15-19-37-19-66 0-16 2-29 6-40s9-20 16-27c7-6 15-11 24-14s19-5 29-5c14 0 26 2 35 7 10 4 18 11 23 19 6 8 10 17 13 28 2 11 3 23 3 35v4zM120 72c-1-18-6-31-13-39-8-8-18-12-32-12-5 0-10 0-15 2-5 1-10 4-14 8-5 4-8 9-11 16-3 6-5 14-5 25z">
                <text:p/>
              </draw:path>
              <draw:path draw:style-name="gr2" draw:text-style-name="P2" svg:width="0.138cm" svg:height="0.173cm" svg:x="2.706cm" svg:y="27.158cm" svg:viewBox="0 0 139 174" svg:d="M139 124c0 8-2 15-5 21-3 7-7 12-13 16s-13 7-22 10c-8 2-18 3-28 3s-19-1-27-2c-8-2-14-4-20-7-6-4-11-8-15-14-4-5-7-12-9-20l25-4c2 9 7 15 14 19 8 5 18 7 32 7 6 0 11-1 16-1 5-1 9-3 13-5s6-4 8-8c2-3 4-7 4-12s-2-10-4-13-6-6-10-8-9-4-15-6c-7-1-13-3-20-5s-14-4-20-6c-7-2-13-5-18-9-6-3-10-8-13-13-4-5-5-12-5-20 0-15 5-27 16-35s27-12 48-12c18 0 33 3 44 10 11 6 18 17 21 31l-25 3c-1-4-3-8-6-11-2-3-5-5-9-7-3-2-7-3-11-4-5-1-9-1-14-1-13 0-22 2-28 6s-9 10-9 17c0 5 1 9 3 12s6 5 10 7c3 2 8 4 14 5 5 2 12 3 18 5 5 1 9 2 14 4 5 1 9 3 14 4 4 2 8 4 12 7 4 2 7 5 10 9 3 3 5 7 7 12 2 4 3 9 3 15z">
                <text:p/>
              </draw:path>
              <draw:path draw:style-name="gr2" draw:text-style-name="P2" svg:width="0.08cm" svg:height="0.207cm" svg:x="2.863cm" svg:y="27.123cm" svg:viewBox="0 0 81 208" svg:d="M81 204c-4 1-8 2-13 3-4 1-9 1-15 1-22 0-34-13-34-38v-112h-19v-20h21l8-38h18v38h31v20h-31v106c0 8 2 14 4 17 3 3 8 5 14 5 3 0 5 0 8-1 2 0 5-1 8-1z">
                <text:p/>
              </draw:path>
              <draw:path draw:style-name="gr2" draw:text-style-name="P2" svg:width="0.142cm" svg:height="0.233cm" svg:x="3.049cm" svg:y="27.099cm" svg:viewBox="0 0 143 234" svg:d="M114 203c-5 11-12 19-20 24-9 4-20 7-32 7-21 0-37-8-47-22s-15-36-15-65c0-58 21-88 62-88 13 0 23 3 32 7 8 5 15 12 20 23 0-1 0-3 0-5 0-3 0-5 0-7 0-3 0-5 0-7v-5-65h28v196c0 4 0 8 0 12 0 3 0 7 0 10s1 6 1 8 0 4 0 4h-27c0-1 0-2 0-4s-1-4-1-7c0-2 0-5 0-7 0-3 0-6 0-9zM29 146c0 12 1 22 3 30 1 8 3 15 7 21 3 5 7 9 12 11 5 3 11 4 18 4s14-1 19-4c6-2 11-6 15-11 3-5 6-12 8-21s3-19 3-32c0-11-1-22-3-30s-5-15-9-20c-3-5-8-8-14-11-5-2-12-3-19-3s-12 1-17 4c-5 2-10 6-13 11s-6 12-7 21c-2 8-3 18-3 30z">
                <text:p/>
              </draw:path>
              <draw:path draw:style-name="gr2" draw:text-style-name="P2" svg:width="0.027cm" svg:height="0.229cm" svg:x="3.235cm" svg:y="27.099cm" svg:viewBox="0 0 28 230" svg:d="M0 27v-27h28v27zM0 230v-168h28v168z">
                <text:p/>
              </draw:path>
              <draw:path draw:style-name="gr2" draw:text-style-name="P2" svg:width="0.083cm" svg:height="0.229cm" svg:x="3.291cm" svg:y="27.099cm" svg:viewBox="0 0 84 230" svg:d="M52 82v148h-28v-148h-24v-20h24v-19c0-6 0-12 1-17s4-10 7-14c3-3 7-6 12-9 5-2 12-3 21-3 3 0 6 0 10 0 4 1 7 1 9 2v21c-1 0-3 0-6-1-2 0-4 0-6 0-4 0-8 0-10 2-3 1-5 2-6 4-2 3-3 5-4 8 0 3 0 7 0 11v15h32v20z">
                <text:p/>
              </draw:path>
              <draw:path draw:style-name="gr2" draw:text-style-name="P2" svg:width="0.083cm" svg:height="0.229cm" svg:x="3.371cm" svg:y="27.099cm" svg:viewBox="0 0 84 230" svg:d="M52 82v148h-28v-148h-24v-20h24v-19c0-6 0-12 1-17s4-10 7-14c3-3 7-6 12-9 5-2 12-3 21-3 3 0 6 0 10 0 4 1 7 1 9 2v21c-1 0-3 0-6-1-2 0-4 0-6 0-4 0-8 0-10 2-3 1-5 2-6 4-2 3-3 5-4 8 0 3 0 7 0 11v15h32v20z">
                <text:p/>
              </draw:path>
              <draw:path draw:style-name="gr2" draw:text-style-name="P2" svg:width="0.134cm" svg:height="0.17cm" svg:x="3.476cm" svg:y="27.161cm" svg:viewBox="0 0 135 171" svg:d="M28 0v106c0 9 1 15 2 21 1 5 3 10 6 13 2 4 6 6 10 7 5 2 10 2 17 2 6 0 12-1 18-3 5-2 10-6 13-10 4-5 7-10 9-16 2-7 3-14 3-23v-97h28v133c0 3 0 7 0 11s0 7 0 11c1 3 1 6 1 9 0 2 0 3 0 3h-26c0 0-1-1-1-4 0-2 0-4 0-7s0-6 0-9c-1-3-1-6-1-8-3 5-6 9-9 13s-7 8-11 10c-4 3-9 5-15 7-5 1-11 2-19 2-9 0-17-1-24-3-7-3-12-6-16-11-5-5-8-11-10-18-2-8-3-17-3-27v-112z">
                <text:p/>
              </draw:path>
              <draw:path draw:style-name="gr2" draw:text-style-name="P2" svg:width="0.138cm" svg:height="0.173cm" svg:x="3.642cm" svg:y="27.158cm" svg:viewBox="0 0 139 174" svg:d="M139 124c0 8-2 15-5 21-3 7-7 12-13 16s-13 7-22 10c-8 2-18 3-28 3s-19-1-27-2c-8-2-14-4-20-7-6-4-11-8-15-14-4-5-7-12-9-20l25-4c2 9 7 15 14 19 8 5 18 7 32 7 6 0 11-1 16-1 5-1 9-3 13-5s6-4 8-8c2-3 4-7 4-12s-2-10-4-13-6-6-10-8-9-4-15-6c-7-1-13-3-20-5s-14-4-20-6c-7-2-13-5-18-9-6-3-10-8-13-13-4-5-5-12-5-20 0-15 5-27 16-35s27-12 48-12c18 0 33 3 44 10 11 6 18 17 21 31l-25 3c-1-4-3-8-6-11-2-3-5-5-9-7-3-2-7-3-11-4-5-1-9-1-14-1-13 0-22 2-28 6s-9 10-9 17c0 5 1 9 3 12s6 5 10 7c3 2 8 4 14 5 5 2 12 3 18 5 5 1 9 2 14 4 5 1 9 3 14 4 4 2 8 4 12 7 4 2 7 5 10 9 3 3 5 7 7 12 2 4 3 9 3 15z">
                <text:p/>
              </draw:path>
              <draw:path draw:style-name="gr2" draw:text-style-name="P2" svg:width="0.148cm" svg:height="0.236cm" svg:x="3.808cm" svg:y="27.095cm" svg:viewBox="0 0 149 237" svg:d="M29 156c0 9 1 17 3 24 2 8 5 14 8 19 4 6 9 10 15 13s13 4 21 4c12 0 22-2 29-7 8-5 13-11 15-19l25 7c-2 5-5 10-8 14-3 5-7 9-12 13-6 4-12 7-20 9-8 3-18 4-29 4-25 0-44-7-57-22-12-15-19-37-19-66 0-16 2-29 6-40s9-20 16-27c7-6 15-11 24-14s19-5 29-5c14 0 26 2 35 7 10 4 18 11 23 19 6 8 10 17 13 28 2 11 3 23 3 35v4zM120 135c-1-18-6-31-13-39-8-8-18-12-32-12-5 0-10 0-15 2-5 1-10 4-14 8-5 4-8 9-11 16-3 6-5 14-5 25zM55 48v-4l34-44h32v4l-52 44z">
                <text:p/>
              </draw:path>
              <draw:path draw:style-name="gr2" draw:text-style-name="P2" svg:width="0.138cm" svg:height="0.173cm" svg:x="4.069cm" svg:y="27.158cm" svg:viewBox="0 0 139 174" svg:d="M139 124c0 8-2 15-5 21-3 7-7 12-13 16s-13 7-22 10c-8 2-18 3-28 3s-19-1-27-2c-8-2-14-4-20-7-6-4-11-8-15-14-4-5-7-12-9-20l25-4c2 9 7 15 14 19 8 5 18 7 32 7 6 0 11-1 16-1 5-1 9-3 13-5s6-4 8-8c2-3 4-7 4-12s-2-10-4-13-6-6-10-8-9-4-15-6c-7-1-13-3-20-5s-14-4-20-6c-7-2-13-5-18-9-6-3-10-8-13-13-4-5-5-12-5-20 0-15 5-27 16-35s27-12 48-12c18 0 33 3 44 10 11 6 18 17 21 31l-25 3c-1-4-3-8-6-11-2-3-5-5-9-7-3-2-7-3-11-4-5-1-9-1-14-1-13 0-22 2-28 6s-9 10-9 17c0 5 1 9 3 12s6 5 10 7c3 2 8 4 14 5 5 2 12 3 18 5 5 1 9 2 14 4 5 1 9 3 14 4 4 2 8 4 12 7 4 2 7 5 10 9 3 3 5 7 7 12 2 4 3 9 3 15z">
                <text:p/>
              </draw:path>
              <draw:path draw:style-name="gr2" draw:text-style-name="P2" svg:width="0.148cm" svg:height="0.173cm" svg:x="4.235cm" svg:y="27.158cm" svg:viewBox="0 0 149 174" svg:d="M29 93c0 9 1 17 3 24 2 8 5 14 8 19 4 6 9 10 15 13s13 4 21 4c12 0 22-2 29-7 8-5 13-11 15-19l25 7c-2 5-5 10-8 14-3 5-7 9-12 13-6 4-12 7-20 9-8 3-18 4-29 4-25 0-44-7-57-22-12-15-19-37-19-66 0-16 2-29 6-40s9-20 16-27c7-6 15-11 24-14s19-5 29-5c14 0 26 2 35 7 10 4 18 11 23 19 6 8 10 17 13 28 2 11 3 23 3 35v4zM120 72c-1-18-6-31-13-39-8-8-18-12-32-12-5 0-10 0-15 2-5 1-10 4-14 8-5 4-8 9-11 16-3 6-5 14-5 25z">
                <text:p/>
              </draw:path>
              <draw:polygon draw:style-name="gr2" draw:text-style-name="P2" svg:width="0.027cm" svg:height="0.23cm" svg:x="4.42cm" svg:y="27.099cm" svg:viewBox="0 0 28 231" draw:points="0,231 0,0 28,0 28,231">
                <text:p/>
              </draw:polygon>
              <draw:path draw:style-name="gr2" draw:text-style-name="P2" svg:width="0.149cm" svg:height="0.173cm" svg:x="4.484cm" svg:y="27.158cm" svg:viewBox="0 0 150 174" svg:d="M150 87c0 29-6 51-19 65-13 15-32 22-57 22-11 0-22-2-31-5-9-4-17-9-23-16-7-8-12-17-15-28s-5-23-5-38c0-58 25-87 75-87 13 0 25 2 34 5 10 4 17 9 23 17 6 7 11 16 14 27s4 23 4 38zM121 87c0-13-1-24-3-32-2-9-5-16-9-21s-9-8-14-10c-6-2-12-3-19-3s-14 1-20 3c-5 2-10 6-14 11s-7 12-9 20c-3 9-4 19-4 32s1 24 4 32c2 9 5 15 9 21 4 5 9 8 14 10 6 2 12 3 18 3 7 0 14-1 19-3 6-2 11-5 15-10s7-12 10-21c2-8 3-19 3-32z">
                <text:p/>
              </draw:path>
              <draw:path draw:style-name="gr2" draw:text-style-name="P2" svg:width="0.134cm" svg:height="0.17cm" svg:x="4.67cm" svg:y="27.158cm" svg:viewBox="0 0 135 171" svg:d="M107 171v-106c0-9-1-15-2-21-1-5-3-10-6-13-2-4-6-6-10-7-5-2-10-2-17-2-6 0-12 1-18 3-5 2-9 6-13 10-4 5-7 10-9 16-2 7-3 14-3 23v97h-28v-132c0-4 0-8 0-12 0-3 0-7 0-11 0-3-1-6-1-9 0-2 0-3 0-3h26c1 0 1 2 1 4s0 5 0 7c0 3 0 6 0 9 1 3 1 6 1 8 3-5 6-9 9-13s7-8 11-10c4-3 9-5 15-7 5-1 12-2 19-2 9 0 17 1 24 3 7 3 12 6 17 11 4 5 7 11 9 18 2 8 3 17 3 27v112z">
                <text:p/>
              </draw:path>
              <draw:polygon draw:style-name="gr2" draw:text-style-name="P2" svg:width="0.027cm" svg:height="0.23cm" svg:x="4.937cm" svg:y="27.099cm" svg:viewBox="0 0 28 231" draw:points="0,231 0,0 28,0 28,231">
                <text:p/>
              </draw:polygon>
              <draw:path draw:style-name="gr2" draw:text-style-name="P2" svg:width="0.162cm" svg:height="0.173cm" svg:x="5.001cm" svg:y="27.158cm" svg:viewBox="0 0 163 174" svg:d="M51 174c-17 0-30-4-38-13-9-9-13-22-13-37 0-11 2-20 6-27 4-8 10-13 17-17s14-7 23-9c9-1 18-2 27-2h37v-9c0-7 0-13-2-18-1-5-4-9-7-12s-6-5-11-7c-4-1-10-2-16-2-5 0-10 1-14 1-5 1-9 3-12 5s-6 4-7 8c-2 3-4 8-4 13l-30-3c1-6 3-12 6-18 3-5 7-10 13-14 5-4 12-7 20-10 8-2 17-3 29-3 21 0 37 5 48 15 10 9 16 23 16 42v72c0 8 1 15 3 19s6 6 12 6c2 0 3 0 5 0 1-1 3-1 4-1v17c-3 1-7 2-10 2-4 1-7 1-11 1-6 0-10-1-14-2-4-2-7-4-9-7s-4-6-5-10c-2-5-3-10-3-15h-1c-3 5-6 10-10 14-3 5-7 8-12 11-5 4-10 6-16 8-6 1-13 2-21 2zM57 153c9 0 17-2 24-5 6-3 12-7 16-12 5-5 8-11 10-17s3-11 3-17v-13h-30c-7 0-14 0-20 1s-11 3-16 5c-5 3-8 6-11 11s-4 11-4 18c0 10 2 17 7 22s12 7 21 7z">
                <text:p/>
              </draw:path>
              <draw:polygon draw:style-name="gr2" draw:text-style-name="P2" svg:width="0.027cm" svg:height="0.23cm" svg:x="5.275cm" svg:y="27.099cm" svg:viewBox="0 0 28 231" draw:points="0,231 0,0 28,0 28,231">
                <text:p/>
              </draw:polygon>
              <draw:path draw:style-name="gr2" draw:text-style-name="P2" svg:width="0.027cm" svg:height="0.229cm" svg:x="5.347cm" svg:y="27.099cm" svg:viewBox="0 0 28 230" svg:d="M0 27v-27h28v27zM0 230v-168h28v168z">
                <text:p/>
              </draw:path>
              <draw:path draw:style-name="gr2" draw:text-style-name="P2" svg:width="0.136cm" svg:height="0.173cm" svg:x="5.412cm" svg:y="27.158cm" svg:viewBox="0 0 137 174" svg:d="M29 86c0 10 1 19 2 27 2 8 4 15 7 21 4 5 8 10 13 13 6 3 13 5 21 5 10 0 18-3 25-8 6-5 10-14 12-25l28 2c-1 7-3 14-6 20s-7 12-13 17c-5 5-11 9-19 12s-17 4-27 4c-13 0-24-2-33-7-9-4-17-10-23-18-5-8-10-17-12-28-3-10-4-22-4-34 0-11 1-21 3-30s4-16 8-23c3-6 7-12 12-16 4-4 9-8 14-10 6-3 11-5 17-6s12-2 18-2c9 0 18 1 25 4 8 2 14 6 19 11 6 4 10 9 13 15 4 6 6 13 7 20l-29 2c-1-9-5-16-11-22-5-5-14-8-25-8-8 0-14 1-20 4-5 2-9 6-13 12-3 5-5 12-7 20-1 8-2 17-2 28z">
                <text:p/>
              </draw:path>
              <draw:path draw:style-name="gr2" draw:text-style-name="P2" svg:width="0.148cm" svg:height="0.173cm" svg:x="5.573cm" svg:y="27.158cm" svg:viewBox="0 0 149 174" svg:d="M29 93c0 9 1 17 3 24 2 8 5 14 8 19 4 6 9 10 15 13s13 4 21 4c12 0 22-2 29-7 8-5 13-11 15-19l25 7c-2 5-5 10-8 14-3 5-7 9-12 13-6 4-12 7-20 9-8 3-18 4-29 4-25 0-44-7-57-22-12-15-19-37-19-66 0-16 2-29 6-40s9-20 16-27c7-6 15-11 24-14s19-5 29-5c14 0 26 2 35 7 10 4 18 11 23 19 6 8 10 17 13 28 2 11 3 23 3 35v4zM120 72c-1-18-6-31-13-39-8-8-18-12-32-12-5 0-10 0-15 2-5 1-10 4-14 8-5 4-8 9-11 16-3 6-5 14-5 25z">
                <text:p/>
              </draw:path>
              <draw:path draw:style-name="gr2" draw:text-style-name="P2" svg:width="0.134cm" svg:height="0.17cm" svg:x="5.758cm" svg:y="27.158cm" svg:viewBox="0 0 135 171" svg:d="M107 171v-106c0-9-1-15-2-21-1-5-3-10-6-13-2-4-6-6-10-7-5-2-10-2-17-2-6 0-12 1-18 3-5 2-9 6-13 10-4 5-7 10-9 16-2 7-3 14-3 23v97h-28v-132c0-4 0-8 0-12 0-3 0-7 0-11 0-3-1-6-1-9 0-2 0-3 0-3h26c1 0 1 2 1 4s0 5 0 7c0 3 0 6 0 9 1 3 1 6 1 8 3-5 6-9 9-13s7-8 11-10c4-3 9-5 15-7 5-1 12-2 19-2 9 0 17 1 24 3 7 3 12 6 17 11 4 5 7 11 9 18 2 8 3 17 3 27v112z">
                <text:p/>
              </draw:path>
              <draw:path draw:style-name="gr2" draw:text-style-name="P2" svg:width="0.136cm" svg:height="0.173cm" svg:x="5.929cm" svg:y="27.158cm" svg:viewBox="0 0 137 174" svg:d="M29 86c0 10 1 19 2 27 2 8 4 15 7 21 4 5 8 10 13 13 6 3 13 5 21 5 10 0 18-3 25-8 6-5 10-14 12-25l28 2c-1 7-3 14-6 20s-7 12-13 17c-5 5-11 9-19 12s-17 4-27 4c-13 0-24-2-33-7-9-4-17-10-23-18-5-8-10-17-12-28-3-10-4-22-4-34 0-11 1-21 3-30s4-16 8-23c3-6 7-12 12-16 4-4 9-8 14-10 6-3 11-5 17-6s12-2 18-2c9 0 18 1 25 4 8 2 14 6 19 11 6 4 10 9 13 15 4 6 6 13 7 20l-29 2c-1-9-5-16-11-22-5-5-14-8-25-8-8 0-14 1-20 4-5 2-9 6-13 12-3 5-5 12-7 20-1 8-2 17-2 28z">
                <text:p/>
              </draw:path>
              <draw:path draw:style-name="gr2" draw:text-style-name="P2" svg:width="0.148cm" svg:height="0.173cm" svg:x="6.089cm" svg:y="27.158cm" svg:viewBox="0 0 149 174" svg:d="M29 93c0 9 1 17 3 24 2 8 5 14 8 19 4 6 9 10 15 13s13 4 21 4c12 0 22-2 29-7 8-5 13-11 15-19l25 7c-2 5-5 10-8 14-3 5-7 9-12 13-6 4-12 7-20 9-8 3-18 4-29 4-25 0-44-7-57-22-12-15-19-37-19-66 0-16 2-29 6-40s9-20 16-27c7-6 15-11 24-14s19-5 29-5c14 0 26 2 35 7 10 4 18 11 23 19 6 8 10 17 13 28 2 11 3 23 3 35v4zM120 72c-1-18-6-31-13-39-8-8-18-12-32-12-5 0-10 0-15 2-5 1-10 4-14 8-5 4-8 9-11 16-3 6-5 14-5 25z">
                <text:p/>
              </draw:path>
              <draw:path draw:style-name="gr2" draw:text-style-name="P2" svg:width="0.213cm" svg:height="0.224cm" svg:x="6.36cm" svg:y="27.107cm" svg:viewBox="0 0 214 225" svg:d="M193 170c-5 7-10 14-17 21-6 7-13 13-21 18-9 5-18 9-28 12-11 3-22 4-36 4-15 0-29-2-40-7s-21-11-28-20c-8-8-14-18-17-29-4-11-6-23-6-35 0-13 1-25 4-37s7-22 12-32 12-19 19-27c8-8 16-15 25-20 10-6 20-10 31-13s23-5 35-5c14 0 25 2 35 5s19 7 26 12 13 10 17 17c5 6 8 13 10 20l-28 8c-2-5-4-9-7-14-3-4-8-8-13-12s-11-6-17-9c-7-2-15-3-24-3-15 0-29 3-41 9-11 5-21 13-30 22-8 10-14 22-18 35-5 14-7 28-7 44 0 10 2 19 4 27 3 8 7 15 12 21 6 6 12 11 20 14s18 5 28 5c9 0 18-1 26-4 8-2 15-6 21-10 7-4 12-9 18-14 5-6 9-11 13-17z">
                <text:p/>
              </draw:path>
              <draw:path draw:style-name="gr2" draw:text-style-name="P2" svg:width="0.11cm" svg:height="0.17cm" svg:x="6.576cm" svg:y="27.158cm" svg:viewBox="0 0 111 171" svg:d="M106 25c-2 0-4-1-6-1-3 0-5-1-8-1-6 0-12 2-18 6-5 4-10 9-14 15s-7 12-9 19c-3 7-5 14-6 20l-17 88h-28l25-129c1-3 2-7 2-11 1-3 1-7 2-10 1-4 1-7 2-10 0-3 1-6 1-8h26c0 2 0 5-1 8 0 3-1 6-1 10-1 3-1 6-2 9 0 3-1 5-1 7 4-6 7-12 10-16 3-5 6-9 10-12 3-3 7-5 11-7 4-1 8-2 13-2 1 0 2 0 3 0 2 0 3 1 4 1 2 0 3 0 4 0 2 1 3 1 3 1z">
                <text:p/>
              </draw:path>
              <draw:path draw:style-name="gr2" draw:text-style-name="P2" svg:width="0.153cm" svg:height="0.173cm" svg:x="6.687cm" svg:y="27.158cm" svg:viewBox="0 0 154 174" svg:d="M29 93c0 3-1 6-1 9s0 6 0 8c0 14 3 25 10 32s17 11 31 11c6 0 11-1 16-2 5-2 9-4 13-6 4-3 7-6 10-9s6-7 8-11l21 10c-3 5-6 9-10 14-3 5-8 9-13 12-6 4-13 7-20 10-8 2-17 3-28 3s-20-1-28-4-15-8-21-13c-5-6-10-13-13-21s-4-17-4-28c0-16 2-31 7-44 4-14 10-25 18-35 8-9 17-16 28-21 10-5 22-8 34-8s21 2 30 5c8 3 15 7 21 12 5 5 9 12 12 19 3 8 4 16 4 25 0 2 0 5 0 7 0 3 0 6-1 8 0 3 0 6-1 9 0 3-1 5-1 8zM126 72c0-2 0-4 0-6 1-2 1-4 1-6 0-6-1-12-3-17s-5-10-8-13c-4-3-8-5-12-7-5-2-10-2-16-2-5 0-10 0-16 2-5 1-11 4-16 8s-9 9-13 16c-5 6-8 14-10 25z">
                <text:p/>
              </draw:path>
              <draw:path draw:style-name="gr2" draw:text-style-name="P2" svg:width="0.158cm" svg:height="0.173cm" svg:x="6.861cm" svg:y="27.158cm" svg:viewBox="0 0 159 174" svg:d="M157 170c-3 1-7 1-10 2-3 0-7 0-10 0-10 0-17-2-21-6-5-4-7-9-7-17 0-2 0-4 0-5 1-2 1-4 1-5h-1c-4 5-7 10-11 15-4 4-8 8-13 11s-10 5-16 7c-6 1-12 2-20 2s-15-1-21-4c-6-2-11-6-16-10-4-5-7-9-9-15s-3-11-3-17c0-9 1-16 4-22 2-6 5-11 10-16 4-4 9-8 14-10 6-3 12-5 18-7 7-2 13-3 20-3 7-1 14-1 20-1h36l1-6c1-2 1-5 2-7 0-3 0-5 0-7 0-9-3-16-8-21-6-4-13-7-23-7-5 0-10 1-14 1-4 1-8 3-12 5-3 2-6 4-9 8-3 3-5 8-7 13l-27-5c2-6 5-12 8-17 3-6 8-10 13-14 6-4 13-7 21-9s17-3 29-3c9 0 17 1 24 3 7 3 13 6 18 10s9 9 11 14c3 6 4 12 4 19 0 3 0 7-1 11 0 5-1 9-2 13l-11 59c-1 2-1 4-2 7 0 2 0 4 0 6 0 4 1 7 3 9s5 3 10 3c1 0 3 0 4-1 2 0 3 0 5 0zM118 88h-30c-5 1-9 1-13 1-5 0-9 1-13 2-5 1-9 2-13 4s-7 4-10 7c-3 2-5 6-7 10-1 4-2 9-2 15 0 3 0 6 1 9s3 6 5 9c3 2 5 4 9 5 3 2 7 3 12 3 9 0 17-2 23-5 7-3 13-7 18-11 4-5 8-10 11-15 3-6 4-10 5-15z">
                <text:p/>
              </draw:path>
              <draw:path draw:style-name="gr2" draw:text-style-name="P2" svg:width="0.084cm" svg:height="0.208cm" svg:x="7.046cm" svg:y="27.123cm" svg:viewBox="0 0 85 209" svg:d="M55 205c-4 1-8 2-12 2-5 1-10 1-15 2-9-1-15-3-20-8-5-6-8-13-8-21 0-4 0-7 1-11 0-4 1-7 1-9l20-102h-20l5-20h19l17-38h18l-7 38h31l-4 20h-31l-20 100c0 2 0 5-1 8 0 3 0 5 0 7 0 4 1 7 3 10 2 2 6 3 11 3 2 0 5 0 7 0 2-1 5-1 8-2z">
                <text:p/>
              </draw:path>
              <draw:path draw:style-name="gr2" draw:text-style-name="P2" svg:width="0.072cm" svg:height="0.229cm" svg:x="7.126cm" svg:y="27.099cm" svg:viewBox="0 0 73 230" svg:d="M39 27l6-27h28l-6 27zM0 230l33-168h28l-33 168z">
                <text:p/>
              </draw:path>
              <draw:path draw:style-name="gr2" draw:text-style-name="P2" svg:width="0.156cm" svg:height="0.167cm" svg:x="7.21cm" svg:y="27.161cm" svg:viewBox="0 0 157 168" svg:d="M61 168h-33l-28-168h29l16 109c0 3 0 5 1 9 0 3 0 6 1 10 0 3 0 7 1 10 0 3 0 6 0 8 1-2 3-5 4-8 2-3 4-7 5-10 2-3 4-7 5-10 2-3 4-6 5-8l59-110h31z">
                <text:p/>
              </draw:path>
              <draw:path draw:style-name="gr2" draw:text-style-name="P2" svg:width="0.153cm" svg:height="0.173cm" svg:x="7.365cm" svg:y="27.158cm" svg:viewBox="0 0 154 174" svg:d="M29 93c0 3-1 6-1 9s0 6 0 8c0 14 3 25 10 32s17 11 31 11c6 0 11-1 16-2 5-2 9-4 13-6 4-3 7-6 10-9s6-7 8-11l21 10c-3 5-6 9-10 14-3 5-8 9-13 12-6 4-13 7-20 10-8 2-17 3-28 3s-20-1-28-4-15-8-21-13c-5-6-10-13-13-21s-4-17-4-28c0-16 2-31 7-44 4-14 10-25 18-35 8-9 17-16 28-21 10-5 22-8 34-8s21 2 30 5c8 3 15 7 21 12 5 5 9 12 12 19 3 8 4 16 4 25 0 2 0 5 0 7 0 3 0 6-1 8 0 3 0 6-1 9 0 3-1 5-1 8zM126 72c0-2 0-4 0-6 1-2 1-4 1-6 0-6-1-12-3-17s-5-10-8-13c-4-3-8-5-12-7-5-2-10-2-16-2-5 0-10 0-16 2-5 1-11 4-16 8s-9 9-13 16c-5 6-8 14-10 25z">
                <text:p/>
              </draw:path>
              <draw:path draw:style-name="gr2" draw:text-style-name="P2" svg:width="0.213cm" svg:height="0.224cm" svg:x="7.638cm" svg:y="27.107cm" svg:viewBox="0 0 214 225" svg:d="M193 170c-5 7-10 14-17 21-6 7-13 13-21 18-9 5-18 9-28 12-11 3-22 4-36 4-15 0-29-2-40-7s-21-11-28-20c-8-8-14-18-17-29-4-11-6-23-6-35 0-13 1-25 4-37s7-22 12-32 12-19 19-27c8-8 16-15 25-20 10-6 20-10 31-13s23-5 35-5c14 0 25 2 35 5s19 7 26 12 13 10 17 17c5 6 8 13 10 20l-28 8c-2-5-4-9-7-14-3-4-8-8-13-12s-11-6-17-9c-7-2-15-3-24-3-15 0-29 3-41 9-11 5-21 13-30 22-8 10-14 22-18 35-5 14-7 28-7 44 0 10 2 19 4 27 3 8 7 15 12 21 6 6 12 11 20 14s18 5 28 5c9 0 18-1 26-4 8-2 15-6 21-10 7-4 12-9 18-14 5-6 9-11 13-17z">
                <text:p/>
              </draw:path>
              <draw:path draw:style-name="gr2" draw:text-style-name="P2" svg:width="0.155cm" svg:height="0.173cm" svg:x="7.859cm" svg:y="27.158cm" svg:viewBox="0 0 156 174" svg:d="M156 65c0 5 0 11-1 16 0 6-1 11-3 17-3 14-7 26-13 35-5 10-12 18-19 24-8 6-16 10-25 13s-19 4-29 4-19-2-27-5-15-7-21-13-10-13-13-21c-3-9-5-18-5-29 0-5 0-10 1-15 0-5 1-11 2-16 3-13 8-25 13-34s11-17 19-23c7-6 15-11 24-14s19-4 30-4 21 1 29 4c9 3 16 7 21 13 6 6 10 12 13 20 3 9 4 18 4 28zM127 65c0-8 0-15-2-20-2-6-4-11-8-14-3-4-7-6-12-8s-10-3-16-3-11 1-17 2c-5 2-10 4-15 8s-10 10-14 17-8 17-11 29c-1 6-2 11-2 16-1 5-1 10-1 14 0 9 1 16 3 22s4 11 8 15c3 3 7 6 12 8s10 2 16 2c5 0 11 0 16-1 6-2 11-4 16-8 4-4 9-10 13-17 4-8 7-17 10-30 2-6 3-11 3-17 1-5 1-10 1-15z">
                <text:p/>
              </draw:path>
              <draw:path draw:style-name="gr2" draw:text-style-name="P2" svg:width="0.244cm" svg:height="0.17cm" svg:x="8.032cm" svg:y="27.158cm" svg:viewBox="0 0 245 171" svg:d="M97 171l19-98c1-3 1-5 2-7 0-3 1-5 1-8 0-2 1-5 1-7s0-4 0-5c0-8-2-14-6-18-3-4-10-6-19-6-6 0-11 1-17 4-5 2-10 6-14 11s-8 10-11 17-5 15-7 23l-18 94h-28l26-133c1-3 1-7 2-11s1-7 2-11c0-3 1-6 1-9 0-2 1-3 1-3h26c0 0 0 1 0 4-1 2-1 4-1 7-1 3-1 6-2 9 0 3-1 6-1 8 3-5 7-10 10-14 3-3 7-7 11-10 4-2 8-4 13-6 5-1 10-2 16-2 13 0 23 3 30 9 8 6 12 15 13 27 4-5 7-10 11-14 3-5 7-8 11-12 5-3 9-5 15-7 5-2 11-3 17-3 14 0 25 4 33 11 7 8 11 19 11 33 0 4 0 8-1 13-1 4-2 9-2 13l-20 101h-28l20-98c0-3 0-5 1-7 0-3 1-5 1-8 0-2 1-5 1-7s0-4 0-5c0-8-2-14-6-18-3-4-10-6-19-6-6 0-11 1-17 3-5 3-10 7-14 11-4 5-8 11-11 18s-5 14-7 23l-18 94z">
                <text:p/>
              </draw:path>
              <draw:path draw:style-name="gr2" draw:text-style-name="P2" svg:width="0.244cm" svg:height="0.17cm" svg:x="8.294cm" svg:y="27.158cm" svg:viewBox="0 0 245 171" svg:d="M97 171l19-98c1-3 1-5 2-7 0-3 1-5 1-8 0-2 1-5 1-7s0-4 0-5c0-8-2-14-6-18-3-4-10-6-19-6-6 0-11 1-17 4-5 2-10 6-14 11s-8 10-11 17-5 15-7 23l-18 94h-28l26-133c1-3 1-7 2-11s1-7 2-11c0-3 1-6 1-9 0-2 1-3 1-3h26c0 0 0 1 0 4-1 2-1 4-1 7-1 3-1 6-2 9 0 3-1 6-1 8 3-5 7-10 10-14 3-3 7-7 11-10 4-2 8-4 13-6 5-1 10-2 16-2 13 0 23 3 30 9 8 6 12 15 13 27 4-5 7-10 11-14 3-5 7-8 11-12 5-3 9-5 15-7 5-2 11-3 17-3 14 0 25 4 33 11 7 8 11 19 11 33 0 4 0 8-1 13-1 4-2 9-2 13l-20 101h-28l20-98c0-3 0-5 1-7 0-3 1-5 1-8 0-2 1-5 1-7s0-4 0-5c0-8-2-14-6-18-3-4-10-6-19-6-6 0-11 1-17 3-5 3-10 7-14 11-4 5-8 11-11 18s-5 14-7 23l-18 94z">
                <text:p/>
              </draw:path>
              <draw:path draw:style-name="gr2" draw:text-style-name="P2" svg:width="0.155cm" svg:height="0.173cm" svg:x="8.562cm" svg:y="27.158cm" svg:viewBox="0 0 156 174" svg:d="M156 65c0 5 0 11-1 16 0 6-1 11-3 17-3 14-7 26-13 35-5 10-12 18-19 24-8 6-16 10-25 13s-19 4-29 4-19-2-27-5-15-7-21-13-10-13-13-21c-3-9-5-18-5-29 0-5 0-10 1-15 0-5 1-11 2-16 3-13 8-25 13-34s11-17 19-23c7-6 15-11 24-14s19-4 30-4 21 1 29 4c9 3 16 7 21 13 6 6 10 12 13 20 3 9 4 18 4 28zM127 65c0-8 0-15-2-20-2-6-4-11-8-14-3-4-7-6-12-8s-10-3-16-3-11 1-17 2c-5 2-10 4-15 8s-10 10-14 17-8 17-11 29c-1 6-2 11-2 16-1 5-1 10-1 14 0 9 1 16 3 22s4 11 8 15c3 3 7 6 12 8s10 2 16 2c5 0 11 0 16-1 6-2 11-4 16-8 4-4 9-10 13-17 4-8 7-17 10-30 2-6 3-11 3-17 1-5 1-10 1-15z">
                <text:p/>
              </draw:path>
              <draw:path draw:style-name="gr2" draw:text-style-name="P2" svg:width="0.156cm" svg:height="0.17cm" svg:x="8.735cm" svg:y="27.158cm" svg:viewBox="0 0 157 171" svg:d="M106 171l20-100c0-4 1-8 2-13 0-4 0-7 0-10 0-9-2-15-6-20-4-4-12-6-21-6-7 0-13 1-19 4-6 2-11 6-16 11s-9 10-12 17c-4 7-6 15-8 23l-18 94h-28l26-133c1-3 1-7 2-11s1-7 2-11c0-3 1-6 1-9 0-2 1-3 1-3h26c0 0 0 1 0 4-1 2-1 4-1 7-1 3-1 6-2 9 0 3-1 6-1 8 4-5 7-10 11-14 4-3 8-7 13-10 4-2 9-4 14-6 6-1 12-2 19-2 15 0 27 4 35 11 7 8 11 19 11 33 0 4 0 8-1 13-1 4-1 9-2 13l-20 101z">
                <text:p/>
              </draw:path>
              <draw:path draw:style-name="gr2" draw:text-style-name="P2" svg:width="0.151cm" svg:height="0.172cm" svg:x="8.908cm" svg:y="27.159cm" svg:viewBox="0 0 152 173" svg:d="M140 121c0 9-2 17-5 23-4 7-9 12-15 16-7 5-15 8-24 10s-19 3-31 3c-9 0-18-1-25-2-7-2-14-4-19-7-5-4-9-7-13-12-3-5-6-10-8-16l23-9c1 4 3 8 6 11 2 3 5 6 9 8 3 2 8 4 13 5 4 1 10 2 17 2 6 0 12-1 18-2 5-1 10-2 14-5 4-2 7-5 10-9 2-4 3-8 3-13s-1-8-3-11-5-6-8-8c-4-2-8-4-13-6-6-2-11-4-18-6-6-2-13-4-19-7-6-2-11-6-16-9-4-4-8-8-11-13s-4-11-4-17c0-9 2-16 6-22 3-6 8-11 15-14 6-4 13-7 21-8 9-2 18-3 27-3 8 0 16 1 23 2 7 2 13 4 19 7 5 3 9 7 13 12 3 5 5 11 7 19l-26 3c-2-8-6-14-12-17-7-4-15-6-26-6-5 0-11 1-15 2-5 0-9 2-13 4-4 1-7 4-9 7s-3 6-3 11c0 4 1 7 3 10s5 6 8 8c4 2 8 4 13 6 5 1 11 3 17 5s12 4 18 7c6 2 12 5 16 9 5 4 9 8 12 13 4 5 5 12 5 19z">
                <text:p/>
              </draw:path>
              <draw:path draw:style-name="gr2" draw:text-style-name="P2" svg:width="0.19cm" svg:height="0.218cm" svg:x="9.167cm" svg:y="27.11cm" svg:viewBox="0 0 191 219" svg:d="M42 0h80c10 0 20 1 29 3 8 3 16 6 22 10 6 5 10 10 14 16 3 6 4 13 4 21 0 15-4 27-13 36-9 8-22 14-39 17 7 1 14 3 19 6 6 3 11 7 14 11 4 4 7 9 9 14s3 11 3 16c0 9-1 17-4 23-2 7-5 13-10 18-4 5-9 10-15 13-5 4-12 6-18 9-7 2-14 3-22 4-7 1-15 2-23 2h-92zM54 93h51c19 0 33-4 42-10 9-7 14-17 14-30 0-10-4-17-11-22s-17-7-31-7h-51zM34 195h57c8 0 16-1 24-2 7-1 14-3 20-7 6-3 10-8 14-13 3-6 5-14 5-23 0-11-4-20-12-25-8-6-20-9-36-9h-56z">
                <text:p/>
              </draw:path>
              <draw:polygon draw:style-name="gr2" draw:text-style-name="P2" svg:width="0.197cm" svg:height="0.218cm" svg:x="9.402cm" svg:y="27.111cm" svg:viewBox="0 0 198 219" draw:points="89,128 71,219 42,219 60,128 0,0 30,0 78,105 165,0 198,0">
                <text:p/>
              </draw:polygon>
              <draw:polygon draw:style-name="gr2" draw:text-style-name="P2" svg:width="0.081cm" svg:height="0.024cm" svg:x="9.571cm" svg:y="27.232cm" svg:viewBox="0 0 82 25" draw:points="0,25 5,0 82,0 78,25">
                <text:p/>
              </draw:polygon>
              <draw:path draw:style-name="gr2" draw:text-style-name="P2" svg:width="0.219cm" svg:height="0.218cm" svg:x="9.671cm" svg:y="27.111cm" svg:viewBox="0 0 220 219" svg:d="M143 219l-82-188c-1 5-1 9-2 14s-1 9-2 14-2 9-2 13l-29 147h-26l42-219h33l83 188c1-4 2-9 2-14 1-4 2-9 2-14 1-5 2-10 3-16l28-144h27l-42 219z">
                <text:p/>
              </draw:path>
              <draw:path draw:style-name="gr2" draw:text-style-name="P2" svg:width="0.213cm" svg:height="0.224cm" svg:x="9.908cm" svg:y="27.107cm" svg:viewBox="0 0 214 225" svg:d="M193 170c-5 7-10 14-17 21-6 7-13 13-21 18-9 5-18 9-28 12-11 3-22 4-36 4-15 0-29-2-40-7s-21-11-28-20c-8-8-14-18-17-29-4-11-6-23-6-35 0-13 1-25 4-37s7-22 12-32 12-19 19-27c8-8 16-15 25-20 10-6 20-10 31-13s23-5 35-5c14 0 25 2 35 5s19 7 26 12 13 10 17 17c5 6 8 13 10 20l-28 8c-2-5-4-9-7-14-3-4-8-8-13-12s-11-6-17-9c-7-2-15-3-24-3-15 0-29 3-41 9-11 5-21 13-30 22-8 10-14 22-18 35-5 14-7 28-7 44 0 10 2 19 4 27 3 8 7 15 12 21 6 6 12 11 20 14s18 5 28 5c9 0 18-1 26-4 8-2 15-6 21-10 7-4 12-9 18-14 5-6 9-11 13-17z">
                <text:p/>
              </draw:path>
              <draw:polygon draw:style-name="gr2" draw:text-style-name="P2" svg:width="0.081cm" svg:height="0.024cm" svg:x="10.134cm" svg:y="27.232cm" svg:viewBox="0 0 82 25" draw:points="0,25 5,0 82,0 78,25">
                <text:p/>
              </draw:polygon>
              <draw:path draw:style-name="gr2" draw:text-style-name="P2" svg:width="0.199cm" svg:height="0.224cm" svg:x="10.233cm" svg:y="27.107cm" svg:viewBox="0 0 200 225" svg:d="M87 225c-14 0-26-1-36-4-10-2-18-6-25-10-7-5-13-11-17-18s-7-15-9-24l27-5c2 6 4 12 7 16 3 5 7 9 12 12 4 3 10 6 18 7 7 2 15 3 25 3s19-1 27-2c8-2 15-4 21-7 5-4 10-8 13-13s4-12 4-20c0-5-1-9-2-13-2-4-5-7-10-10-4-3-10-6-17-8-8-3-17-6-28-9-9-3-18-5-26-8s-15-7-21-12c-6-4-11-10-14-16-4-6-5-14-5-24s2-20 7-27c5-8 11-14 20-19 8-5 17-8 28-11 11-2 22-3 33-3 12 0 23 1 33 3 9 3 17 6 24 10 6 4 12 9 15 15 4 5 7 12 9 18l-27 8c-2-5-4-9-7-13-2-4-6-7-10-10-5-3-10-5-16-6-6-2-13-3-21-3-11 0-20 1-27 3-8 2-14 4-18 8-5 3-8 7-10 11-3 5-4 10-4 15 0 6 1 10 4 14 2 4 5 7 9 9 5 3 10 5 17 7s14 5 24 7c9 3 17 5 26 8 8 3 16 7 23 12 6 4 12 10 15 17 4 7 6 15 6 26 0 21-8 37-24 49-16 11-40 17-73 17z">
                <text:p/>
              </draw:path>
              <draw:path draw:style-name="gr2" draw:text-style-name="P2" svg:width="0.21cm" svg:height="0.218cm" svg:x="10.42cm" svg:y="27.111cm" svg:viewBox="0 0 211 219" svg:d="M180 219l-11-64h-99l-38 64h-32l132-219h33l46 219zM151 58c-1-4-2-8-2-12-1-4-2-8-2-12-1-3-1-6-2-8 0-2 0-3 0-4-1 1-1 2-3 4-1 2-2 5-4 9-2 3-4 7-6 11-3 4-5 8-7 12l-42 73h81z">
                <text:p/>
              </draw:path>
              <draw:path draw:style-name="gr2" draw:text-style-name="P2" svg:width="0.168cm" svg:height="0.218cm" svg:x="0.56cm" svg:y="27.466cm" svg:viewBox="0 0 169 219" svg:d="M169 66c0 9-1 18-4 27-4 8-8 15-15 21-6 6-14 11-23 14-10 4-21 6-33 6h-64v85h-30v-219h92c13 0 24 2 34 5s18 7 24 13 11 13 14 21c4 8 5 17 5 27zM139 66c0-14-4-24-12-31-9-8-22-11-38-11h-59v86h60c17 0 29-3 37-11s12-19 12-33z">
                <text:p/>
              </draw:path>
              <draw:polygon draw:style-name="gr2" draw:text-style-name="P2" svg:width="0.027cm" svg:height="0.23cm" svg:x="0.767cm" svg:y="27.455cm" svg:viewBox="0 0 28 231" draw:points="0,231 0,0 28,0 28,231">
                <text:p/>
              </draw:polygon>
              <draw:path draw:style-name="gr2" draw:text-style-name="P2" svg:width="0.134cm" svg:height="0.17cm" svg:x="0.839cm" svg:y="27.517cm" svg:viewBox="0 0 135 171" svg:d="M28 0v106c0 9 1 15 2 21 1 5 3 10 6 13 2 4 6 6 10 7 5 2 10 2 17 2 6 0 12-1 18-3 5-2 10-6 13-10 4-5 7-10 9-16 2-7 3-14 3-23v-97h28v133c0 3 0 7 0 11s0 7 0 11c1 3 1 6 1 9 0 2 0 3 0 3h-26c0 0-1-1-1-4 0-2 0-4 0-7s0-6 0-9c-1-3-1-6-1-8-3 5-6 9-9 13s-7 8-11 10c-4 3-9 5-15 7-5 1-11 2-19 2-9 0-17-1-24-3-7-3-12-6-16-11-5-5-8-11-10-18-2-8-3-17-3-27v-112z">
                <text:p/>
              </draw:path>
              <draw:path draw:style-name="gr2" draw:text-style-name="P2" svg:width="0.138cm" svg:height="0.173cm" svg:x="1.004cm" svg:y="27.514cm" svg:viewBox="0 0 139 174" svg:d="M139 124c0 8-2 15-5 21-3 7-7 12-13 16s-13 7-22 10c-8 2-18 3-28 3s-19-1-27-2c-8-2-14-4-20-7-6-4-11-8-15-14-4-5-7-12-9-20l25-4c2 9 7 15 14 19 8 5 18 7 32 7 6 0 11-1 16-1 5-1 9-3 13-5s6-4 8-8c2-3 4-7 4-12s-2-10-4-13-6-6-10-8-9-4-15-6c-7-1-13-3-20-5s-14-4-20-6c-7-2-13-5-18-9-6-3-10-8-13-13-4-5-5-12-5-20 0-15 5-27 16-35s27-12 48-12c18 0 33 3 44 10 11 6 18 17 21 31l-25 3c-1-4-3-8-6-11-2-3-5-5-9-7-3-2-7-3-11-4-5-1-9-1-14-1-13 0-22 2-28 6s-9 10-9 17c0 5 1 9 3 12s6 5 10 7c3 2 8 4 14 5 5 2 12 3 18 5 5 1 9 2 14 4 5 1 9 3 14 4 4 2 8 4 12 7 4 2 7 5 10 9 3 3 5 7 7 12 2 4 3 9 3 15z">
                <text:p/>
              </draw:path>
              <draw:path draw:style-name="gr2" draw:text-style-name="P2" svg:width="0.142cm" svg:height="0.233cm" svg:x="1.258cm" svg:y="27.455cm" svg:viewBox="0 0 143 234" svg:d="M114 203c-5 11-12 19-20 24-9 4-20 7-32 7-21 0-37-8-47-22s-15-36-15-65c0-58 21-88 62-88 13 0 23 3 32 7 8 5 15 12 20 23 0-1 0-3 0-5 0-3 0-5 0-7 0-3 0-5 0-7v-5-65h28v196c0 4 0 8 0 12 0 3 0 7 0 10s1 6 1 8 0 4 0 4h-27c0-1 0-2 0-4s-1-4-1-7c0-2 0-5 0-7 0-3 0-6 0-9zM29 146c0 12 1 22 3 30 1 8 3 15 7 21 3 5 7 9 12 11 5 3 11 4 18 4s14-1 19-4c6-2 11-6 15-11 3-5 6-12 8-21s3-19 3-32c0-11-1-22-3-30s-5-15-9-20c-3-5-8-8-14-11-5-2-12-3-19-3s-12 1-17 4c-5 2-10 6-13 11s-6 12-7 21c-2 8-3 18-3 30z">
                <text:p/>
              </draw:path>
              <draw:path draw:style-name="gr2" draw:text-style-name="P2" svg:width="0.03cm" svg:height="0.07cm" svg:x="1.443cm" svg:y="27.466cm" svg:viewBox="0 0 31 71" svg:d="M31 23c0 5 0 10 0 14-1 5-2 9-3 13s-2 8-4 11c-1 3-3 7-5 10h-19c5-7 8-13 11-20 2-7 4-14 4-20h-14v-31h30z">
                <text:p/>
              </draw:path>
              <draw:path draw:style-name="gr2" draw:text-style-name="P2" svg:width="0.027cm" svg:height="0.229cm" svg:x="1.516cm" svg:y="27.455cm" svg:viewBox="0 0 28 230" svg:d="M0 27v-27h28v27zM0 230v-168h28v168z">
                <text:p/>
              </draw:path>
              <draw:path draw:style-name="gr2" draw:text-style-name="P2" svg:width="0.134cm" svg:height="0.17cm" svg:x="1.588cm" svg:y="27.514cm" svg:viewBox="0 0 135 171" svg:d="M107 171v-106c0-9-1-15-2-21-1-5-3-10-6-13-2-4-6-6-10-7-5-2-10-2-17-2-6 0-12 1-18 3-5 2-9 6-13 10-4 5-7 10-9 16-2 7-3 14-3 23v97h-28v-132c0-4 0-8 0-12 0-3 0-7 0-11 0-3-1-6-1-9 0-2 0-3 0-3h26c1 0 1 2 1 4s0 5 0 7c0 3 0 6 0 9 1 3 1 6 1 8 3-5 6-9 9-13s7-8 11-10c4-3 9-5 15-7 5-1 12-2 19-2 9 0 17 1 24 3 7 3 12 6 17 11 4 5 7 11 9 18 2 8 3 17 3 27v112z">
                <text:p/>
              </draw:path>
              <draw:path draw:style-name="gr2" draw:text-style-name="P2" svg:width="0.083cm" svg:height="0.229cm" svg:x="1.75cm" svg:y="27.455cm" svg:viewBox="0 0 84 230" svg:d="M52 82v148h-28v-148h-24v-20h24v-19c0-6 0-12 1-17s4-10 7-14c3-3 7-6 12-9 5-2 12-3 21-3 3 0 6 0 10 0 4 1 7 1 9 2v21c-1 0-3 0-6-1-2 0-4 0-6 0-4 0-8 0-10 2-3 1-5 2-6 4-2 3-3 5-4 8 0 3 0 7 0 11v15h32v20z">
                <text:p/>
              </draw:path>
              <draw:path draw:style-name="gr2" draw:text-style-name="P2" svg:width="0.149cm" svg:height="0.173cm" svg:x="1.847cm" svg:y="27.514cm" svg:viewBox="0 0 150 174" svg:d="M150 87c0 29-6 51-19 65-13 15-32 22-57 22-11 0-22-2-31-5-9-4-17-9-23-16-7-8-12-17-15-28s-5-23-5-38c0-58 25-87 75-87 13 0 25 2 34 5 10 4 17 9 23 17 6 7 11 16 14 27s4 23 4 38zM121 87c0-13-1-24-3-32-2-9-5-16-9-21s-9-8-14-10c-6-2-12-3-19-3s-14 1-20 3c-5 2-10 6-14 11s-7 12-9 20c-3 9-4 19-4 32s1 24 4 32c2 9 5 15 9 21 4 5 9 8 14 10 6 2 12 3 18 3 7 0 14-1 19-3 6-2 11-5 15-10s7-12 10-21c2-8 3-19 3-32z">
                <text:p/>
              </draw:path>
              <draw:path draw:style-name="gr2" draw:text-style-name="P2" svg:width="0.079cm" svg:height="0.17cm" svg:x="2.032cm" svg:y="27.514cm" svg:viewBox="0 0 80 171" svg:d="M1 171v-129c0-3 0-7 0-11 0-3 0-7 0-10 0-4-1-7-1-10s0-6 0-8h26c1 2 1 5 1 8s0 6 0 10c0 3 1 6 1 9s0 5 0 7c2-6 4-12 7-16 2-5 4-9 7-12s7-5 11-7c4-1 9-2 15-2 2 0 5 0 7 1 2 0 3 0 5 1v25c-2 0-5-1-7-1-3 0-5 0-8 0-7 0-12 1-17 4-4 3-8 7-11 12s-5 11-6 18-2 15-2 23v88z">
                <text:p/>
              </draw:path>
              <draw:path draw:style-name="gr2" draw:text-style-name="P2" svg:width="0.222cm" svg:height="0.17cm" svg:x="2.138cm" svg:y="27.514cm" svg:viewBox="0 0 223 171" svg:d="M98 171v-106c0-9 0-15-1-21-1-5-3-10-6-13-2-4-5-6-9-7-4-2-9-2-15-2s-11 1-16 3c-4 2-8 6-12 10-3 5-6 10-8 16-1 7-2 14-2 23v97h-28v-132c0-4 0-8 0-12 0-3 0-7 0-11 0-3-1-6-1-9 0-2 0-3 0-3h26c1 0 1 2 1 4s0 5 0 7c0 3 0 6 0 9 1 3 1 6 1 8 3-5 5-9 8-13s6-8 10-10c4-3 9-5 14-7 5-1 11-2 17-2 13 0 23 3 30 8 8 5 13 13 16 24 3-5 6-9 9-13s6-8 11-10c4-3 8-5 14-7 5-1 11-2 17-2 9 0 16 1 22 3 6 3 11 6 15 11s7 11 9 18c2 8 3 17 3 27v112h-28v-106c0-9 0-15-1-21-1-5-3-10-6-13-2-4-5-6-9-7-4-2-9-2-15-2-5 0-11 1-16 3-4 2-8 5-12 10-3 4-6 10-8 16-1 7-2 14-2 23v97z">
                <text:p/>
              </draw:path>
              <draw:path draw:style-name="gr2" draw:text-style-name="P2" svg:width="0.162cm" svg:height="0.173cm" svg:x="2.394cm" svg:y="27.514cm" svg:viewBox="0 0 163 174" svg:d="M51 174c-17 0-30-4-38-13-9-9-13-22-13-37 0-11 2-20 6-27 4-8 10-13 17-17s14-7 23-9c9-1 18-2 27-2h37v-9c0-7 0-13-2-18-1-5-4-9-7-12s-6-5-11-7c-4-1-10-2-16-2-5 0-10 1-14 1-5 1-9 3-12 5s-6 4-7 8c-2 3-4 8-4 13l-30-3c1-6 3-12 6-18 3-5 7-10 13-14 5-4 12-7 20-10 8-2 17-3 29-3 21 0 37 5 48 15 10 9 16 23 16 42v72c0 8 1 15 3 19s6 6 12 6c2 0 3 0 5 0 1-1 3-1 4-1v17c-3 1-7 2-10 2-4 1-7 1-11 1-6 0-10-1-14-2-4-2-7-4-9-7s-4-6-5-10c-2-5-3-10-3-15h-1c-3 5-6 10-10 14-3 5-7 8-12 11-5 4-10 6-16 8-6 1-13 2-21 2zM57 153c9 0 17-2 24-5 6-3 12-7 16-12 5-5 8-11 10-17s3-11 3-17v-13h-30c-7 0-14 0-20 1s-11 3-16 5c-5 3-8 6-11 11s-4 11-4 18c0 10 2 17 7 22s12 7 21 7z">
                <text:p/>
              </draw:path>
              <draw:path draw:style-name="gr2" draw:text-style-name="P2" svg:width="0.08cm" svg:height="0.207cm" svg:x="2.563cm" svg:y="27.479cm" svg:viewBox="0 0 81 208" svg:d="M81 204c-4 1-8 2-13 3-4 1-9 1-15 1-22 0-34-13-34-38v-112h-19v-20h21l8-38h18v38h31v20h-31v106c0 8 2 14 4 17 3 3 8 5 14 5 3 0 5 0 8-1 2 0 5-1 8-1z">
                <text:p/>
              </draw:path>
              <draw:path draw:style-name="gr2" draw:text-style-name="P2" svg:width="0.027cm" svg:height="0.229cm" svg:x="2.667cm" svg:y="27.455cm" svg:viewBox="0 0 28 230" svg:d="M0 27v-27h28v27zM0 230v-168h28v168z">
                <text:p/>
              </draw:path>
              <draw:path draw:style-name="gr2" draw:text-style-name="P2" svg:width="0.149cm" svg:height="0.173cm" svg:x="2.731cm" svg:y="27.514cm" svg:viewBox="0 0 150 174" svg:d="M150 87c0 29-6 51-19 65-13 15-32 22-57 22-11 0-22-2-31-5-9-4-17-9-23-16-7-8-12-17-15-28s-5-23-5-38c0-58 25-87 75-87 13 0 25 2 34 5 10 4 17 9 23 17 6 7 11 16 14 27s4 23 4 38zM121 87c0-13-1-24-3-32-2-9-5-16-9-21s-9-8-14-10c-6-2-12-3-19-3s-14 1-20 3c-5 2-10 6-14 11s-7 12-9 20c-3 9-4 19-4 32s1 24 4 32c2 9 5 15 9 21 4 5 9 8 14 10 6 2 12 3 18 3 7 0 14-1 19-3 6-2 11-5 15-10s7-12 10-21c2-8 3-19 3-32z">
                <text:p/>
              </draw:path>
              <draw:path draw:style-name="gr2" draw:text-style-name="P2" svg:width="0.134cm" svg:height="0.17cm" svg:x="2.917cm" svg:y="27.514cm" svg:viewBox="0 0 135 171" svg:d="M107 171v-106c0-9-1-15-2-21-1-5-3-10-6-13-2-4-6-6-10-7-5-2-10-2-17-2-6 0-12 1-18 3-5 2-9 6-13 10-4 5-7 10-9 16-2 7-3 14-3 23v97h-28v-132c0-4 0-8 0-12 0-3 0-7 0-11 0-3-1-6-1-9 0-2 0-3 0-3h26c1 0 1 2 1 4s0 5 0 7c0 3 0 6 0 9 1 3 1 6 1 8 3-5 6-9 9-13s7-8 11-10c4-3 9-5 15-7 5-1 12-2 19-2 9 0 17 1 24 3 7 3 12 6 17 11 4 5 7 11 9 18 2 8 3 17 3 27v112z">
                <text:p/>
              </draw:path>
              <draw:path draw:style-name="gr2" draw:text-style-name="P2" svg:width="0.138cm" svg:height="0.173cm" svg:x="3.083cm" svg:y="27.514cm" svg:viewBox="0 0 139 174" svg:d="M139 124c0 8-2 15-5 21-3 7-7 12-13 16s-13 7-22 10c-8 2-18 3-28 3s-19-1-27-2c-8-2-14-4-20-7-6-4-11-8-15-14-4-5-7-12-9-20l25-4c2 9 7 15 14 19 8 5 18 7 32 7 6 0 11-1 16-1 5-1 9-3 13-5s6-4 8-8c2-3 4-7 4-12s-2-10-4-13-6-6-10-8-9-4-15-6c-7-1-13-3-20-5s-14-4-20-6c-7-2-13-5-18-9-6-3-10-8-13-13-4-5-5-12-5-20 0-15 5-27 16-35s27-12 48-12c18 0 33 3 44 10 11 6 18 17 21 31l-25 3c-1-4-3-8-6-11-2-3-5-5-9-7-3-2-7-3-11-4-5-1-9-1-14-1-13 0-22 2-28 6s-9 10-9 17c0 5 1 9 3 12s6 5 10 7c3 2 8 4 14 5 5 2 12 3 18 5 5 1 9 2 14 4 5 1 9 3 14 4 4 2 8 4 12 7 4 2 7 5 10 9 3 3 5 7 7 12 2 4 3 9 3 15z">
                <text:p/>
              </draw:path>
              <draw:path draw:style-name="gr2" draw:text-style-name="P2" svg:width="0.138cm" svg:height="0.173cm" svg:x="3.333cm" svg:y="27.514cm" svg:viewBox="0 0 139 174" svg:d="M139 124c0 8-2 15-5 21-3 7-7 12-13 16s-13 7-22 10c-8 2-18 3-28 3s-19-1-27-2c-8-2-14-4-20-7-6-4-11-8-15-14-4-5-7-12-9-20l25-4c2 9 7 15 14 19 8 5 18 7 32 7 6 0 11-1 16-1 5-1 9-3 13-5s6-4 8-8c2-3 4-7 4-12s-2-10-4-13-6-6-10-8-9-4-15-6c-7-1-13-3-20-5s-14-4-20-6c-7-2-13-5-18-9-6-3-10-8-13-13-4-5-5-12-5-20 0-15 5-27 16-35s27-12 48-12c18 0 33 3 44 10 11 6 18 17 21 31l-25 3c-1-4-3-8-6-11-2-3-5-5-9-7-3-2-7-3-11-4-5-1-9-1-14-1-13 0-22 2-28 6s-9 10-9 17c0 5 1 9 3 12s6 5 10 7c3 2 8 4 14 5 5 2 12 3 18 5 5 1 9 2 14 4 5 1 9 3 14 4 4 2 8 4 12 7 4 2 7 5 10 9 3 3 5 7 7 12 2 4 3 9 3 15z">
                <text:p/>
              </draw:path>
              <draw:path draw:style-name="gr2" draw:text-style-name="P2" svg:width="0.134cm" svg:height="0.17cm" svg:x="3.506cm" svg:y="27.517cm" svg:viewBox="0 0 135 171" svg:d="M28 0v106c0 9 1 15 2 21 1 5 3 10 6 13 2 4 6 6 10 7 5 2 10 2 17 2 6 0 12-1 18-3 5-2 10-6 13-10 4-5 7-10 9-16 2-7 3-14 3-23v-97h28v133c0 3 0 7 0 11s0 7 0 11c1 3 1 6 1 9 0 2 0 3 0 3h-26c0 0-1-1-1-4 0-2 0-4 0-7s0-6 0-9c-1-3-1-6-1-8-3 5-6 9-9 13s-7 8-11 10c-4 3-9 5-15 7-5 1-11 2-19 2-9 0-17-1-24-3-7-3-12-6-16-11-5-5-8-11-10-18-2-8-3-17-3-27v-112z">
                <text:p/>
              </draw:path>
              <draw:path draw:style-name="gr2" draw:text-style-name="P2" svg:width="0.079cm" svg:height="0.17cm" svg:x="3.683cm" svg:y="27.514cm" svg:viewBox="0 0 80 171" svg:d="M1 171v-129c0-3 0-7 0-11 0-3 0-7 0-10 0-4-1-7-1-10s0-6 0-8h26c1 2 1 5 1 8s0 6 0 10c0 3 1 6 1 9s0 5 0 7c2-6 4-12 7-16 2-5 4-9 7-12s7-5 11-7c4-1 9-2 15-2 2 0 5 0 7 1 2 0 3 0 5 1v25c-2 0-5-1-7-1-3 0-5 0-8 0-7 0-12 1-17 4-4 3-8 7-11 12s-5 11-6 18-2 15-2 23v88z">
                <text:p/>
              </draw:path>
              <draw:path draw:style-name="gr2" draw:text-style-name="P2" svg:width="0.136cm" svg:height="0.173cm" svg:x="3.871cm" svg:y="27.514cm" svg:viewBox="0 0 137 174" svg:d="M29 86c0 10 1 19 2 27 2 8 4 15 7 21 4 5 8 10 13 13 6 3 13 5 21 5 10 0 18-3 25-8 6-5 10-14 12-25l28 2c-1 7-3 14-6 20s-7 12-13 17c-5 5-11 9-19 12s-17 4-27 4c-13 0-24-2-33-7-9-4-17-10-23-18-5-8-10-17-12-28-3-10-4-22-4-34 0-11 1-21 3-30s4-16 8-23c3-6 7-12 12-16 4-4 9-8 14-10 6-3 11-5 17-6s12-2 18-2c9 0 18 1 25 4 8 2 14 6 19 11 6 4 10 9 13 15 4 6 6 13 7 20l-29 2c-1-9-5-16-11-22-5-5-14-8-25-8-8 0-14 1-20 4-5 2-9 6-13 12-3 5-5 12-7 20-1 8-2 17-2 28z">
                <text:p/>
              </draw:path>
              <draw:path draw:style-name="gr2" draw:text-style-name="P2" svg:width="0.148cm" svg:height="0.173cm" svg:x="4.032cm" svg:y="27.514cm" svg:viewBox="0 0 149 174" svg:d="M29 93c0 9 1 17 3 24 2 8 5 14 8 19 4 6 9 10 15 13s13 4 21 4c12 0 22-2 29-7 8-5 13-11 15-19l25 7c-2 5-5 10-8 14-3 5-7 9-12 13-6 4-12 7-20 9-8 3-18 4-29 4-25 0-44-7-57-22-12-15-19-37-19-66 0-16 2-29 6-40s9-20 16-27c7-6 15-11 24-14s19-5 29-5c14 0 26 2 35 7 10 4 18 11 23 19 6 8 10 17 13 28 2 11 3 23 3 35v4zM120 72c-1-18-6-31-13-39-8-8-18-12-32-12-5 0-10 0-15 2-5 1-10 4-14 8-5 4-8 9-11 16-3 6-5 14-5 25z">
                <text:p/>
              </draw:path>
              <draw:path draw:style-name="gr2" draw:text-style-name="P2" svg:width="0.08cm" svg:height="0.207cm" svg:x="4.201cm" svg:y="27.479cm" svg:viewBox="0 0 81 208" svg:d="M81 204c-4 1-8 2-13 3-4 1-9 1-15 1-22 0-34-13-34-38v-112h-19v-20h21l8-38h18v38h31v20h-31v106c0 8 2 14 4 17 3 3 8 5 14 5 3 0 5 0 8-1 2 0 5-1 8-1z">
                <text:p/>
              </draw:path>
              <draw:path draw:style-name="gr2" draw:text-style-name="P2" svg:width="0.08cm" svg:height="0.207cm" svg:x="4.29cm" svg:y="27.479cm" svg:viewBox="0 0 81 208" svg:d="M81 204c-4 1-8 2-13 3-4 1-9 1-15 1-22 0-34-13-34-38v-112h-19v-20h21l8-38h18v38h31v20h-31v106c0 8 2 14 4 17 3 3 8 5 14 5 3 0 5 0 8-1 2 0 5-1 8-1z">
                <text:p/>
              </draw:path>
              <draw:path draw:style-name="gr2" draw:text-style-name="P2" svg:width="0.148cm" svg:height="0.173cm" svg:x="4.388cm" svg:y="27.514cm" svg:viewBox="0 0 149 174" svg:d="M29 93c0 9 1 17 3 24 2 8 5 14 8 19 4 6 9 10 15 13s13 4 21 4c12 0 22-2 29-7 8-5 13-11 15-19l25 7c-2 5-5 10-8 14-3 5-7 9-12 13-6 4-12 7-20 9-8 3-18 4-29 4-25 0-44-7-57-22-12-15-19-37-19-66 0-16 2-29 6-40s9-20 16-27c7-6 15-11 24-14s19-5 29-5c14 0 26 2 35 7 10 4 18 11 23 19 6 8 10 17 13 28 2 11 3 23 3 35v4zM120 72c-1-18-6-31-13-39-8-8-18-12-32-12-5 0-10 0-15 2-5 1-10 4-14 8-5 4-8 9-11 16-3 6-5 14-5 25z">
                <text:p/>
              </draw:path>
              <draw:polygon draw:style-name="gr2" draw:text-style-name="P2" svg:width="0.027cm" svg:height="0.23cm" svg:x="4.661cm" svg:y="27.455cm" svg:viewBox="0 0 28 231" draw:points="0,231 0,0 28,0 28,231">
                <text:p/>
              </draw:polygon>
              <draw:path draw:style-name="gr2" draw:text-style-name="P2" svg:width="0.027cm" svg:height="0.229cm" svg:x="4.733cm" svg:y="27.455cm" svg:viewBox="0 0 28 230" svg:d="M0 27v-27h28v27zM0 230v-168h28v168z">
                <text:p/>
              </draw:path>
              <draw:path draw:style-name="gr2" draw:text-style-name="P2" svg:width="0.136cm" svg:height="0.173cm" svg:x="4.798cm" svg:y="27.514cm" svg:viewBox="0 0 137 174" svg:d="M29 86c0 10 1 19 2 27 2 8 4 15 7 21 4 5 8 10 13 13 6 3 13 5 21 5 10 0 18-3 25-8 6-5 10-14 12-25l28 2c-1 7-3 14-6 20s-7 12-13 17c-5 5-11 9-19 12s-17 4-27 4c-13 0-24-2-33-7-9-4-17-10-23-18-5-8-10-17-12-28-3-10-4-22-4-34 0-11 1-21 3-30s4-16 8-23c3-6 7-12 12-16 4-4 9-8 14-10 6-3 11-5 17-6s12-2 18-2c9 0 18 1 25 4 8 2 14 6 19 11 6 4 10 9 13 15 4 6 6 13 7 20l-29 2c-1-9-5-16-11-22-5-5-14-8-25-8-8 0-14 1-20 4-5 2-9 6-13 12-3 5-5 12-7 20-1 8-2 17-2 28z">
                <text:p/>
              </draw:path>
              <draw:path draw:style-name="gr2" draw:text-style-name="P2" svg:width="0.148cm" svg:height="0.173cm" svg:x="4.959cm" svg:y="27.514cm" svg:viewBox="0 0 149 174" svg:d="M29 93c0 9 1 17 3 24 2 8 5 14 8 19 4 6 9 10 15 13s13 4 21 4c12 0 22-2 29-7 8-5 13-11 15-19l25 7c-2 5-5 10-8 14-3 5-7 9-12 13-6 4-12 7-20 9-8 3-18 4-29 4-25 0-44-7-57-22-12-15-19-37-19-66 0-16 2-29 6-40s9-20 16-27c7-6 15-11 24-14s19-5 29-5c14 0 26 2 35 7 10 4 18 11 23 19 6 8 10 17 13 28 2 11 3 23 3 35v4zM120 72c-1-18-6-31-13-39-8-8-18-12-32-12-5 0-10 0-15 2-5 1-10 4-14 8-5 4-8 9-11 16-3 6-5 14-5 25z">
                <text:p/>
              </draw:path>
              <draw:path draw:style-name="gr2" draw:text-style-name="P2" svg:width="0.134cm" svg:height="0.17cm" svg:x="5.144cm" svg:y="27.514cm" svg:viewBox="0 0 135 171" svg:d="M107 171v-106c0-9-1-15-2-21-1-5-3-10-6-13-2-4-6-6-10-7-5-2-10-2-17-2-6 0-12 1-18 3-5 2-9 6-13 10-4 5-7 10-9 16-2 7-3 14-3 23v97h-28v-132c0-4 0-8 0-12 0-3 0-7 0-11 0-3-1-6-1-9 0-2 0-3 0-3h26c1 0 1 2 1 4s0 5 0 7c0 3 0 6 0 9 1 3 1 6 1 8 3-5 6-9 9-13s7-8 11-10c4-3 9-5 15-7 5-1 12-2 19-2 9 0 17 1 24 3 7 3 12 6 17 11 4 5 7 11 9 18 2 8 3 17 3 27v112z">
                <text:p/>
              </draw:path>
              <draw:path draw:style-name="gr2" draw:text-style-name="P2" svg:width="0.136cm" svg:height="0.173cm" svg:x="5.315cm" svg:y="27.514cm" svg:viewBox="0 0 137 174" svg:d="M29 86c0 10 1 19 2 27 2 8 4 15 7 21 4 5 8 10 13 13 6 3 13 5 21 5 10 0 18-3 25-8 6-5 10-14 12-25l28 2c-1 7-3 14-6 20s-7 12-13 17c-5 5-11 9-19 12s-17 4-27 4c-13 0-24-2-33-7-9-4-17-10-23-18-5-8-10-17-12-28-3-10-4-22-4-34 0-11 1-21 3-30s4-16 8-23c3-6 7-12 12-16 4-4 9-8 14-10 6-3 11-5 17-6s12-2 18-2c9 0 18 1 25 4 8 2 14 6 19 11 6 4 10 9 13 15 4 6 6 13 7 20l-29 2c-1-9-5-16-11-22-5-5-14-8-25-8-8 0-14 1-20 4-5 2-9 6-13 12-3 5-5 12-7 20-1 8-2 17-2 28z">
                <text:p/>
              </draw:path>
              <draw:path draw:style-name="gr2" draw:text-style-name="P2" svg:width="0.148cm" svg:height="0.173cm" svg:x="5.476cm" svg:y="27.514cm" svg:viewBox="0 0 149 174" svg:d="M29 93c0 9 1 17 3 24 2 8 5 14 8 19 4 6 9 10 15 13s13 4 21 4c12 0 22-2 29-7 8-5 13-11 15-19l25 7c-2 5-5 10-8 14-3 5-7 9-12 13-6 4-12 7-20 9-8 3-18 4-29 4-25 0-44-7-57-22-12-15-19-37-19-66 0-16 2-29 6-40s9-20 16-27c7-6 15-11 24-14s19-5 29-5c14 0 26 2 35 7 10 4 18 11 23 19 6 8 10 17 13 28 2 11 3 23 3 35v4zM120 72c-1-18-6-31-13-39-8-8-18-12-32-12-5 0-10 0-15 2-5 1-10 4-14 8-5 4-8 9-11 16-3 6-5 14-5 25z">
                <text:p/>
              </draw:path>
              <draw:path draw:style-name="gr2" draw:text-style-name="P2" svg:width="0.029cm" svg:height="0.167cm" svg:x="5.757cm" svg:y="27.517cm" svg:viewBox="0 0 30 168" svg:d="M0 32v-32h30v32zM0 168v-32h30v32z">
                <text:p/>
              </draw:path>
              <draw:path draw:style-name="gr3" draw:text-style-name="P3" svg:width="0.133cm" svg:height="0.23cm" svg:x="5.928cm" svg:y="27.455cm" svg:viewBox="0 0 134 231" svg:d="M27 91c3-5 7-10 10-14 4-4 8-8 12-10 5-3 9-5 15-6 5-1 10-2 17-2 11 0 19 2 26 5s13 7 17 12 6 11 8 19c1 7 2 15 2 24v112h-28v-107c0-7 0-13-1-19-1-5-3-10-5-13-3-4-6-6-11-8-4-2-10-3-18-3-6 0-12 1-18 4-5 2-9 5-13 10-4 4-7 9-9 16-2 6-3 13-3 20v100h-28v-231h28v60c0 3 0 7 0 10 0 4 0 7-1 10 0 3 0 5 0 7s0 4 0 4z">
                <text:p/>
              </draw:path>
              <draw:path draw:style-name="gr3" draw:text-style-name="P3" svg:width="0.08cm" svg:height="0.207cm" svg:x="6.089cm" svg:y="27.479cm" svg:viewBox="0 0 81 208" svg:d="M81 204c-4 1-8 2-13 3-4 1-9 1-15 1-22 0-34-13-34-38v-112h-19v-20h21l8-38h18v38h31v20h-31v106c0 8 2 14 4 17 3 3 8 5 14 5 3 0 5 0 8-1 2 0 5-1 8-1z">
                <text:p/>
              </draw:path>
              <draw:path draw:style-name="gr3" draw:text-style-name="P3" svg:width="0.08cm" svg:height="0.207cm" svg:x="6.178cm" svg:y="27.479cm" svg:viewBox="0 0 81 208" svg:d="M81 204c-4 1-8 2-13 3-4 1-9 1-15 1-22 0-34-13-34-38v-112h-19v-20h21l8-38h18v38h31v20h-31v106c0 8 2 14 4 17 3 3 8 5 14 5 3 0 5 0 8-1 2 0 5-1 8-1z">
                <text:p/>
              </draw:path>
              <draw:path draw:style-name="gr3" draw:text-style-name="P3" svg:width="0.142cm" svg:height="0.236cm" svg:x="6.283cm" svg:y="27.514cm" svg:viewBox="0 0 143 237" svg:d="M143 86c0 13-1 25-3 35-2 11-6 20-10 28-5 8-12 14-20 18-7 5-17 7-29 7s-22-2-31-7c-9-4-16-12-21-22h-1c0 0 0 1 0 3 1 1 1 3 1 6 0 2 0 5 0 8s0 6 0 9v66h-28v-200c0-4 0-8 0-11 0-4 0-7 0-11 0-3-1-5-1-7 0-3 0-4 0-5h27c0 0 0 1 0 3 1 2 1 4 1 7s0 5 0 8 1 6 1 9c3-5 6-10 9-14s7-7 11-9c5-3 9-4 15-5 5-1 11-2 17-2 12 0 22 2 29 6 8 4 15 10 20 18 4 7 8 16 10 27 2 10 3 22 3 35zM114 87c0-11-1-20-2-28s-4-15-7-20c-3-6-7-10-12-13s-11-4-19-4c-6 0-12 0-17 2-6 2-11 5-15 10s-7 12-10 21c-2 9-3 20-3 34 0 12 1 22 3 30s5 15 8 20c4 5 9 9 14 11 6 2 13 3 20 3 8 0 14-1 19-4s9-7 12-13 6-13 7-21 2-18 2-28z">
                <text:p/>
              </draw:path>
              <draw:path draw:style-name="gr3" draw:text-style-name="P3" svg:width="0.029cm" svg:height="0.167cm" svg:x="6.468cm" svg:y="27.517cm" svg:viewBox="0 0 30 168" svg:d="M0 32v-32h30v32zM0 168v-32h30v32z">
                <text:p/>
              </draw:path>
              <draw:polygon draw:style-name="gr3" draw:text-style-name="P3" svg:width="0.087cm" svg:height="0.233cm" svg:x="6.528cm" svg:y="27.455cm" svg:viewBox="0 0 88 234" draw:points="0,234 64,0 88,0 25,234">
                <text:p/>
              </draw:polygon>
              <draw:polygon draw:style-name="gr3" draw:text-style-name="P3" svg:width="0.087cm" svg:height="0.233cm" svg:x="6.617cm" svg:y="27.455cm" svg:viewBox="0 0 88 234" draw:points="0,234 64,0 88,0 25,234">
                <text:p/>
              </draw:polygon>
              <draw:path draw:style-name="gr3" draw:text-style-name="P3" svg:width="0.136cm" svg:height="0.173cm" svg:x="6.72cm" svg:y="27.514cm" svg:viewBox="0 0 137 174" svg:d="M29 86c0 10 1 19 2 27 2 8 4 15 7 21 4 5 8 10 13 13 6 3 13 5 21 5 10 0 18-3 25-8 6-5 10-14 12-25l28 2c-1 7-3 14-6 20s-7 12-13 17c-5 5-11 9-19 12s-17 4-27 4c-13 0-24-2-33-7-9-4-17-10-23-18-5-8-10-17-12-28-3-10-4-22-4-34 0-11 1-21 3-30s4-16 8-23c3-6 7-12 12-16 4-4 9-8 14-10 6-3 11-5 17-6s12-2 18-2c9 0 18 1 25 4 8 2 14 6 19 11 6 4 10 9 13 15 4 6 6 13 7 20l-29 2c-1-9-5-16-11-22-5-5-14-8-25-8-8 0-14 1-20 4-5 2-9 6-13 12-3 5-5 12-7 20-1 8-2 17-2 28z">
                <text:p/>
              </draw:path>
              <draw:path draw:style-name="gr3" draw:text-style-name="P3" svg:width="0.079cm" svg:height="0.17cm" svg:x="6.888cm" svg:y="27.514cm" svg:viewBox="0 0 80 171" svg:d="M1 171v-129c0-3 0-7 0-11 0-3 0-7 0-10 0-4-1-7-1-10s0-6 0-8h26c1 2 1 5 1 8s0 6 0 10c0 3 1 6 1 9s0 5 0 7c2-6 4-12 7-16 2-5 4-9 7-12s7-5 11-7c4-1 9-2 15-2 2 0 5 0 7 1 2 0 3 0 5 1v25c-2 0-5-1-7-1-3 0-5 0-8 0-7 0-12 1-17 4-4 3-8 7-11 12s-5 11-6 18-2 15-2 23v88z">
                <text:p/>
              </draw:path>
              <draw:path draw:style-name="gr3" draw:text-style-name="P3" svg:width="0.148cm" svg:height="0.173cm" svg:x="6.987cm" svg:y="27.514cm" svg:viewBox="0 0 149 174" svg:d="M29 93c0 9 1 17 3 24 2 8 5 14 8 19 4 6 9 10 15 13s13 4 21 4c12 0 22-2 29-7 8-5 13-11 15-19l25 7c-2 5-5 10-8 14-3 5-7 9-12 13-6 4-12 7-20 9-8 3-18 4-29 4-25 0-44-7-57-22-12-15-19-37-19-66 0-16 2-29 6-40s9-20 16-27c7-6 15-11 24-14s19-5 29-5c14 0 26 2 35 7 10 4 18 11 23 19 6 8 10 17 13 28 2 11 3 23 3 35v4zM120 72c-1-18-6-31-13-39-8-8-18-12-32-12-5 0-10 0-15 2-5 1-10 4-14 8-5 4-8 9-11 16-3 6-5 14-5 25z">
                <text:p/>
              </draw:path>
              <draw:path draw:style-name="gr3" draw:text-style-name="P3" svg:width="0.162cm" svg:height="0.173cm" svg:x="7.165cm" svg:y="27.514cm" svg:viewBox="0 0 163 174" svg:d="M51 174c-17 0-30-4-38-13-9-9-13-22-13-37 0-11 2-20 6-27 4-8 10-13 17-17s14-7 23-9c9-1 18-2 27-2h37v-9c0-7 0-13-2-18-1-5-4-9-7-12s-6-5-11-7c-4-1-10-2-16-2-5 0-10 1-14 1-5 1-9 3-12 5s-6 4-7 8c-2 3-4 8-4 13l-30-3c1-6 3-12 6-18 3-5 7-10 13-14 5-4 12-7 20-10 8-2 17-3 29-3 21 0 37 5 48 15 10 9 16 23 16 42v72c0 8 1 15 3 19s6 6 12 6c2 0 3 0 5 0 1-1 3-1 4-1v17c-3 1-7 2-10 2-4 1-7 1-11 1-6 0-10-1-14-2-4-2-7-4-9-7s-4-6-5-10c-2-5-3-10-3-15h-1c-3 5-6 10-10 14-3 5-7 8-12 11-5 4-10 6-16 8-6 1-13 2-21 2zM57 153c9 0 17-2 24-5 6-3 12-7 16-12 5-5 8-11 10-17s3-11 3-17v-13h-30c-7 0-14 0-20 1s-11 3-16 5c-5 3-8 6-11 11s-4 11-4 18c0 10 2 17 7 22s12 7 21 7z">
                <text:p/>
              </draw:path>
              <draw:path draw:style-name="gr3" draw:text-style-name="P3" svg:width="0.08cm" svg:height="0.207cm" svg:x="7.333cm" svg:y="27.479cm" svg:viewBox="0 0 81 208" svg:d="M81 204c-4 1-8 2-13 3-4 1-9 1-15 1-22 0-34-13-34-38v-112h-19v-20h21l8-38h18v38h31v20h-31v106c0 8 2 14 4 17 3 3 8 5 14 5 3 0 5 0 8-1 2 0 5-1 8-1z">
                <text:p/>
              </draw:path>
              <draw:path draw:style-name="gr3" draw:text-style-name="P3" svg:width="0.027cm" svg:height="0.229cm" svg:x="7.438cm" svg:y="27.455cm" svg:viewBox="0 0 28 230" svg:d="M0 27v-27h28v27zM0 230v-168h28v168z">
                <text:p/>
              </draw:path>
              <draw:path draw:style-name="gr3" draw:text-style-name="P3" svg:width="0.156cm" svg:height="0.167cm" svg:x="7.49cm" svg:y="27.517cm" svg:viewBox="0 0 157 168" svg:d="M94 168h-33l-61-168h30l37 109c0 3 1 5 2 9 1 3 2 6 3 10 1 3 2 7 3 10s2 6 2 8c1-2 2-5 3-8s2-7 3-10 2-7 3-10 2-6 3-8l38-110h30z">
                <text:p/>
              </draw:path>
              <draw:path draw:style-name="gr3" draw:text-style-name="P3" svg:width="0.148cm" svg:height="0.173cm" svg:x="7.664cm" svg:y="27.514cm" svg:viewBox="0 0 149 174" svg:d="M29 93c0 9 1 17 3 24 2 8 5 14 8 19 4 6 9 10 15 13s13 4 21 4c12 0 22-2 29-7 8-5 13-11 15-19l25 7c-2 5-5 10-8 14-3 5-7 9-12 13-6 4-12 7-20 9-8 3-18 4-29 4-25 0-44-7-57-22-12-15-19-37-19-66 0-16 2-29 6-40s9-20 16-27c7-6 15-11 24-14s19-5 29-5c14 0 26 2 35 7 10 4 18 11 23 19 6 8 10 17 13 28 2 11 3 23 3 35v4zM120 72c-1-18-6-31-13-39-8-8-18-12-32-12-5 0-10 0-15 2-5 1-10 4-14 8-5 4-8 9-11 16-3 6-5 14-5 25z">
                <text:p/>
              </draw:path>
              <draw:path draw:style-name="gr3" draw:text-style-name="P3" svg:width="0.136cm" svg:height="0.173cm" svg:x="7.842cm" svg:y="27.514cm" svg:viewBox="0 0 137 174" svg:d="M29 86c0 10 1 19 2 27 2 8 4 15 7 21 4 5 8 10 13 13 6 3 13 5 21 5 10 0 18-3 25-8 6-5 10-14 12-25l28 2c-1 7-3 14-6 20s-7 12-13 17c-5 5-11 9-19 12s-17 4-27 4c-13 0-24-2-33-7-9-4-17-10-23-18-5-8-10-17-12-28-3-10-4-22-4-34 0-11 1-21 3-30s4-16 8-23c3-6 7-12 12-16 4-4 9-8 14-10 6-3 11-5 17-6s12-2 18-2c9 0 18 1 25 4 8 2 14 6 19 11 6 4 10 9 13 15 4 6 6 13 7 20l-29 2c-1-9-5-16-11-22-5-5-14-8-25-8-8 0-14 1-20 4-5 2-9 6-13 12-3 5-5 12-7 20-1 8-2 17-2 28z">
                <text:p/>
              </draw:path>
              <draw:path draw:style-name="gr3" draw:text-style-name="P3" svg:width="0.149cm" svg:height="0.173cm" svg:x="8.002cm" svg:y="27.514cm" svg:viewBox="0 0 150 174" svg:d="M150 87c0 29-6 51-19 65-13 15-32 22-57 22-11 0-22-2-31-5-9-4-17-9-23-16-7-8-12-17-15-28s-5-23-5-38c0-58 25-87 75-87 13 0 25 2 34 5 10 4 17 9 23 17 6 7 11 16 14 27s4 23 4 38zM121 87c0-13-1-24-3-32-2-9-5-16-9-21s-9-8-14-10c-6-2-12-3-19-3s-14 1-20 3c-5 2-10 6-14 11s-7 12-9 20c-3 9-4 19-4 32s1 24 4 32c2 9 5 15 9 21 4 5 9 8 14 10 6 2 12 3 18 3 7 0 14-1 19-3 6-2 11-5 15-10s7-12 10-21c2-8 3-19 3-32z">
                <text:p/>
              </draw:path>
              <draw:path draw:style-name="gr3" draw:text-style-name="P3" svg:width="0.222cm" svg:height="0.17cm" svg:x="8.188cm" svg:y="27.514cm" svg:viewBox="0 0 223 171" svg:d="M98 171v-106c0-9 0-15-1-21-1-5-3-10-6-13-2-4-5-6-9-7-4-2-9-2-15-2s-11 1-16 3c-4 2-8 6-12 10-3 5-6 10-8 16-1 7-2 14-2 23v97h-28v-132c0-4 0-8 0-12 0-3 0-7 0-11 0-3-1-6-1-9 0-2 0-3 0-3h26c1 0 1 2 1 4s0 5 0 7c0 3 0 6 0 9 1 3 1 6 1 8 3-5 5-9 8-13s6-8 10-10c4-3 9-5 14-7 5-1 11-2 17-2 13 0 23 3 30 8 8 5 13 13 16 24 3-5 6-9 9-13s6-8 11-10c4-3 8-5 14-7 5-1 11-2 17-2 9 0 16 1 22 3 6 3 11 6 15 11s7 11 9 18c2 8 3 17 3 27v112h-28v-106c0-9 0-15-1-21-1-5-3-10-6-13-2-4-5-6-9-7-4-2-9-2-15-2-5 0-11 1-16 3-4 2-8 5-12 10-3 4-6 10-8 16-1 7-2 14-2 23v97z">
                <text:p/>
              </draw:path>
              <draw:path draw:style-name="gr3" draw:text-style-name="P3" svg:width="0.222cm" svg:height="0.17cm" svg:x="8.45cm" svg:y="27.514cm" svg:viewBox="0 0 223 171" svg:d="M98 171v-106c0-9 0-15-1-21-1-5-3-10-6-13-2-4-5-6-9-7-4-2-9-2-15-2s-11 1-16 3c-4 2-8 6-12 10-3 5-6 10-8 16-1 7-2 14-2 23v97h-28v-132c0-4 0-8 0-12 0-3 0-7 0-11 0-3-1-6-1-9 0-2 0-3 0-3h26c1 0 1 2 1 4s0 5 0 7c0 3 0 6 0 9 1 3 1 6 1 8 3-5 5-9 8-13s6-8 10-10c4-3 9-5 14-7 5-1 11-2 17-2 13 0 23 3 30 8 8 5 13 13 16 24 3-5 6-9 9-13s6-8 11-10c4-3 8-5 14-7 5-1 11-2 17-2 9 0 16 1 22 3 6 3 11 6 15 11s7 11 9 18c2 8 3 17 3 27v112h-28v-106c0-9 0-15-1-21-1-5-3-10-6-13-2-4-5-6-9-7-4-2-9-2-15-2-5 0-11 1-16 3-4 2-8 5-12 10-3 4-6 10-8 16-1 7-2 14-2 23v97z">
                <text:p/>
              </draw:path>
              <draw:path draw:style-name="gr3" draw:text-style-name="P3" svg:width="0.149cm" svg:height="0.173cm" svg:x="8.705cm" svg:y="27.514cm" svg:viewBox="0 0 150 174" svg:d="M150 87c0 29-6 51-19 65-13 15-32 22-57 22-11 0-22-2-31-5-9-4-17-9-23-16-7-8-12-17-15-28s-5-23-5-38c0-58 25-87 75-87 13 0 25 2 34 5 10 4 17 9 23 17 6 7 11 16 14 27s4 23 4 38zM121 87c0-13-1-24-3-32-2-9-5-16-9-21s-9-8-14-10c-6-2-12-3-19-3s-14 1-20 3c-5 2-10 6-14 11s-7 12-9 20c-3 9-4 19-4 32s1 24 4 32c2 9 5 15 9 21 4 5 9 8 14 10 6 2 12 3 18 3 7 0 14-1 19-3 6-2 11-5 15-10s7-12 10-21c2-8 3-19 3-32z">
                <text:p/>
              </draw:path>
              <draw:path draw:style-name="gr3" draw:text-style-name="P3" svg:width="0.134cm" svg:height="0.17cm" svg:x="8.89cm" svg:y="27.514cm" svg:viewBox="0 0 135 171" svg:d="M107 171v-106c0-9-1-15-2-21-1-5-3-10-6-13-2-4-6-6-10-7-5-2-10-2-17-2-6 0-12 1-18 3-5 2-9 6-13 10-4 5-7 10-9 16-2 7-3 14-3 23v97h-28v-132c0-4 0-8 0-12 0-3 0-7 0-11 0-3-1-6-1-9 0-2 0-3 0-3h26c1 0 1 2 1 4s0 5 0 7c0 3 0 6 0 9 1 3 1 6 1 8 3-5 6-9 9-13s7-8 11-10c4-3 9-5 15-7 5-1 12-2 19-2 9 0 17 1 24 3 7 3 12 6 17 11 4 5 7 11 9 18 2 8 3 17 3 27v112z">
                <text:p/>
              </draw:path>
              <draw:path draw:style-name="gr3" draw:text-style-name="P3" svg:width="0.138cm" svg:height="0.173cm" svg:x="9.056cm" svg:y="27.514cm" svg:viewBox="0 0 139 174" svg:d="M139 124c0 8-2 15-5 21-3 7-7 12-13 16s-13 7-22 10c-8 2-18 3-28 3s-19-1-27-2c-8-2-14-4-20-7-6-4-11-8-15-14-4-5-7-12-9-20l25-4c2 9 7 15 14 19 8 5 18 7 32 7 6 0 11-1 16-1 5-1 9-3 13-5s6-4 8-8c2-3 4-7 4-12s-2-10-4-13-6-6-10-8-9-4-15-6c-7-1-13-3-20-5s-14-4-20-6c-7-2-13-5-18-9-6-3-10-8-13-13-4-5-5-12-5-20 0-15 5-27 16-35s27-12 48-12c18 0 33 3 44 10 11 6 18 17 21 31l-25 3c-1-4-3-8-6-11-2-3-5-5-9-7-3-2-7-3-11-4-5-1-9-1-14-1-13 0-22 2-28 6s-9 10-9 17c0 5 1 9 3 12s6 5 10 7c3 2 8 4 14 5 5 2 12 3 18 5 5 1 9 2 14 4 5 1 9 3 14 4 4 2 8 4 12 7 4 2 7 5 10 9 3 3 5 7 7 12 2 4 3 9 3 15z">
                <text:p/>
              </draw:path>
              <draw:polygon draw:style-name="gr3" draw:text-style-name="P3" svg:width="0.029cm" svg:height="0.033cm" svg:x="9.237cm" svg:y="27.651cm" svg:viewBox="0 0 30 34" draw:points="0,34 0,0 30,0 30,34">
                <text:p/>
              </draw:polygon>
              <draw:path draw:style-name="gr3" draw:text-style-name="P3" svg:width="0.083cm" svg:height="0.229cm" svg:x="9.302cm" svg:y="27.455cm" svg:viewBox="0 0 84 230" svg:d="M52 82v148h-28v-148h-24v-20h24v-19c0-6 0-12 1-17s4-10 7-14c3-3 7-6 12-9 5-2 12-3 21-3 3 0 6 0 10 0 4 1 7 1 9 2v21c-1 0-3 0-6-1-2 0-4 0-6 0-4 0-8 0-10 2-3 1-5 2-6 4-2 3-3 5-4 8 0 3 0 7 0 11v15h32v20z">
                <text:p/>
              </draw:path>
              <draw:path draw:style-name="gr3" draw:text-style-name="P3" svg:width="0.079cm" svg:height="0.17cm" svg:x="9.407cm" svg:y="27.514cm" svg:viewBox="0 0 80 171" svg:d="M1 171v-129c0-3 0-7 0-11 0-3 0-7 0-10 0-4-1-7-1-10s0-6 0-8h26c1 2 1 5 1 8s0 6 0 10c0 3 1 6 1 9s0 5 0 7c2-6 4-12 7-16 2-5 4-9 7-12s7-5 11-7c4-1 9-2 15-2 2 0 5 0 7 1 2 0 3 0 5 1v25c-2 0-5-1-7-1-3 0-5 0-8 0-7 0-12 1-17 4-4 3-8 7-11 12s-5 11-6 18-2 15-2 23v88z">
                <text:p/>
              </draw:path>
              <draw:polygon draw:style-name="gr3" draw:text-style-name="P3" svg:width="0.087cm" svg:height="0.233cm" svg:x="9.492cm" svg:y="27.455cm" svg:viewBox="0 0 88 234" draw:points="0,234 64,0 88,0 25,234">
                <text:p/>
              </draw:polygon>
              <draw:polygon draw:style-name="gr3" draw:text-style-name="P3" svg:width="0.027cm" svg:height="0.23cm" svg:x="9.602cm" svg:y="27.455cm" svg:viewBox="0 0 28 231" draw:points="0,231 0,0 28,0 28,231">
                <text:p/>
              </draw:polygon>
              <draw:path draw:style-name="gr3" draw:text-style-name="P3" svg:width="0.027cm" svg:height="0.229cm" svg:x="9.674cm" svg:y="27.455cm" svg:viewBox="0 0 28 230" svg:d="M0 27v-27h28v27zM0 230v-168h28v168z">
                <text:p/>
              </draw:path>
              <draw:path draw:style-name="gr3" draw:text-style-name="P3" svg:width="0.136cm" svg:height="0.173cm" svg:x="9.738cm" svg:y="27.514cm" svg:viewBox="0 0 137 174" svg:d="M29 86c0 10 1 19 2 27 2 8 4 15 7 21 4 5 8 10 13 13 6 3 13 5 21 5 10 0 18-3 25-8 6-5 10-14 12-25l28 2c-1 7-3 14-6 20s-7 12-13 17c-5 5-11 9-19 12s-17 4-27 4c-13 0-24-2-33-7-9-4-17-10-23-18-5-8-10-17-12-28-3-10-4-22-4-34 0-11 1-21 3-30s4-16 8-23c3-6 7-12 12-16 4-4 9-8 14-10 6-3 11-5 17-6s12-2 18-2c9 0 18 1 25 4 8 2 14 6 19 11 6 4 10 9 13 15 4 6 6 13 7 20l-29 2c-1-9-5-16-11-22-5-5-14-8-25-8-8 0-14 1-20 4-5 2-9 6-13 12-3 5-5 12-7 20-1 8-2 17-2 28z">
                <text:p/>
              </draw:path>
              <draw:path draw:style-name="gr3" draw:text-style-name="P3" svg:width="0.148cm" svg:height="0.173cm" svg:x="9.899cm" svg:y="27.514cm" svg:viewBox="0 0 149 174" svg:d="M29 93c0 9 1 17 3 24 2 8 5 14 8 19 4 6 9 10 15 13s13 4 21 4c12 0 22-2 29-7 8-5 13-11 15-19l25 7c-2 5-5 10-8 14-3 5-7 9-12 13-6 4-12 7-20 9-8 3-18 4-29 4-25 0-44-7-57-22-12-15-19-37-19-66 0-16 2-29 6-40s9-20 16-27c7-6 15-11 24-14s19-5 29-5c14 0 26 2 35 7 10 4 18 11 23 19 6 8 10 17 13 28 2 11 3 23 3 35v4zM120 72c-1-18-6-31-13-39-8-8-18-12-32-12-5 0-10 0-15 2-5 1-10 4-14 8-5 4-8 9-11 16-3 6-5 14-5 25z">
                <text:p/>
              </draw:path>
              <draw:path draw:style-name="gr3" draw:text-style-name="P3" svg:width="0.134cm" svg:height="0.17cm" svg:x="10.084cm" svg:y="27.514cm" svg:viewBox="0 0 135 171" svg:d="M107 171v-106c0-9-1-15-2-21-1-5-3-10-6-13-2-4-6-6-10-7-5-2-10-2-17-2-6 0-12 1-18 3-5 2-9 6-13 10-4 5-7 10-9 16-2 7-3 14-3 23v97h-28v-132c0-4 0-8 0-12 0-3 0-7 0-11 0-3-1-6-1-9 0-2 0-3 0-3h26c1 0 1 2 1 4s0 5 0 7c0 3 0 6 0 9 1 3 1 6 1 8 3-5 6-9 9-13s7-8 11-10c4-3 9-5 15-7 5-1 12-2 19-2 9 0 17 1 24 3 7 3 12 6 17 11 4 5 7 11 9 18 2 8 3 17 3 27v112z">
                <text:p/>
              </draw:path>
              <draw:path draw:style-name="gr3" draw:text-style-name="P3" svg:width="0.136cm" svg:height="0.173cm" svg:x="10.255cm" svg:y="27.514cm" svg:viewBox="0 0 137 174" svg:d="M29 86c0 10 1 19 2 27 2 8 4 15 7 21 4 5 8 10 13 13 6 3 13 5 21 5 10 0 18-3 25-8 6-5 10-14 12-25l28 2c-1 7-3 14-6 20s-7 12-13 17c-5 5-11 9-19 12s-17 4-27 4c-13 0-24-2-33-7-9-4-17-10-23-18-5-8-10-17-12-28-3-10-4-22-4-34 0-11 1-21 3-30s4-16 8-23c3-6 7-12 12-16 4-4 9-8 14-10 6-3 11-5 17-6s12-2 18-2c9 0 18 1 25 4 8 2 14 6 19 11 6 4 10 9 13 15 4 6 6 13 7 20l-29 2c-1-9-5-16-11-22-5-5-14-8-25-8-8 0-14 1-20 4-5 2-9 6-13 12-3 5-5 12-7 20-1 8-2 17-2 28z">
                <text:p/>
              </draw:path>
              <draw:path draw:style-name="gr3" draw:text-style-name="P3" svg:width="0.148cm" svg:height="0.173cm" svg:x="10.416cm" svg:y="27.514cm" svg:viewBox="0 0 149 174" svg:d="M29 93c0 9 1 17 3 24 2 8 5 14 8 19 4 6 9 10 15 13s13 4 21 4c12 0 22-2 29-7 8-5 13-11 15-19l25 7c-2 5-5 10-8 14-3 5-7 9-12 13-6 4-12 7-20 9-8 3-18 4-29 4-25 0-44-7-57-22-12-15-19-37-19-66 0-16 2-29 6-40s9-20 16-27c7-6 15-11 24-14s19-5 29-5c14 0 26 2 35 7 10 4 18 11 23 19 6 8 10 17 13 28 2 11 3 23 3 35v4zM120 72c-1-18-6-31-13-39-8-8-18-12-32-12-5 0-10 0-15 2-5 1-10 4-14 8-5 4-8 9-11 16-3 6-5 14-5 25z">
                <text:p/>
              </draw:path>
              <draw:path draw:style-name="gr3" draw:text-style-name="P3" svg:width="0.138cm" svg:height="0.173cm" svg:x="10.589cm" svg:y="27.514cm" svg:viewBox="0 0 139 174" svg:d="M139 124c0 8-2 15-5 21-3 7-7 12-13 16s-13 7-22 10c-8 2-18 3-28 3s-19-1-27-2c-8-2-14-4-20-7-6-4-11-8-15-14-4-5-7-12-9-20l25-4c2 9 7 15 14 19 8 5 18 7 32 7 6 0 11-1 16-1 5-1 9-3 13-5s6-4 8-8c2-3 4-7 4-12s-2-10-4-13-6-6-10-8-9-4-15-6c-7-1-13-3-20-5s-14-4-20-6c-7-2-13-5-18-9-6-3-10-8-13-13-4-5-5-12-5-20 0-15 5-27 16-35s27-12 48-12c18 0 33 3 44 10 11 6 18 17 21 31l-25 3c-1-4-3-8-6-11-2-3-5-5-9-7-3-2-7-3-11-4-5-1-9-1-14-1-13 0-22 2-28 6s-9 10-9 17c0 5 1 9 3 12s6 5 10 7c3 2 8 4 14 5 5 2 12 3 18 5 5 1 9 2 14 4 5 1 9 3 14 4 4 2 8 4 12 7 4 2 7 5 10 9 3 3 5 7 7 12 2 4 3 9 3 15z">
                <text:p/>
              </draw:path>
              <draw:polygon draw:style-name="gr3" draw:text-style-name="P3" svg:width="0.087cm" svg:height="0.233cm" svg:x="10.74cm" svg:y="27.455cm" svg:viewBox="0 0 88 234" draw:points="0,234 64,0 88,0 25,234">
                <text:p/>
              </draw:polygon>
            </draw:g>
            <draw:polygon draw:style-name="gr4" draw:text-style-name="P4" svg:width="3.931cm" svg:height="1.682cm" svg:x="5.184cm" svg:y="25.056cm" svg:viewBox="0 0 3932 1683" draw:points="0,1683 0,0 3932,0 3932,1683">
              <text:p/>
            </draw:polygon>
          </draw:g>
        </table:shapes>
        <table:table-column table:style-name="co1" table:default-cell-style-name="Default"/>
        <table:table-column table:style-name="co2" table:default-cell-style-name="ce3"/>
        <table:table-column table:style-name="co3" table:default-cell-style-name="ce13"/>
        <table:table-column table:style-name="co4" table:default-cell-style-name="ce5"/>
        <table:table-column table:style-name="co4" table:default-cell-style-name="Default"/>
        <table:table-row table:style-name="ro1">
          <table:table-cell/>
          <table:table-cell table:style-name="Default" table:number-columns-repeated="3"/>
          <table:table-cell/>
        </table:table-row>
        <table:table-row table:style-name="ro2">
          <table:table-cell table:style-name="ce1" office:value-type="string" calcext:value-type="string" table:number-columns-spanned="3" table:number-rows-spanned="1">
            <text:p>Activité 1 : Communiquer en réseau</text:p>
          </table:table-cell>
          <table:covered-table-cell table:number-columns-repeated="2" table:style-name="Default"/>
          <table:table-cell table:style-name="Default"/>
          <table:table-cell/>
        </table:table-row>
        <table:table-row table:style-name="ro3">
          <table:table-cell table:style-name="ce1"/>
          <table:table-cell table:style-name="Default" table:number-columns-repeated="3"/>
          <table:table-cell/>
        </table:table-row>
        <table:table-row table:style-name="ro1">
          <table:table-cell table:style-name="ce2" office:value-type="string" calcext:value-type="string" table:number-columns-spanned="2" table:number-rows-spanned="1">
            <text:p>Public Visé</text:p>
          </table:table-cell>
          <table:covered-table-cell/>
          <table:table-cell table:style-name="ce2" office:value-type="string" calcext:value-type="string" table:number-columns-spanned="2" table:number-rows-spanned="1">
            <text:p>CE2/CM1/CM2</text:p>
          </table:table-cell>
          <table:covered-table-cell table:style-name="ce15"/>
          <table:table-cell/>
        </table:table-row>
        <table:table-row table:style-name="ro1">
          <table:table-cell table:style-name="ce2" office:value-type="string" calcext:value-type="string" table:number-columns-spanned="2" table:number-rows-spanned="1">
            <text:p>Prérequis</text:p>
          </table:table-cell>
          <table:covered-table-cell/>
          <table:table-cell table:style-name="ce2" office:value-type="string" calcext:value-type="string" table:number-columns-spanned="2" table:number-rows-spanned="1">
            <text:p>Lire et écrire</text:p>
          </table:table-cell>
          <table:covered-table-cell table:style-name="ce15"/>
          <table:table-cell/>
        </table:table-row>
        <table:table-row table:style-name="ro1">
          <table:table-cell table:style-name="ce2" office:value-type="string" calcext:value-type="string" table:number-columns-spanned="2" table:number-rows-spanned="1">
            <text:p>Durée de la séance</text:p>
          </table:table-cell>
          <table:covered-table-cell/>
          <table:table-cell table:style-name="ce2" office:value-type="string" calcext:value-type="string" table:number-columns-spanned="2" table:number-rows-spanned="1">
            <text:p>45 mn</text:p>
          </table:table-cell>
          <table:covered-table-cell table:style-name="ce15"/>
          <table:table-cell/>
        </table:table-row>
        <table:table-row table:style-name="ro4">
          <table:table-cell table:style-name="ce2" office:value-type="string" calcext:value-type="string" table:number-columns-spanned="2" table:number-rows-spanned="1">
            <text:p>Objectif Pédagogique</text:p>
          </table:table-cell>
          <table:covered-table-cell/>
          <table:table-cell table:style-name="ce12" office:value-type="string" calcext:value-type="string" table:number-columns-spanned="2" table:number-rows-spanned="1">
            <text:p>Faire découvrir les notions de routage dans le cadre des réseaux informatiques.</text:p>
            <text:p>Mettre en œuvre un protocole réseau et l’expérimenter</text:p>
          </table:table-cell>
          <table:covered-table-cell table:style-name="ce3"/>
          <table:table-cell/>
        </table:table-row>
        <table:table-row table:style-name="ro1">
          <table:table-cell/>
          <table:table-cell table:style-name="Default" table:number-columns-repeated="3"/>
          <table:table-cell/>
        </table:table-row>
        <table:table-row table:style-name="ro1">
          <table:table-cell table:style-name="ce3" office:value-type="string" calcext:value-type="string">
            <text:p>Durée</text:p>
          </table:table-cell>
          <table:table-cell table:style-name="ce2" office:value-type="string" calcext:value-type="string">
            <text:p>Phases</text:p>
          </table:table-cell>
          <table:table-cell table:style-name="ce3" office:value-type="string" calcext:value-type="string">
            <text:p>Activités et consignes</text:p>
          </table:table-cell>
          <table:table-cell table:style-name="ce3" office:value-type="string" calcext:value-type="string">
            <text:p>Organisation</text:p>
          </table:table-cell>
          <table:table-cell table:style-name="ce3" office:value-type="string" calcext:value-type="string">
            <text:p>Matériel</text:p>
          </table:table-cell>
        </table:table-row>
        <table:table-row table:style-name="ro5">
          <table:table-cell table:style-name="ce4" office:value-type="string" calcext:value-type="string" table:number-columns-spanned="1" table:number-rows-spanned="2">
            <text:p>5 mn</text:p>
          </table:table-cell>
          <table:table-cell table:style-name="ce5" office:value-type="string" calcext:value-type="string" table:number-columns-spanned="1" table:number-rows-spanned="2">
            <text:p>Introduction</text:p>
          </table:table-cell>
          <table:table-cell office:value-type="string" calcext:value-type="string">
            <text:p>Présentation rapide</text:p>
            <text:p>Présentation des objectifs de l’activité (Faire découvrir des concepts de l’informatique)</text:p>
            <text:p>Annonces des règles du jeu et de l’objectif à atteindre.</text:p>
          </table:table-cell>
          <table:table-cell office:value-type="string" calcext:value-type="string">
            <text:p>Oral</text:p>
          </table:table-cell>
          <table:table-cell table:style-name="ce5"/>
        </table:table-row>
        <table:table-row table:style-name="ro6">
          <table:covered-table-cell table:style-name="ce4"/>
          <table:covered-table-cell table:style-name="ce5"/>
          <table:table-cell office:value-type="string" calcext:value-type="string">
            <text:p>Les règles du Jeu :</text:p>
            <text:p>Chaque élève a une lettre et une ardoise.</text:p>
            <text:p>Les élves vont recevoir des paquets de messages, qu’il faudra transmettre au bon destinataire.</text:p>
            <text:p>On ne peut donner un message a une autre personne qu’en suivant un lien scoubidou.</text:p>
          </table:table-cell>
          <table:table-cell office:value-type="string" calcext:value-type="string">
            <text:p>Oral</text:p>
          </table:table-cell>
          <table:table-cell table:style-name="ce5" office:value-type="string" calcext:value-type="string" table:number-columns-spanned="1" table:number-rows-spanned="7">
            <text:p>Ardoise/Velleda</text:p>
            <text:p>Scoubidous</text:p>
            <text:p>Messages</text:p>
          </table:table-cell>
        </table:table-row>
        <table:table-row table:style-name="ro7">
          <table:table-cell table:style-name="ce4" office:value-type="string" calcext:value-type="string" table:number-columns-spanned="1" table:number-rows-spanned="2">
            <text:p>12 mn</text:p>
          </table:table-cell>
          <table:table-cell table:style-name="ce5" office:value-type="string" calcext:value-type="string" table:number-columns-spanned="1" table:number-rows-spanned="3">
            <text:p>Activité 1 : </text:p>
            <text:p>Commencer à transmettre des messages</text:p>
          </table:table-cell>
          <table:table-cell office:value-type="string" calcext:value-type="string">
            <text:p>Routage Local.</text:p>
            <text:p>Les élèves sont par groupe de 4. On a une ou deux personnes pour redistribuer les messages arrivés à destination.</text:p>
            <text:p>Chaque élève doit faire en sorte de transmettre ses messages au bon destinataire.</text:p>
          </table:table-cell>
          <table:table-cell office:value-type="string" calcext:value-type="string" table:number-columns-spanned="1" table:number-rows-spanned="2">
            <text:p>en groupe (par 4)</text:p>
          </table:table-cell>
          <table:covered-table-cell table:style-name="ce5"/>
        </table:table-row>
        <table:table-row table:style-name="ro8">
          <table:covered-table-cell table:style-name="ce4"/>
          <table:covered-table-cell table:style-name="ce5"/>
          <table:table-cell office:value-type="string" calcext:value-type="string">
            <text:p>Aide à proposer si difficultés, ou si trop de papiers pour certains, voire juste pour accélérer la transmission des papiers : l’usage de l’ardoise pour marquer vers qui envoyer un papier selon la lettre.</text:p>
          </table:table-cell>
          <table:covered-table-cell/>
          <table:covered-table-cell table:style-name="ce5"/>
        </table:table-row>
        <table:table-row table:style-name="ro1">
          <table:table-cell table:style-name="ce4" office:value-type="string" calcext:value-type="string">
            <text:p>3 mn</text:p>
          </table:table-cell>
          <table:covered-table-cell table:style-name="ce5"/>
          <table:table-cell office:value-type="string" calcext:value-type="string">
            <text:p>Transition : Consignes de l’activité suivante</text:p>
          </table:table-cell>
          <table:table-cell office:value-type="string" calcext:value-type="string">
            <text:p>Oral</text:p>
          </table:table-cell>
          <table:covered-table-cell table:style-name="ce5"/>
        </table:table-row>
        <table:table-row table:style-name="ro6">
          <table:table-cell table:style-name="ce4" office:value-type="string" calcext:value-type="string">
            <text:p>15 mn</text:p>
          </table:table-cell>
          <table:table-cell table:style-name="ce5" office:value-type="string" calcext:value-type="string" table:number-columns-spanned="1" table:number-rows-spanned="2">
            <text:p>Activité 2 : </text:p>
            <text:p>Étendre le réseau</text:p>
          </table:table-cell>
          <table:table-cell office:value-type="string" calcext:value-type="string">
            <text:p>Objectif : Communiquer à plus large échelle.</text:p>
            <text:p>Pour cela, de nouveaux liens vont être ajoutés entre les tables. Il est donc possible de communiquer à distance.</text:p>
            <text:p>Il s’agit toujours de router les messages.</text:p>
            <text:p>Il est possible d’essayer d’avoir un « Single Point of Failure », autrement dit, un nœud ayant trop de messages à transférer.</text:p>
          </table:table-cell>
          <table:table-cell office:value-type="string" calcext:value-type="string">
            <text:p>Classe entière</text:p>
          </table:table-cell>
          <table:covered-table-cell table:style-name="ce5"/>
        </table:table-row>
        <table:table-row table:style-name="ro4">
          <table:table-cell table:style-name="ce4" office:value-type="string" calcext:value-type="string">
            <text:p>5 mn</text:p>
          </table:table-cell>
          <table:covered-table-cell table:style-name="ce5"/>
          <table:table-cell office:value-type="string" calcext:value-type="string">
            <text:p>Conclusion : Si on ajoute trop de messages dans cette situation, le système peut casser.</text:p>
          </table:table-cell>
          <table:table-cell office:value-type="string" calcext:value-type="string">
            <text:p>Oral</text:p>
          </table:table-cell>
          <table:covered-table-cell table:style-name="ce5"/>
        </table:table-row>
        <table:table-row table:style-name="ro5">
          <table:table-cell table:style-name="ce5" office:value-type="string" calcext:value-type="string">
            <text:p>5 à 10 mn</text:p>
          </table:table-cell>
          <table:table-cell table:style-name="ce5" office:value-type="string" calcext:value-type="string">
            <text:p>Activité 3 :</text:p>
            <text:p>Faire vivre le réseau</text:p>
          </table:table-cell>
          <table:table-cell table:style-name="ce14" office:value-type="string" calcext:value-type="string">
            <text:p>Objectif : être capable de </text:p>
            <text:p>Ajouter des liens pour rendre plus simple le routage (et éviter le problème précédent).</text:p>
            <text:p>Supprimer des liens pour forcer la reconfiguration du réseau</text:p>
          </table:table-cell>
          <table:table-cell office:value-type="string" calcext:value-type="string">
            <text:p>en groupe (par 2) (Pour les plus avancés)</text:p>
          </table:table-cell>
          <table:covered-table-cell table:style-name="ce5"/>
        </table:table-row>
        <table:table-row table:style-name="ro8">
          <table:table-cell table:style-name="ce4" office:value-type="string" calcext:value-type="string">
            <text:p>5 mn</text:p>
          </table:table-cell>
          <table:table-cell table:style-name="ce5" office:value-type="string" calcext:value-type="string">
            <text:p>Conclusion</text:p>
          </table:table-cell>
          <table:table-cell office:value-type="string" calcext:value-type="string">
            <text:p>En quoi ce qui a été fait est de l’informatique ?</text:p>
            <text:p>Cela est le propre de ce que font tous les ordinateurs quand on va sur Internet, regarder des vidéos, …</text:p>
          </table:table-cell>
          <table:table-cell table:style-name="ce13" office:value-type="string" calcext:value-type="string">
            <text:p>Oral</text:p>
          </table:table-cell>
          <table:table-cell table:style-name="ce13"/>
        </table:table-row>
        <table:table-row table:style-name="ro9">
          <table:table-cell/>
          <table:table-cell table:style-name="ce7" table:number-columns-repeated="4"/>
        </table:table-row>
        <table:table-row table:style-name="ro10">
          <table:table-cell table:style-name="ce9" office:value-type="string" calcext:value-type="string" table:number-columns-spanned="4" table:number-rows-spanned="1">
            <text:p>Approfondissements possibles :</text:p>
          </table:table-cell>
          <table:covered-table-cell table:number-columns-repeated="3" table:style-name="ce7"/>
          <table:table-cell table:style-name="ce7"/>
        </table:table-row>
        <table:table-row table:style-name="ro1">
          <table:table-cell/>
          <table:table-cell table:style-name="ce11" table:number-columns-spanned="3" table:number-rows-spanned="1"/>
          <table:covered-table-cell table:number-columns-repeated="2" table:style-name="ce7"/>
          <table:table-cell table:style-name="ce7"/>
        </table:table-row>
        <table:table-row table:style-name="ro1" table:number-rows-repeated="2">
          <table:table-cell/>
          <table:table-cell table:style-name="ce7" table:number-columns-repeated="4"/>
        </table:table-row>
        <table:table-row table:style-name="ro1">
          <table:table-cell/>
          <table:table-cell table:style-name="ce7" table:number-columns-repeated="4"/>
        </table:table-row>
      </table:table>
      <table:table table:name="Feuille2" table:style-name="ta1">
        <table:table-column table:style-name="co5" table:default-cell-style-name="Default"/>
        <table:table-column table:style-name="co6" table:default-cell-style-name="Default"/>
        <table:table-column table:style-name="co7" table:default-cell-style-name="Default"/>
        <table:table-column table:style-name="co4" table:number-columns-repeated="2" table:default-cell-style-name="Default"/>
        <table:table-column table:style-name="co8" table:default-cell-style-name="Default"/>
        <table:table-column table:style-name="co4" table:number-columns-repeated="3" table:default-cell-style-name="Default"/>
        <table:table-column table:style-name="co9" table:default-cell-style-name="Default"/>
        <table:table-row table:style-name="ro1">
          <table:table-cell table:number-columns-repeated="10"/>
        </table:table-row>
        <table:table-row table:style-name="ro1">
          <table:table-cell table:number-columns-repeated="9"/>
          <table:table-cell table:style-name="ce19"/>
        </table:table-row>
        <table:table-row table:style-name="ro1">
          <table:table-cell table:style-name="ce19" office:value-type="string" calcext:value-type="string" table:number-columns-spanned="2" table:number-rows-spanned="1">
            <text:p>Ce que je veux faire apprendre ?</text:p>
          </table:table-cell>
          <table:covered-table-cell/>
          <table:table-cell table:number-columns-repeated="8"/>
        </table:table-row>
        <table:table-row table:style-name="ro1">
          <table:table-cell office:value-type="string" calcext:value-type="string">
            <text:p>Compétence visée</text:p>
          </table:table-cell>
          <table:table-cell table:number-columns-repeated="8"/>
          <table:table-cell table:style-name="ce22"/>
        </table:table-row>
        <table:table-row table:style-name="ro1">
          <table:table-cell office:value-type="string" calcext:value-type="string">
            <text:p>Objectif</text:p>
          </table:table-cell>
          <table:table-cell table:number-columns-repeated="8"/>
          <table:table-cell table:style-name="ce22"/>
        </table:table-row>
        <table:table-row table:style-name="ro1">
          <table:table-cell table:number-columns-repeated="9"/>
          <table:table-cell table:style-name="ce22"/>
        </table:table-row>
        <table:table-row table:style-name="ro1">
          <table:table-cell office:value-type="string" calcext:value-type="string">
            <text:p>Mise en place (avant l’activité)</text:p>
          </table:table-cell>
          <table:table-cell office:value-type="string" calcext:value-type="string">
            <text:p>Placer les tables par groupe de 4 ou plus</text:p>
          </table:table-cell>
          <table:table-cell table:number-columns-repeated="7"/>
          <table:table-cell table:style-name="ce22"/>
        </table:table-row>
        <table:table-row table:style-name="ro1">
          <table:table-cell table:number-columns-repeated="9"/>
          <table:table-cell table:style-name="ce22"/>
        </table:table-row>
        <table:table-row table:style-name="ro1">
          <table:table-cell table:style-name="ce19" office:value-type="string" calcext:value-type="string" table:number-columns-spanned="7" table:number-rows-spanned="1">
            <text:p>Ce que les apprenants doivent faire ?</text:p>
          </table:table-cell>
          <table:covered-table-cell table:number-columns-repeated="6"/>
          <table:table-cell table:number-columns-repeated="2"/>
          <table:table-cell table:style-name="ce22"/>
        </table:table-row>
        <table:table-row table:style-name="ro1">
          <table:table-cell table:style-name="ce19" office:value-type="string" calcext:value-type="string" table:number-columns-spanned="1" table:number-rows-spanned="2">
            <text:p>Phases</text:p>
          </table:table-cell>
          <table:table-cell table:style-name="ce19" office:value-type="string" calcext:value-type="string" table:number-columns-spanned="2" table:number-rows-spanned="1">
            <text:p>Déroulement-tâches-consignes (critères de réalisation explicites)</text:p>
          </table:table-cell>
          <table:covered-table-cell/>
          <table:table-cell office:value-type="string" calcext:value-type="string">
            <text:p>Durée</text:p>
          </table:table-cell>
          <table:table-cell table:style-name="ce19" office:value-type="string" calcext:value-type="string" table:number-columns-spanned="1" table:number-rows-spanned="2">
            <text:p>Matériel</text:p>
          </table:table-cell>
          <table:table-cell table:style-name="ce20" office:value-type="string" calcext:value-type="string" table:number-columns-spanned="1" table:number-rows-spanned="2">
            <text:p>Observations Différentiation</text:p>
          </table:table-cell>
          <table:table-cell table:style-name="ce19" office:value-type="string" calcext:value-type="string" table:number-columns-spanned="1" table:number-rows-spanned="2">
            <text:p>Modalités</text:p>
          </table:table-cell>
          <table:table-cell table:number-columns-repeated="2"/>
          <table:table-cell table:style-name="ce22"/>
        </table:table-row>
        <table:table-row table:style-name="ro1">
          <table:covered-table-cell/>
          <table:table-cell office:value-type="string" calcext:value-type="string">
            <text:p>Activités de l’intervenant</text:p>
          </table:table-cell>
          <table:table-cell office:value-type="string" calcext:value-type="string">
            <text:p>Activités de l’apprenant</text:p>
          </table:table-cell>
          <table:table-cell/>
          <table:covered-table-cell table:number-columns-repeated="3"/>
          <table:table-cell table:number-columns-repeated="2"/>
          <table:table-cell table:style-name="ce22"/>
        </table:table-row>
        <table:table-row table:style-name="ro11">
          <table:table-cell office:value-type="string" calcext:value-type="string">
            <text:p>Découverte</text:p>
          </table:table-cell>
          <table:table-cell table:style-name="ce7" office:value-type="string" calcext:value-type="string">
            <text:p>Présenter les objectifs de l’intervenant.</text:p>
            <text:p>Donner les règles du jeu :</text:p>
            <text:p>- Chaque personne dispose d’une ardoise (ou du papier brouillon)</text:p>
            <text:p>- Chaque personne reçoit un identifiant</text:p>
            <text:p>- Les messages ne peuvent passer que par les liens entre les personnes</text:p>
          </table:table-cell>
          <table:table-cell table:style-name="ce7"/>
          <table:table-cell table:style-name="ce7" office:value-type="string" calcext:value-type="string">
            <text:p>3 mn</text:p>
          </table:table-cell>
          <table:table-cell table:style-name="ce7" office:value-type="string" calcext:value-type="string">
            <text:p>Ardoise</text:p>
            <text:p>Les identifiants</text:p>
            <text:p>Des liens scoubidous</text:p>
          </table:table-cell>
          <table:table-cell table:style-name="ce7"/>
          <table:table-cell table:style-name="ce7" office:value-type="string" calcext:value-type="string">
            <text:p>Classe entière</text:p>
          </table:table-cell>
          <table:table-cell table:number-columns-repeated="2"/>
          <table:table-cell table:style-name="ce23"/>
        </table:table-row>
        <table:table-row table:style-name="ro12">
          <table:table-cell office:value-type="string" calcext:value-type="string">
            <text:p>Recherche</text:p>
          </table:table-cell>
          <table:table-cell table:style-name="ce7" office:value-type="string" calcext:value-type="string">
            <text:p>Donner des messages à transmettre aux apprenants.</text:p>
            <text:p>S’il y a des difficultés, conseiller l’usage de l’ardoise.</text:p>
            <text:p>Penser à charger progressivement de plus en plus le réseau.</text:p>
          </table:table-cell>
          <table:table-cell table:style-name="ce7" office:value-type="string" calcext:value-type="string">
            <text:p><text:span text:style-name="T1">Transmettre les messages a ses voisins pour les amener à destination</text:span></text:p>
            <text:p><text:span text:style-name="T1">Pour cela, ils doivent les faire passer uniquement parmi les liens existants entre eux.</text:span></text:p>
          </table:table-cell>
          <table:table-cell table:style-name="ce7" office:value-type="string" calcext:value-type="string">
            <text:p>10 mn</text:p>
          </table:table-cell>
          <table:table-cell table:style-name="ce7"/>
          <table:table-cell table:style-name="ce7" office:value-type="string" calcext:value-type="string">
            <text:p>L’objectif dans ce cadre est de permettre aux apprenants de comprendre comment les paquets réseaux sont routés. Il s’agit donc de mettre en place un chemin privilégié pour chaque destinataire de message. L’utilisation de l’ardoise est à privilégier pour mémoriser la « table de routage », ou les personnes à qui transmettre les paquets</text:p>
            <text:p>Dans les faits, pour les plus grands, l’usage de l’ardoise pourra n’être nécessaire qu’à l’étape suivante.</text:p>
          </table:table-cell>
          <table:table-cell table:style-name="ce7" office:value-type="string" calcext:value-type="string">
            <text:p>Par groupe de 3, 4 ou 5 personnes</text:p>
          </table:table-cell>
          <table:table-cell table:number-columns-repeated="2"/>
          <table:table-cell table:style-name="ce22"/>
        </table:table-row>
        <table:table-row table:style-name="ro13">
          <table:table-cell office:value-type="string" calcext:value-type="string">
            <text:p>Mise en commun</text:p>
            <text:p>Structuration</text:p>
          </table:table-cell>
          <table:table-cell table:style-name="ce7" office:value-type="string" calcext:value-type="string">
            <text:p>Expliquer à ce moment qu’un réseau est généralement beaucoup plus grand que 4 machines.</text:p>
            <text:p>Il s’agit donc de continuer de communiquer en étant beaucoup plus nombreux.</text:p>
            <text:p>Il faut alors ajouter des liens entre les différents groupes</text:p>
          </table:table-cell>
          <table:table-cell table:style-name="ce7"/>
          <table:table-cell table:style-name="ce7" office:value-type="string" calcext:value-type="string">
            <text:p>3 mn</text:p>
          </table:table-cell>
          <table:table-cell table:style-name="ce7"/>
          <table:table-cell table:style-name="ce7" office:value-type="string" calcext:value-type="string">
            <text:p>Lors des premiers liens inter-tables, il faut que ceux-cis soient le moins nombreux possible, pour permettre d’illustrer la surcharge du réseau.</text:p>
            <text:p>Une personne se trouvant au coeur du réseau finira par ne plus être en capacité de traiter tous les messages qui lui arrivent. C’est cela qui met hors service le système.</text:p>
          </table:table-cell>
          <table:table-cell table:style-name="ce7" office:value-type="string" calcext:value-type="string">
            <text:p>Classe entière</text:p>
          </table:table-cell>
          <table:table-cell table:number-columns-repeated="2"/>
          <table:table-cell table:style-name="ce22"/>
        </table:table-row>
        <table:table-row table:style-name="ro7">
          <table:table-cell office:value-type="string" calcext:value-type="string">
            <text:p>Recherche</text:p>
          </table:table-cell>
          <table:table-cell table:style-name="ce7" office:value-type="string" calcext:value-type="string">
            <text:p>Continuer de donner des messages aux apprenants pouvant être routés dans la classe entière, et non plus uniquement sur la table ou ils sont.</text:p>
            <text:p>Charger le réseau jusqu’à saturation.</text:p>
          </table:table-cell>
          <table:table-cell table:style-name="ce7" office:value-type="string" calcext:value-type="string">
            <text:p>Transférer les messages sur le même principe que précédemment</text:p>
            <text:p>L’usage de l’ardoise devient nécessaire, pour permettre de savoir à qui transférer chaque message.</text:p>
          </table:table-cell>
          <table:table-cell table:style-name="ce7" office:value-type="string" calcext:value-type="string">
            <text:p>10 mn</text:p>
          </table:table-cell>
          <table:table-cell table:style-name="ce7"/>
          <table:table-cell/>
          <table:table-cell table:style-name="ce7" office:value-type="string" calcext:value-type="string">
            <text:p>Classe entière, avec des ilots reliés entre eux</text:p>
          </table:table-cell>
          <table:table-cell table:number-columns-repeated="3"/>
        </table:table-row>
        <table:table-row table:style-name="ro7">
          <table:table-cell office:value-type="string" calcext:value-type="string">
            <text:p>Recherche</text:p>
          </table:table-cell>
          <table:table-cell table:style-name="ce7" office:value-type="string" calcext:value-type="string">
            <text:p>Ajouter des liens, mais aussi en supprimer certains, dans le but de perturber les transmissions. Il s’agit aussi toujours de continuer d’abonder le réseau.</text:p>
          </table:table-cell>
          <table:table-cell table:style-name="ce7" office:value-type="string" calcext:value-type="string">
            <text:p>Transférer les messages sur le même principe que précédemment</text:p>
          </table:table-cell>
          <table:table-cell table:style-name="ce7" office:value-type="string" calcext:value-type="string">
            <text:p>10 mn</text:p>
          </table:table-cell>
          <table:table-cell table:style-name="ce7"/>
          <table:table-cell table:style-name="ce7" office:value-type="string" calcext:value-type="string">
            <text:p>Lorsque le réseau est saturé, ajouter de nouveaux liens sans les annoncer à tous.</text:p>
            <text:p>Cela permet de mettre en valeur la reconfiguration des réseaux</text:p>
          </table:table-cell>
          <table:table-cell table:style-name="ce7"/>
          <table:table-cell table:number-columns-repeated="3"/>
        </table:table-row>
        <table:table-row table:style-name="ro5">
          <table:table-cell office:value-type="string" calcext:value-type="string">
            <text:p>Mise en commun</text:p>
            <text:p>Structuration</text:p>
          </table:table-cell>
          <table:table-cell table:style-name="ce7" office:value-type="string" calcext:value-type="string">
            <text:p>Expliquer pourquoi ce qui a été fait est de l’informatique (cf. Annexe 1)</text:p>
          </table:table-cell>
          <table:table-cell/>
          <table:table-cell office:value-type="string" calcext:value-type="string">
            <text:p>5 à 10 mn</text:p>
          </table:table-cell>
          <table:table-cell/>
          <table:table-cell table:style-name="ce7" office:value-type="string" calcext:value-type="string">
            <text:p>Ne pas hésiter à faire participer les apprenants par le biais d’un fonctionnement en mode question-réponses</text:p>
          </table:table-cell>
          <table:table-cell office:value-type="string" calcext:value-type="string">
            <text:p>Classe entière</text:p>
          </table:table-cell>
          <table:table-cell table:number-columns-repeated="3"/>
        </table:table-row>
        <table:table-row table:style-name="ro1" table:number-rows-repeated="4">
          <table:table-cell table:number-columns-repeated="10"/>
        </table:table-row>
        <table:table-row table:style-name="ro1">
          <table:table-cell table:style-name="ce19" office:value-type="string" calcext:value-type="string" table:number-columns-spanned="2" table:number-rows-spanned="1">
            <text:p>Validation des acquis</text:p>
          </table:table-cell>
          <table:covered-table-cell/>
          <table:table-cell table:number-columns-repeated="8"/>
        </table:table-row>
        <table:table-row table:style-name="ro1">
          <table:table-cell office:value-type="string" calcext:value-type="string">
            <text:p>Critères d’évaluations</text:p>
          </table:table-cell>
          <table:table-cell office:value-type="string" calcext:value-type="string">
            <text:p>Modalités d’évaluation</text:p>
          </table:table-cell>
          <table:table-cell table:number-columns-repeated="8"/>
        </table:table-row>
        <table:table-row table:style-name="ro1">
          <table:table-cell table:number-columns-repeated="10"/>
        </table:table-row>
        <table:table-row table:style-name="ro1">
          <table:table-cell office:value-type="string" calcext:value-type="string">
            <text:p>Prolongements envisagés</text:p>
          </table:table-cell>
          <table:table-cell table:number-columns-repeated="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draw:fill-image draw:name="Bitmap_20_1" draw:display-name="Bitmap 1" xlink:href="Pictures/10000201000004F900000221AE25C999CF120FAF.png" xlink:type="simple" xlink:show="embed" xlink:actuate="onLoad"/>
  </office:styles>
  <office:automatic-styles>
    <style:page-layout style:name="Mpm1">
      <style:page-layout-properties fo:margin-top="0.499cm" fo:margin-bottom="0.499cm" fo:margin-left="0.499cm" fo:margin-right="0.499cm" style:writing-mode="lr-tb"/>
      <style:header-style>
        <style:header-footer-properties fo:min-height="0.499cm" fo:margin-left="0cm" fo:margin-right="0cm" fo:margin-bottom="0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region-left>
          <text:p>Pédago1</text:p>
        </style:region-left>
        <style:region-center>
          <text:p><text:date style:data-style-name="N2" text:date-value="2020-11-05">00/00/0000</text:date><text:s/><text:time style:data-style-name="N2" text:time-value="11:23:03.354000000">00:00:00</text:time></text:p>
        </style:region-center>
        <style:region-right>
          <text:p>Page <text:page-number>1</text:page-number>/<text:page-count>99</text:page-count></text:p>
        </style:region-right>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5">00/00/0000</text:date>, <text:time style:data-style-name="N2" text:time-value="11:23:03.36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2-04T20:10:12.972077878</meta:creation-date>
    <meta:editing-duration>PT6H37M54S</meta:editing-duration>
    <meta:editing-cycles>9</meta:editing-cycles>
    <meta:generator>LibreOffice/7.0.2.2$Windows_X86_64 LibreOffice_project/8349ace3c3162073abd90d81fd06dcfb6b36b994</meta:generator>
    <meta:initial-creator>Joseph CABRITA</meta:initial-creator>
    <dc:date>2020-11-05T12:56:35.642000000</dc:date>
    <meta:document-statistic meta:table-count="2" meta:cell-count="94" meta:object-count="1"/>
  </office:meta>
</office:document-meta>
</file>